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3.23mm"/>
    </style:style>
    <style:style style:name="co3" style:family="table-column">
      <style:table-column-properties fo:break-before="auto" style:column-width="61.28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0.99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1.73mm"/>
    </style:style>
    <style:style style:name="co11" style:family="table-column">
      <style:table-column-properties fo:break-before="auto" style:column-width="4.46mm"/>
    </style:style>
    <style:style style:name="co12" style:family="table-column">
      <style:table-column-properties fo:break-before="auto" style:column-width="23.16mm"/>
    </style:style>
    <style:style style:name="co13" style:family="table-column">
      <style:table-column-properties fo:break-before="auto" style:column-width="0.72mm"/>
    </style:style>
    <style:style style:name="co14" style:family="table-column">
      <style:table-column-properties fo:break-before="auto" style:column-width="3.72mm"/>
    </style:style>
    <style:style style:name="co15" style:family="table-column">
      <style:table-column-properties fo:break-before="auto" style:column-width="22.65mm"/>
    </style:style>
    <style:style style:name="co16" style:family="table-column">
      <style:table-column-properties fo:break-before="auto" style:column-width="22.15mm"/>
    </style:style>
    <style:style style:name="co17" style:family="table-column">
      <style:table-column-properties fo:break-before="auto" style:column-width="25.15mm"/>
    </style:style>
    <style:style style:name="co18" style:family="table-column">
      <style:table-column-properties fo:break-before="auto" style:column-width="1.23mm"/>
    </style:style>
    <style:style style:name="co19" style:family="table-column">
      <style:table-column-properties fo:break-before="auto" style:column-width="20.66mm"/>
    </style:style>
    <style:style style:name="co20" style:family="table-column">
      <style:table-column-properties fo:break-before="auto" style:column-width="34.11mm"/>
    </style:style>
    <style:style style:name="co21" style:family="table-column">
      <style:table-column-properties fo:break-before="auto" style:column-width="33.13mm"/>
    </style:style>
    <style:style style:name="co22" style:family="table-column">
      <style:table-column-properties fo:break-before="auto" style:column-width="74.9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6.03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4.04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5f_WESRB0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一般_5f_WESRB00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一般_5f_WESRB00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一般_5f_WESRB00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一般_5f_WESRB00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一般_5f_WESRB00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一般_5f_WESRB00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4" table:default-cell-style-name="ce15"/>
        <table:table-column table:style-name="co5" table:number-columns-repeated="8" table:default-cell-style-name="ce15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6 能源平衡表－OECD能源統計格式（公秉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13"/>
            <table:table-cell table:style-name="ce37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煤及煤產品</text:p>
            </table:table-cell>
            <table:table-cell table:style-name="ce39" office:value-type="string" calcext:value-type="string">
              <text:p>煙煤-煉焦煤</text:p>
            </table:table-cell>
            <table:table-cell table:style-name="ce39" office:value-type="string" calcext:value-type="string">
              <text:p>煙煤-燃料煤</text:p>
            </table:table-cell>
            <table:table-cell table:style-name="ce39" office:value-type="string" calcext:value-type="string">
              <text:p>無煙煤</text:p>
            </table:table-cell>
            <table:table-cell table:style-name="ce39" office:value-type="string" calcext:value-type="string">
              <text:p>亞煙煤</text:p>
            </table:table-cell>
            <table:table-cell table:style-name="ce39" office:value-type="string" calcext:value-type="string">
              <text:p>褐煤</text:p>
            </table:table-cell>
            <table:table-cell table:style-name="ce39" office:value-type="string" calcext:value-type="string">
              <text:p>泥煤</text:p>
            </table:table-cell>
            <table:table-cell table:style-name="ce39" office:value-type="string" calcext:value-type="string">
              <text:p>焦炭</text:p>
            </table:table-cell>
            <table:table-cell table:style-name="ce39" office:value-type="string" calcext:value-type="string">
              <text:p>煤球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table:number-columns-repeated="9"/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2 ~ C12</text:p>
            </table:table-cell>
            <table:table-cell table:style-name="ce41" table:number-columns-repeated="8"/>
            <table:table-cell table:style-name="ce4"/>
            <table:table-cell table:style-name="ce51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/>
          <table:table-cell table:style-name="ce37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41709884.5883733" calcext:value-type="float">
            <text:p><text:s/>41,709,885 <text:s/></text:p>
          </table:table-cell>
          <table:table-cell table:style-name="ce43" office:value-type="float" office:value="5270253.52666667" calcext:value-type="float">
            <text:p><text:s/>5,270,254 <text:s/></text:p>
          </table:table-cell>
          <table:table-cell table:style-name="ce43" office:value-type="float" office:value="30391213.9617067" calcext:value-type="float">
            <text:p><text:s/>30,391,214 <text:s/></text:p>
          </table:table-cell>
          <table:table-cell table:style-name="ce43" office:value-type="float" office:value="185727.322222222" calcext:value-type="float">
            <text:p><text:s/>185,727 <text:s/></text:p>
          </table:table-cell>
          <table:table-cell table:style-name="ce43" office:value-type="float" office:value="5713418.66666667" calcext:value-type="float">
            <text:p><text:s/>5,713,419 <text:s/></text:p>
          </table:table-cell>
          <table:table-cell table:style-name="ce43" table:number-columns-repeated="2"/>
          <table:table-cell table:style-name="ce43" office:value-type="float" office:value="149271.111111111" calcext:value-type="float">
            <text:p><text:s/>149,27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33451.7444444444" calcext:value-type="float">
            <text:p><text:s/>33,452 <text:s/></text:p>
          </table:table-cell>
          <table:table-cell table:style-name="ce43" table:number-columns-repeated="2"/>
          <table:table-cell table:style-name="ce43" office:value-type="float" office:value="739.188888888889" calcext:value-type="float">
            <text:p><text:s/>739 <text:s/></text:p>
          </table:table-cell>
          <table:table-cell table:style-name="ce43" table:number-columns-repeated="3"/>
          <table:table-cell table:style-name="ce43" office:value-type="float" office:value="32712.5555555556" calcext:value-type="float">
            <text:p><text:s/>32,713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255670.43535222" calcext:value-type="float">
            <text:p><text:s/>1,255,670 <text:s/></text:p>
          </table:table-cell>
          <table:table-cell table:style-name="ce43" office:value-type="float" office:value="112184.26862" calcext:value-type="float">
            <text:p><text:s/>112,184 <text:s/></text:p>
          </table:table-cell>
          <table:table-cell table:style-name="ce43" office:value-type="float" office:value="1193555.88373222" calcext:value-type="float">
            <text:p><text:s/>1,193,556 <text:s/></text:p>
          </table:table-cell>
          <table:table-cell table:style-name="ce43" office:value-type="float" office:value="-13440.2510888889" calcext:value-type="float">
            <text:p><text:s/>-13,440 <text:s/></text:p>
          </table:table-cell>
          <table:table-cell table:style-name="ce43" office:value-type="float" office:value="14026.1639777778" calcext:value-type="float">
            <text:p><text:s/>14,026 <text:s/></text:p>
          </table:table-cell>
          <table:table-cell table:style-name="ce43" table:number-columns-repeated="2"/>
          <table:table-cell table:style-name="ce43" office:value-type="float" office:value="-50655.6298888889" calcext:value-type="float">
            <text:p><text:s/>-50,656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40420762.4085767" calcext:value-type="float">
            <text:p><text:s/>40,420,762 <text:s/></text:p>
          </table:table-cell>
          <table:table-cell table:style-name="ce44" office:value-type="float" office:value="5158069.25804667" calcext:value-type="float">
            <text:p><text:s/>5,158,069 <text:s/></text:p>
          </table:table-cell>
          <table:table-cell table:style-name="ce44" office:value-type="float" office:value="29197658.0779744" calcext:value-type="float">
            <text:p><text:s/>29,197,658 <text:s/></text:p>
          </table:table-cell>
          <table:table-cell table:style-name="ce44" office:value-type="float" office:value="198428.384422222" calcext:value-type="float">
            <text:p><text:s/>198,428 <text:s/></text:p>
          </table:table-cell>
          <table:table-cell table:style-name="ce44" office:value-type="float" office:value="5699392.50268889" calcext:value-type="float">
            <text:p><text:s/>5,699,393 <text:s/></text:p>
          </table:table-cell>
          <table:table-cell table:style-name="ce44" table:number-columns-repeated="2"/>
          <table:table-cell table:style-name="ce44" office:value-type="float" office:value="167214.185444444" calcext:value-type="float">
            <text:p><text:s/>167,214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775446.459716004" calcext:value-type="float">
            <text:p><text:s/>775,446 <text:s/></text:p>
          </table:table-cell>
          <table:table-cell table:style-name="ce44" office:value-type="float" office:value="478385.976187778" calcext:value-type="float">
            <text:p><text:s/>478,386 <text:s/></text:p>
          </table:table-cell>
          <table:table-cell table:style-name="ce44" office:value-type="float" office:value="-299182.073838441" calcext:value-type="float">
            <text:p><text:s/>-299,182 <text:s/></text:p>
          </table:table-cell>
          <table:table-cell table:style-name="ce44" office:value-type="float" office:value="3434.22345555555" calcext:value-type="float">
            <text:p><text:s/>3,434 <text:s/></text:p>
          </table:table-cell>
          <table:table-cell table:style-name="ce44" office:value-type="float" office:value="606545.082577778" calcext:value-type="float">
            <text:p><text:s/>606,545 <text:s/></text:p>
          </table:table-cell>
          <table:table-cell table:style-name="ce44" table:number-columns-repeated="2"/>
          <table:table-cell table:style-name="ce44" office:value-type="float" office:value="-13736.7486666666" calcext:value-type="float">
            <text:p><text:s/>-13,737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40762818.5619152" calcext:value-type="float">
            <text:p><text:s/>40,762,819 <text:s/></text:p>
          </table:table-cell>
          <table:table-cell table:style-name="ce43" office:value-type="float" office:value="4679683.28185889" calcext:value-type="float">
            <text:p><text:s/>4,679,683 <text:s/></text:p>
          </table:table-cell>
          <table:table-cell table:style-name="ce43" office:value-type="float" office:value="26048620.0210829" calcext:value-type="float">
            <text:p><text:s/>26,048,620 <text:s/></text:p>
          </table:table-cell>
          <table:table-cell table:style-name="ce43"/>
          <table:table-cell table:style-name="ce43" office:value-type="float" office:value="5092847.42011111" calcext:value-type="float">
            <text:p><text:s/>5,092,847 <text:s/></text:p>
          </table:table-cell>
          <table:table-cell table:style-name="ce43" table:number-columns-repeated="2"/>
          <table:table-cell table:style-name="ce43" office:value-type="float" office:value="3824504.36122222" calcext:value-type="float">
            <text:p><text:s/>3,824,50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926088.87476066" calcext:value-type="float">
            <text:p><text:s/>5,926,089 <text:s/></text:p>
          </table:table-cell>
          <table:table-cell table:style-name="ce43" office:value-type="float" office:value="4679683.28185889" calcext:value-type="float">
            <text:p><text:s/>4,679,683 <text:s/></text:p>
          </table:table-cell>
          <table:table-cell table:style-name="ce43" office:value-type="float" office:value="1246405.59290177" calcext:value-type="float">
            <text:p><text:s/>1,246,40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office:value-type="float" office:value="5181405.92091111" calcext:value-type="float">
            <text:p><text:s/>5,181,406 <text:s/></text:p>
          </table:table-cell>
          <table:table-cell table:style-name="ce43"/>
          <table:table-cell table:style-name="ce43" office:value-type="float" office:value="1356901.55968889" calcext:value-type="float">
            <text:p><text:s/>1,356,902 <text:s/></text:p>
          </table:table-cell>
          <table:table-cell table:style-name="ce43" table:number-columns-repeated="4"/>
          <table:table-cell table:style-name="ce43" office:value-type="float" office:value="3824504.36122222" calcext:value-type="float">
            <text:p><text:s/>3,824,50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20174613.8851111" calcext:value-type="float">
            <text:p><text:s/>20,174,614 <text:s/></text:p>
          </table:table-cell>
          <table:table-cell table:style-name="ce43"/>
          <table:table-cell table:style-name="ce43" office:value-type="float" office:value="15156171.6676667" calcext:value-type="float">
            <text:p><text:s/>15,156,172 <text:s/></text:p>
          </table:table-cell>
          <table:table-cell table:style-name="ce43"/>
          <table:table-cell table:style-name="ce43" office:value-type="float" office:value="5018442.21744444" calcext:value-type="float">
            <text:p><text:s/>5,018,442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373658.324231111" calcext:value-type="float">
            <text:p><text:s/>373,658 <text:s/></text:p>
          </table:table-cell>
          <table:table-cell table:style-name="ce43"/>
          <table:table-cell table:style-name="ce43" office:value-type="float" office:value="373658.324231111" calcext:value-type="float">
            <text:p><text:s/>373,65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436912.83104" calcext:value-type="float">
            <text:p><text:s/>436,913 <text:s/></text:p>
          </table:table-cell>
          <table:table-cell table:style-name="ce43"/>
          <table:table-cell table:style-name="ce43" office:value-type="float" office:value="436912.83104" calcext:value-type="float">
            <text:p><text:s/>436,91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8670138.72586125" calcext:value-type="float">
            <text:p><text:s/>8,670,139 <text:s/></text:p>
          </table:table-cell>
          <table:table-cell table:style-name="ce44"/>
          <table:table-cell table:style-name="ce44" office:value-type="float" office:value="7478570.04555451" calcext:value-type="float">
            <text:p><text:s/>7,478,570 <text:s/></text:p>
          </table:table-cell>
          <table:table-cell table:style-name="ce44"/>
          <table:table-cell table:style-name="ce44" office:value-type="float" office:value="74405.2026666667" calcext:value-type="float">
            <text:p><text:s/>74,405 <text:s/>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7920439.07028578" calcext:value-type="float">
            <text:p><text:s/>7,920,439 <text:s/></text:p>
          </table:table-cell>
          <table:table-cell table:style-name="ce43" table:number-columns-repeated="6"/>
          <table:table-cell table:style-name="ce43" office:value-type="float" office:value="4487481.44444444" calcext:value-type="float">
            <text:p><text:s/>4,487,48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7920439.07028578" calcext:value-type="float">
            <text:p><text:s/>7,920,439 <text:s/></text:p>
          </table:table-cell>
          <table:table-cell table:style-name="ce43" table:number-columns-repeated="6"/>
          <table:table-cell table:style-name="ce43" office:value-type="float" office:value="4487481.44444444" calcext:value-type="float">
            <text:p><text:s/>4,487,48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1200357.63168067" calcext:value-type="float">
            <text:p><text:s/>1,200,358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94324.040858333" calcext:value-type="float">
            <text:p><text:s/>594,324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606033.590822333" calcext:value-type="float">
            <text:p><text:s/>606,034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105339.869306778" calcext:value-type="float">
            <text:p><text:s/>105,340 <text:s/></text:p>
          </table:table-cell>
          <table:table-cell table:style-name="ce45" table:number-columns-repeated="6"/>
          <table:table-cell table:style-name="ce45" office:value-type="float" office:value="88885.4711111111" calcext:value-type="float">
            <text:p><text:s/>88,885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5497238.95624375" calcext:value-type="float">
            <text:p><text:s/>5,497,239 <text:s/></text:p>
          </table:table-cell>
          <table:table-cell table:style-name="ce45"/>
          <table:table-cell table:style-name="ce45" office:value-type="float" office:value="3448220.13072993" calcext:value-type="float">
            <text:p><text:s/>3,448,220 <text:s/></text:p>
          </table:table-cell>
          <table:table-cell table:style-name="ce45" office:value-type="float" office:value="194994.160966667" calcext:value-type="float">
            <text:p><text:s/>194,994 <text:s/></text:p>
          </table:table-cell>
          <table:table-cell table:style-name="ce45" table:number-columns-repeated="3"/>
          <table:table-cell table:style-name="ce45" office:value-type="float" office:value="755042.546222222" calcext:value-type="float">
            <text:p><text:s/>755,043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5216857.91291042" calcext:value-type="float">
            <text:p><text:s/>5,216,858 <text:s/></text:p>
          </table:table-cell>
          <table:table-cell table:style-name="ce45"/>
          <table:table-cell table:style-name="ce45" office:value-type="float" office:value="3448220.13072993" calcext:value-type="float">
            <text:p><text:s/>3,448,220 <text:s/></text:p>
          </table:table-cell>
          <table:table-cell table:style-name="ce45" office:value-type="float" office:value="147758.570966667" calcext:value-type="float">
            <text:p><text:s/>147,759 <text:s/></text:p>
          </table:table-cell>
          <table:table-cell table:style-name="ce45" table:number-columns-repeated="3"/>
          <table:table-cell table:style-name="ce45" office:value-type="float" office:value="521897.092888889" calcext:value-type="float">
            <text:p><text:s/>521,897 <text:s/></text:p>
          </table:table-cell>
          <table:table-cell table:style-name="ce45"/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5216857.91291042" calcext:value-type="float">
            <text:p><text:s/>5,216,858 <text:s/></text:p>
          </table:table-cell>
          <table:table-cell table:style-name="ce43"/>
          <table:table-cell table:style-name="ce43" office:value-type="float" office:value="3448220.13072993" calcext:value-type="float">
            <text:p><text:s/>3,448,220 <text:s/></text:p>
          </table:table-cell>
          <table:table-cell table:style-name="ce43" office:value-type="float" office:value="147758.570966667" calcext:value-type="float">
            <text:p><text:s/>147,759 <text:s/></text:p>
          </table:table-cell>
          <table:table-cell table:style-name="ce43" table:number-columns-repeated="3"/>
          <table:table-cell table:style-name="ce43" office:value-type="float" office:value="521897.092888889" calcext:value-type="float">
            <text:p><text:s/>521,89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27031.8225422222" calcext:value-type="float">
            <text:p><text:s/>27,032 <text:s/></text:p>
          </table:table-cell>
          <table:table-cell table:style-name="ce43"/>
          <table:table-cell table:style-name="ce43" office:value-type="float" office:value="27031.8225422222" calcext:value-type="float">
            <text:p><text:s/>27,03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220716.979208391" calcext:value-type="float">
            <text:p><text:s/>220,717 <text:s/></text:p>
          </table:table-cell>
          <table:table-cell table:style-name="ce43"/>
          <table:table-cell table:style-name="ce43" office:value-type="float" office:value="220716.979208391" calcext:value-type="float">
            <text:p><text:s/>220,71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515345.302915204" calcext:value-type="float">
            <text:p><text:s/>515,345 <text:s/></text:p>
          </table:table-cell>
          <table:table-cell table:style-name="ce43"/>
          <table:table-cell table:style-name="ce43" office:value-type="float" office:value="515345.302915204" calcext:value-type="float">
            <text:p><text:s/>515,34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1658197.46456634" calcext:value-type="float">
            <text:p><text:s/>1,658,197 <text:s/></text:p>
          </table:table-cell>
          <table:table-cell table:style-name="ce43"/>
          <table:table-cell table:style-name="ce43" office:value-type="float" office:value="1657888.434633" calcext:value-type="float">
            <text:p><text:s/>1,657,88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1349377.55334267" calcext:value-type="float">
            <text:p><text:s/>1,349,378 <text:s/></text:p>
          </table:table-cell>
          <table:table-cell table:style-name="ce43"/>
          <table:table-cell table:style-name="ce43" office:value-type="float" office:value="1349377.55334267" calcext:value-type="float">
            <text:p><text:s/>1,349,37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30045.2519330706" calcext:value-type="float">
            <text:p>( 30,045 <text:s/>)</text:p>
          </table:table-cell>
          <table:table-cell table:style-name="ce46"/>
          <table:table-cell table:style-name="ce46" office:value-type="float" office:value="30045.2519330706" calcext:value-type="float">
            <text:p>( 30,045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1319332.3014096" calcext:value-type="float">
            <text:p>( 1,319,332 <text:s/>)</text:p>
          </table:table-cell>
          <table:table-cell table:style-name="ce46"/>
          <table:table-cell table:style-name="ce46" office:value-type="float" office:value="1319332.3014096" calcext:value-type="float">
            <text:p>( 1,319,332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237365.988057372" calcext:value-type="float">
            <text:p><text:s/>237,366 <text:s/></text:p>
          </table:table-cell>
          <table:table-cell table:style-name="ce43"/>
          <table:table-cell table:style-name="ce43" office:value-type="float" office:value="237365.988057372" calcext:value-type="float">
            <text:p><text:s/>237,36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71144.8932329564" calcext:value-type="float">
            <text:p><text:s/>71,145 <text:s/></text:p>
          </table:table-cell>
          <table:table-cell table:style-name="ce43"/>
          <table:table-cell table:style-name="ce43" office:value-type="float" office:value="71144.8932329564" calcext:value-type="float">
            <text:p><text:s/>71,14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309.029933333333" calcext:value-type="float">
            <text:p><text:s/>309 <text:s/></text:p>
          </table:table-cell>
          <table:table-cell table:style-name="ce47" table:number-columns-repeated="8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2838.1091555556" calcext:value-type="float">
            <text:p><text:s/>12,838 <text:s/></text:p>
          </table:table-cell>
          <table:table-cell table:style-name="ce43"/>
          <table:table-cell table:style-name="ce43" office:value-type="float" office:value="12838.1091555556" calcext:value-type="float">
            <text:p><text:s/>12,83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400.604444444445" calcext:value-type="float">
            <text:p><text:s/>401 <text:s/></text:p>
          </table:table-cell>
          <table:table-cell table:style-name="ce43"/>
          <table:table-cell table:style-name="ce43" office:value-type="float" office:value="400.604444444445" calcext:value-type="float">
            <text:p><text:s/>40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2183.9281777778" calcext:value-type="float">
            <text:p><text:s/>12,184 <text:s/></text:p>
          </table:table-cell>
          <table:table-cell table:style-name="ce47"/>
          <table:table-cell table:style-name="ce47" office:value-type="float" office:value="12183.9281777778" calcext:value-type="float">
            <text:p><text:s/>12,184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988186.924871111" calcext:value-type="float">
            <text:p><text:s/>988,187 <text:s/></text:p>
          </table:table-cell>
          <table:table-cell table:style-name="ce43"/>
          <table:table-cell table:style-name="ce43" office:value-type="float" office:value="988186.924871111" calcext:value-type="float">
            <text:p><text:s/>988,18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964178.403271111" calcext:value-type="float">
            <text:p><text:s/>964,178 <text:s/></text:p>
          </table:table-cell>
          <table:table-cell table:style-name="ce43"/>
          <table:table-cell table:style-name="ce43" office:value-type="float" office:value="964178.403271111" calcext:value-type="float">
            <text:p><text:s/>964,17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24008.5216" calcext:value-type="float">
            <text:p><text:s/>24,009 <text:s/></text:p>
          </table:table-cell>
          <table:table-cell table:style-name="ce43"/>
          <table:table-cell table:style-name="ce43" office:value-type="float" office:value="24008.5216" calcext:value-type="float">
            <text:p><text:s/>24,00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1768328.75224715" calcext:value-type="float">
            <text:p><text:s/>1,768,329 <text:s/></text:p>
          </table:table-cell>
          <table:table-cell table:style-name="ce43" table:number-columns-repeated="2"/>
          <table:table-cell table:style-name="ce43" office:value-type="float" office:value="147758.570966667" calcext:value-type="float">
            <text:p><text:s/>147,759 <text:s/></text:p>
          </table:table-cell>
          <table:table-cell table:style-name="ce43" table:number-columns-repeated="3"/>
          <table:table-cell table:style-name="ce43" office:value-type="float" office:value="521897.092888889" calcext:value-type="float">
            <text:p><text:s/>521,89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1768328.75224715" calcext:value-type="float">
            <text:p><text:s/>1,768,329 <text:s/></text:p>
          </table:table-cell>
          <table:table-cell table:style-name="ce43" table:number-columns-repeated="2"/>
          <table:table-cell table:style-name="ce43" office:value-type="float" office:value="147758.570966667" calcext:value-type="float">
            <text:p><text:s/>147,759 <text:s/></text:p>
          </table:table-cell>
          <table:table-cell table:style-name="ce43" table:number-columns-repeated="3"/>
          <table:table-cell table:style-name="ce43" office:value-type="float" office:value="521897.092888889" calcext:value-type="float">
            <text:p><text:s/>521,89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13628.0247822222" calcext:value-type="float">
            <text:p><text:s/>13,628 <text:s/></text:p>
          </table:table-cell>
          <table:table-cell table:style-name="ce43"/>
          <table:table-cell table:style-name="ce43" office:value-type="float" office:value="13628.0247822222" calcext:value-type="float">
            <text:p><text:s/>13,62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office:value-type="float" office:value="280381.043333333" calcext:value-type="float">
            <text:p><text:s/>280,381 <text:s/></text:p>
          </table:table-cell>
          <table:table-cell table:style-name="ce43" table:number-columns-repeated="2"/>
          <table:table-cell table:style-name="ce43" office:value-type="float" office:value="47235.59" calcext:value-type="float">
            <text:p><text:s/>47,236 <text:s/></text:p>
          </table:table-cell>
          <table:table-cell table:style-name="ce43" table:number-columns-repeated="3"/>
          <table:table-cell table:style-name="ce43" office:value-type="float" office:value="233145.453333333" calcext:value-type="float">
            <text:p><text:s/>233,145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office:value-type="float" office:value="280381.043333333" calcext:value-type="float">
            <text:p><text:s/>280,381 <text:s/></text:p>
          </table:table-cell>
          <table:table-cell table:style-name="ce43" table:number-columns-repeated="2"/>
          <table:table-cell table:style-name="ce43" office:value-type="float" office:value="47235.59" calcext:value-type="float">
            <text:p><text:s/>47,236 <text:s/></text:p>
          </table:table-cell>
          <table:table-cell table:style-name="ce43" table:number-columns-repeated="3"/>
          <table:table-cell table:style-name="ce43" office:value-type="float" office:value="233145.453333333" calcext:value-type="float">
            <text:p><text:s/>233,145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19708391.143973" calcext:value-type="float">
            <text:p><text:s/>119,708,391 <text:s/></text:p>
          </table:table-cell>
          <table:table-cell table:style-name="ce43"/>
          <table:table-cell table:style-name="ce43" office:value-type="float" office:value="93516770.9194702" calcext:value-type="float">
            <text:p><text:s/>93,516,771 <text:s/></text:p>
          </table:table-cell>
          <table:table-cell table:style-name="ce43"/>
          <table:table-cell table:style-name="ce43" office:value-type="float" office:value="22004050.1798298" calcext:value-type="float">
            <text:p><text:s/>22,004,050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87393656.175" calcext:value-type="float">
            <text:p><text:s/>87,393,656 <text:s/></text:p>
          </table:table-cell>
          <table:table-cell table:style-name="ce43"/>
          <table:table-cell table:style-name="ce43" office:value-type="float" office:value="65597818.8494612" calcext:value-type="float">
            <text:p><text:s/>65,597,819 <text:s/></text:p>
          </table:table-cell>
          <table:table-cell table:style-name="ce43"/>
          <table:table-cell table:style-name="ce43" office:value-type="float" office:value="21795837.3255388" calcext:value-type="float">
            <text:p><text:s/>21,795,837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1984504.976849" calcext:value-type="float">
            <text:p><text:s/>1,984,505 <text:s/></text:p>
          </table:table-cell>
          <table:table-cell table:style-name="ce43"/>
          <table:table-cell table:style-name="ce43" office:value-type="float" office:value="1984504.976849" calcext:value-type="float">
            <text:p><text:s/>1,984,50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1369257.815263" calcext:value-type="float">
            <text:p><text:s/>1,369,258 <text:s/></text:p>
          </table:table-cell>
          <table:table-cell table:style-name="ce43"/>
          <table:table-cell table:style-name="ce43" office:value-type="float" office:value="1369257.815263" calcext:value-type="float">
            <text:p><text:s/>1,369,25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8960972.176861" calcext:value-type="float">
            <text:p><text:s/>28,960,972 <text:s/></text:p>
          </table:table-cell>
          <table:table-cell table:style-name="ce43"/>
          <table:table-cell table:style-name="ce43" office:value-type="float" office:value="24565189.277897" calcext:value-type="float">
            <text:p><text:s/>24,565,189 <text:s/></text:p>
          </table:table-cell>
          <table:table-cell table:style-name="ce43"/>
          <table:table-cell table:style-name="ce43" office:value-type="float" office:value="208212.854291" calcext:value-type="float">
            <text:p><text:s/>208,213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25736631.14943" calcext:value-type="float">
            <text:p><text:s/>25,736,631 <text:s/></text:p>
          </table:table-cell>
          <table:table-cell table:style-name="ce43"/>
          <table:table-cell table:style-name="ce43" office:value-type="float" office:value="24292370.28107" calcext:value-type="float">
            <text:p><text:s/>24,292,370 <text:s/></text:p>
          </table:table-cell>
          <table:table-cell table:style-name="ce43"/>
          <table:table-cell table:style-name="ce43" office:value-type="float" office:value="128774.190915" calcext:value-type="float">
            <text:p><text:s/>128,774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25736631.14943" calcext:value-type="float">
            <text:p><text:s/>25,736,631 <text:s/></text:p>
          </table:table-cell>
          <table:table-cell table:style-name="ce44"/>
          <table:table-cell table:style-name="ce44" office:value-type="float" office:value="24292370.28107" calcext:value-type="float">
            <text:p><text:s/>24,292,370 <text:s/></text:p>
          </table:table-cell>
          <table:table-cell table:style-name="ce44"/>
          <table:table-cell table:style-name="ce44" office:value-type="float" office:value="128774.190915" calcext:value-type="float">
            <text:p><text:s/>128,774 <text:s/>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/>
          <table:table-cell table:style-name="ce53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/>
          <table:table-cell table:style-name="ce53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/>
          <table:table-cell table:style-name="ce53" table:number-columns-repeated="1011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6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/>
          <table:table-cell table:style-name="ce14" table:number-columns-repeated="1011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1.$A$1:.$AMJ$7" table:range-usable-as="repeat-column repeat-row"/>
        </table:named-expressions>
      </table:table>
      <table:table table:name="Page2" table:style-name="ta2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3" table:default-cell-style-name="ce15"/>
        <table:table-column table:style-name="co4" table:default-cell-style-name="ce15"/>
        <table:table-column table:style-name="co5" table:number-columns-repeated="5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6 能源平衡表－OECD能源統計格式（公秉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37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焦爐氣</text:p>
            </table:table-cell>
            <table:table-cell table:style-name="ce39" office:value-type="string" calcext:value-type="string">
              <text:p>高爐氣</text:p>
            </table:table-cell>
            <table:table-cell table:style-name="ce39" office:value-type="string" calcext:value-type="string">
              <text:p>轉爐氣</text:p>
            </table:table-cell>
            <table:table-cell table:style-name="ce39" office:value-type="string" calcext:value-type="string">
              <text:p>原油及石油</text:p>
            </table:table-cell>
            <table:table-cell table:style-name="ce39" office:value-type="string" calcext:value-type="string">
              <text:p>原油</text:p>
            </table:table-cell>
            <table:table-cell table:style-name="ce39" office:value-type="string" calcext:value-type="string">
              <text:p>煉油廠進料</text:p>
            </table:table-cell>
            <table:table-cell table:style-name="ce39" office:value-type="string" calcext:value-type="string">
              <text:p>添加劑/</text:p>
            </table:table-cell>
            <table:table-cell table:style-name="ce39" office:value-type="string" calcext:value-type="string">
              <text:p>煉油氣</text:p>
            </table:table-cell>
            <table:table-cell table:style-name="ce39" office:value-type="string" calcext:value-type="string">
              <text:p>液化石油氣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54" table:number-columns-repeated="2"/>
            <table:table-cell table:style-name="ce39" office:value-type="string" calcext:value-type="string">
              <text:p>產品合計</text:p>
            </table:table-cell>
            <table:table-cell table:style-name="ce54" table:number-columns-repeated="2"/>
            <table:table-cell table:style-name="ce54" office:value-type="string" calcext:value-type="string">
              <text:p>含氧化合物</text:p>
            </table:table-cell>
            <table:table-cell table:style-name="ce54"/>
            <table:table-cell table:style-name="ce3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/>
            <table:table-cell table:style-name="ce55" table:number-columns-repeated="2"/>
            <table:table-cell table:style-name="ce40"/>
            <table:table-cell table:style-name="ce55" table:number-columns-repeated="4"/>
            <table:table-cell table:style-name="ce40"/>
            <table:table-cell table:style-name="ce51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3"/>
            <table:table-cell table:style-name="ce41" office:value-type="string" calcext:value-type="string">
              <text:p>C14 ~ C36</text:p>
            </table:table-cell>
            <table:table-cell table:style-name="ce41" table:number-columns-repeated="5"/>
            <table:table-cell table:style-name="ce51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3"/>
          <table:table-cell table:style-name="ce43" office:value-type="float" office:value="87949.0861321746" calcext:value-type="float">
            <text:p><text:s/>87,949 <text:s/></text:p>
          </table:table-cell>
          <table:table-cell table:style-name="ce42" office:value-type="float" office:value="2275.81" calcext:value-type="float">
            <text:p><text:s/>2,276 <text:s/></text:p>
          </table:table-cell>
          <table:table-cell table:style-name="ce42" office:value-type="float" office:value="85673.2761321746" calcext:value-type="float">
            <text:p><text:s/>85,673 <text:s/></text:p>
          </table:table-cell>
          <table:table-cell table:style-name="ce42" table:number-columns-repeated="3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3"/>
          <table:table-cell table:style-name="ce43" office:value-type="float" office:value="57331894.5760457" calcext:value-type="float">
            <text:p><text:s/>57,331,895 <text:s/></text:p>
          </table:table-cell>
          <table:table-cell table:style-name="ce43" office:value-type="float" office:value="40722229.234" calcext:value-type="float">
            <text:p><text:s/>40,722,229 <text:s/></text:p>
          </table:table-cell>
          <table:table-cell table:style-name="ce43"/>
          <table:table-cell table:style-name="ce43" office:value-type="float" office:value="236762.857" calcext:value-type="float">
            <text:p><text:s/>236,763 <text:s/></text:p>
          </table:table-cell>
          <table:table-cell table:style-name="ce43"/>
          <table:table-cell table:style-name="ce43" office:value-type="float" office:value="637209.42993983" calcext:value-type="float">
            <text:p><text:s/>637,20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3"/>
          <table:table-cell table:style-name="ce43" office:value-type="float" office:value="14557155.9948742" calcext:value-type="float">
            <text:p><text:s/>14,557,156 <text:s/></text:p>
          </table:table-cell>
          <table:table-cell table:style-name="ce43" table:number-columns-repeated="2"/>
          <table:table-cell table:style-name="ce43" office:value-type="float" office:value="784740.777" calcext:value-type="float">
            <text:p><text:s/>784,741 <text:s/></text:p>
          </table:table-cell>
          <table:table-cell table:style-name="ce43"/>
          <table:table-cell table:style-name="ce43" office:value-type="float" office:value="2583.04205885" calcext:value-type="float">
            <text:p><text:s/>2,58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3"/>
          <table:table-cell table:style-name="ce43" office:value-type="float" office:value="1496429.64986667" calcext:value-type="float">
            <text:p><text:s/>1,496,430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3"/>
          <table:table-cell table:style-name="ce43" office:value-type="float" office:value="1846945.36977778" calcext:value-type="float">
            <text:p><text:s/>1,846,94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3"/>
          <table:table-cell table:style-name="ce43" office:value-type="float" office:value="44704.1584494754" calcext:value-type="float">
            <text:p><text:s/>44,704 <text:s/></text:p>
          </table:table-cell>
          <table:table-cell table:style-name="ce43" office:value-type="float" office:value="139082.505" calcext:value-type="float">
            <text:p><text:s/>139,083 <text:s/></text:p>
          </table:table-cell>
          <table:table-cell table:style-name="ce43" office:value-type="float" office:value="2142.9228205353" calcext:value-type="float">
            <text:p><text:s/>2,143 <text:s/></text:p>
          </table:table-cell>
          <table:table-cell table:style-name="ce43" office:value-type="float" office:value="-237896.757" calcext:value-type="float">
            <text:p><text:s/>-237,897 <text:s/></text:p>
          </table:table-cell>
          <table:table-cell table:style-name="ce43" office:value-type="float" office:value="0.0000000000623" calcext:value-type="float">
            <text:p><text:s/>0 <text:s/></text:p>
          </table:table-cell>
          <table:table-cell table:style-name="ce43" office:value-type="float" office:value="-23910.25328706" calcext:value-type="float">
            <text:p><text:s/>-23,910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table:number-columns-repeated="3"/>
          <table:table-cell table:style-name="ce44" office:value-type="float" office:value="39474608.4892098" calcext:value-type="float">
            <text:p><text:s/>39,474,608 <text:s/></text:p>
          </table:table-cell>
          <table:table-cell table:style-name="ce44" office:value-type="float" office:value="40585422.539" calcext:value-type="float">
            <text:p><text:s/>40,585,423 <text:s/></text:p>
          </table:table-cell>
          <table:table-cell table:style-name="ce44" office:value-type="float" office:value="83530.3533116393" calcext:value-type="float">
            <text:p><text:s/>83,530 <text:s/></text:p>
          </table:table-cell>
          <table:table-cell table:style-name="ce44" office:value-type="float" office:value="-310081.163" calcext:value-type="float">
            <text:p><text:s/>-310,081 <text:s/></text:p>
          </table:table-cell>
          <table:table-cell table:style-name="ce44" office:value-type="float" office:value="-0.0000000000623" calcext:value-type="float">
            <text:p><text:s/>-0 <text:s/></text:p>
          </table:table-cell>
          <table:table-cell table:style-name="ce44" office:value-type="float" office:value="658536.64116804" calcext:value-type="float">
            <text:p><text:s/>658,53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3"/>
          <table:table-cell table:style-name="ce43" office:value-type="float" office:value="2609920.80713667" calcext:value-type="float">
            <text:p><text:s/>2,609,921 <text:s/></text:p>
          </table:table-cell>
          <table:table-cell table:style-name="ce43" table:number-columns-repeated="4"/>
          <table:table-cell table:style-name="ce43" office:value-type="float" office:value="96246.12897" calcext:value-type="float">
            <text:p><text:s/>96,246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0.00000000002566693" calcext:value-type="float">
            <text:p><text:s/>0 <text:s/></text:p>
          </table:table-cell>
          <table:table-cell table:style-name="ce44" office:value-type="float" office:value="-0.0000000000027" calcext:value-type="float">
            <text:p><text:s/>-0 <text:s/></text:p>
          </table:table-cell>
          <table:table-cell table:style-name="ce44" office:value-type="float" office:value="-0.00000000000069" calcext:value-type="float">
            <text:p><text:s/>-0 <text:s/></text:p>
          </table:table-cell>
          <table:table-cell table:style-name="ce44" office:value-type="float" office:value="-505726.740693858" calcext:value-type="float">
            <text:p><text:s/>-505,727 <text:s/></text:p>
          </table:table-cell>
          <table:table-cell table:style-name="ce44" office:value-type="float" office:value="-25020.724" calcext:value-type="float">
            <text:p><text:s/>-25,021 <text:s/></text:p>
          </table:table-cell>
          <table:table-cell table:style-name="ce44" office:value-type="float" office:value="0.0070376671" calcext:value-type="float">
            <text:p><text:s/>0 <text:s/></text:p>
          </table:table-cell>
          <table:table-cell table:style-name="ce44" table:number-columns-repeated="2"/>
          <table:table-cell table:style-name="ce44" office:value-type="float" office:value="7809.25836847478" calcext:value-type="float">
            <text:p><text:s/>7,80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341419.894202445" calcext:value-type="float">
            <text:p><text:s/>341,420 <text:s/></text:p>
          </table:table-cell>
          <table:table-cell table:style-name="ce43" office:value-type="float" office:value="635548.561199275" calcext:value-type="float">
            <text:p><text:s/>635,549 <text:s/></text:p>
          </table:table-cell>
          <table:table-cell table:style-name="ce43" office:value-type="float" office:value="140195.022238349" calcext:value-type="float">
            <text:p><text:s/>140,195 <text:s/></text:p>
          </table:table-cell>
          <table:table-cell table:style-name="ce43" office:value-type="float" office:value="42384475.9103661" calcext:value-type="float">
            <text:p><text:s/>42,384,476 <text:s/></text:p>
          </table:table-cell>
          <table:table-cell table:style-name="ce43" office:value-type="float" office:value="40610443.263" calcext:value-type="float">
            <text:p><text:s/>40,610,443 <text:s/></text:p>
          </table:table-cell>
          <table:table-cell table:style-name="ce43" office:value-type="float" office:value="83530.3462739722" calcext:value-type="float">
            <text:p><text:s/>83,530 <text:s/></text:p>
          </table:table-cell>
          <table:table-cell table:style-name="ce43" office:value-type="float" office:value="236762.857" calcext:value-type="float">
            <text:p><text:s/>236,763 <text:s/></text:p>
          </table:table-cell>
          <table:table-cell table:style-name="ce43" office:value-type="float" office:value="281264.504696868" calcext:value-type="float">
            <text:p><text:s/>281,265 <text:s/></text:p>
          </table:table-cell>
          <table:table-cell table:style-name="ce43" office:value-type="float" office:value="3371.53173861364" calcext:value-type="float">
            <text:p><text:s/>3,37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3"/>
          <table:table-cell table:style-name="ce43" office:value-type="float" office:value="40930736.466274" calcext:value-type="float">
            <text:p><text:s/>40,930,736 <text:s/></text:p>
          </table:table-cell>
          <table:table-cell table:style-name="ce43" office:value-type="float" office:value="40610443.263" calcext:value-type="float">
            <text:p><text:s/>40,610,443 <text:s/></text:p>
          </table:table-cell>
          <table:table-cell table:style-name="ce43" office:value-type="float" office:value="83530.3462739722" calcext:value-type="float">
            <text:p><text:s/>83,530 <text:s/></text:p>
          </table:table-cell>
          <table:table-cell table:style-name="ce43" office:value-type="float" office:value="236762.857" calcext:value-type="float">
            <text:p><text:s/>236,763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1038437.04066667" calcext:value-type="float">
            <text:p><text:s/>1,038,43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style-name="ce43" office:value-type="float" office:value="2482.6692" calcext:value-type="float">
            <text:p><text:s/>2,48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16158.0586666667" calcext:value-type="float">
            <text:p><text:s/>16,15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341419.894202445" calcext:value-type="float">
            <text:p><text:s/>341,420 <text:s/></text:p>
          </table:table-cell>
          <table:table-cell table:style-name="ce44" office:value-type="float" office:value="635548.561199275" calcext:value-type="float">
            <text:p><text:s/>635,549 <text:s/></text:p>
          </table:table-cell>
          <table:table-cell table:style-name="ce44" office:value-type="float" office:value="140195.022238349" calcext:value-type="float">
            <text:p><text:s/>140,195 <text:s/></text:p>
          </table:table-cell>
          <table:table-cell table:style-name="ce44" office:value-type="float" office:value="396661.675558806" calcext:value-type="float">
            <text:p><text:s/>396,662 <text:s/></text:p>
          </table:table-cell>
          <table:table-cell table:style-name="ce44" table:number-columns-repeated="3"/>
          <table:table-cell table:style-name="ce44" office:value-type="float" office:value="281264.504696868" calcext:value-type="float">
            <text:p><text:s/>281,265 <text:s/></text:p>
          </table:table-cell>
          <table:table-cell table:style-name="ce44" office:value-type="float" office:value="3371.53173861364" calcext:value-type="float">
            <text:p><text:s/>3,37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317064.98046667" calcext:value-type="float">
            <text:p><text:s/>1,317,065 <text:s/></text:p>
          </table:table-cell>
          <table:table-cell table:style-name="ce43" office:value-type="float" office:value="1832789.084847" calcext:value-type="float">
            <text:p><text:s/>1,832,789 <text:s/></text:p>
          </table:table-cell>
          <table:table-cell table:style-name="ce43" office:value-type="float" office:value="283103.560527667" calcext:value-type="float">
            <text:p><text:s/>283,104 <text:s/></text:p>
          </table:table-cell>
          <table:table-cell table:style-name="ce43" office:value-type="float" office:value="47142974.9838072" calcext:value-type="float">
            <text:p><text:s/>47,142,975 <text:s/></text:p>
          </table:table-cell>
          <table:table-cell table:style-name="ce43" table:number-columns-repeated="2"/>
          <table:table-cell table:style-name="ce43" office:value-type="float" office:value="611680.02" calcext:value-type="float">
            <text:p><text:s/>611,680 <text:s/></text:p>
          </table:table-cell>
          <table:table-cell table:style-name="ce43" office:value-type="float" office:value="2485767.13358578" calcext:value-type="float">
            <text:p><text:s/>2,485,767 <text:s/></text:p>
          </table:table-cell>
          <table:table-cell table:style-name="ce43" office:value-type="float" office:value="1308103.92744208" calcext:value-type="float">
            <text:p><text:s/>1,308,10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1317064.98046667" calcext:value-type="float">
            <text:p><text:s/>1,317,065 <text:s/></text:p>
          </table:table-cell>
          <table:table-cell table:style-name="ce43" office:value-type="float" office:value="1832789.084847" calcext:value-type="float">
            <text:p><text:s/>1,832,789 <text:s/></text:p>
          </table:table-cell>
          <table:table-cell table:style-name="ce43" office:value-type="float" office:value="283103.560527667" calcext:value-type="float">
            <text:p><text:s/>283,104 <text:s/></text:p>
          </table:table-cell>
          <table:table-cell table:style-name="ce43" office:value-type="float" office:value="44859528.3167898" calcext:value-type="float">
            <text:p><text:s/>44,859,528 <text:s/></text:p>
          </table:table-cell>
          <table:table-cell table:style-name="ce43" table:number-columns-repeated="2"/>
          <table:table-cell table:style-name="ce43" office:value-type="float" office:value="611680.02" calcext:value-type="float">
            <text:p><text:s/>611,680 <text:s/></text:p>
          </table:table-cell>
          <table:table-cell table:style-name="ce43" office:value-type="float" office:value="2485767.13358578" calcext:value-type="float">
            <text:p><text:s/>2,485,767 <text:s/></text:p>
          </table:table-cell>
          <table:table-cell table:style-name="ce43" office:value-type="float" office:value="1178341.5732807" calcext:value-type="float">
            <text:p><text:s/>1,178,34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3"/>
          <table:table-cell table:style-name="ce44" office:value-type="float" office:value="2283446.66701738" calcext:value-type="float">
            <text:p><text:s/>2,283,447 <text:s/></text:p>
          </table:table-cell>
          <table:table-cell table:style-name="ce44" table:number-columns-repeated="4"/>
          <table:table-cell table:style-name="ce44" office:value-type="float" office:value="129762.354161376" calcext:value-type="float">
            <text:p><text:s/>129,76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203301.571666667" calcext:value-type="float">
            <text:p><text:s/>203,302 <text:s/></text:p>
          </table:table-cell>
          <table:table-cell table:style-name="ce43" office:value-type="float" office:value="919308.47722" calcext:value-type="float">
            <text:p><text:s/>919,308 <text:s/></text:p>
          </table:table-cell>
          <table:table-cell table:style-name="ce43" office:value-type="float" office:value="77747.582794" calcext:value-type="float">
            <text:p><text:s/>77,748 <text:s/></text:p>
          </table:table-cell>
          <table:table-cell table:style-name="ce43" office:value-type="float" office:value="2694695.41477058" calcext:value-type="float">
            <text:p><text:s/>2,694,695 <text:s/></text:p>
          </table:table-cell>
          <table:table-cell table:style-name="ce43" table:number-columns-repeated="3"/>
          <table:table-cell table:style-name="ce43" office:value-type="float" office:value="2124599.98739519" calcext:value-type="float">
            <text:p><text:s/>2,124,600 <text:s/></text:p>
          </table:table-cell>
          <table:table-cell table:style-name="ce43" office:value-type="float" office:value="64008.54496596" calcext:value-type="float">
            <text:p><text:s/>64,00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171805.739466667" calcext:value-type="float">
            <text:p><text:s/>171,806 <text:s/></text:p>
          </table:table-cell>
          <table:table-cell table:style-name="ce43" office:value-type="float" office:value="344770.718597667" calcext:value-type="float">
            <text:p><text:s/>344,771 <text:s/></text:p>
          </table:table-cell>
          <table:table-cell table:style-name="ce43" office:value-type="float" office:value="77747.582794" calcext:value-type="float">
            <text:p><text:s/>77,74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31495.8322" calcext:value-type="float">
            <text:p><text:s/>31,496 <text:s/></text:p>
          </table:table-cell>
          <table:table-cell table:style-name="ce43" office:value-type="float" office:value="574537.758622333" calcext:value-type="float">
            <text:p><text:s/>574,53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3"/>
          <table:table-cell table:style-name="ce43" office:value-type="float" office:value="2692879.32130391" calcext:value-type="float">
            <text:p><text:s/>2,692,879 <text:s/></text:p>
          </table:table-cell>
          <table:table-cell table:style-name="ce43" table:number-columns-repeated="3"/>
          <table:table-cell table:style-name="ce43" office:value-type="float" office:value="2124599.98739519" calcext:value-type="float">
            <text:p><text:s/>2,124,600 <text:s/></text:p>
          </table:table-cell>
          <table:table-cell table:style-name="ce43" office:value-type="float" office:value="64008.54496596" calcext:value-type="float">
            <text:p><text:s/>64,00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3"/>
          <table:table-cell table:style-name="ce43" office:value-type="float" office:value="1381.61486666667" calcext:value-type="float">
            <text:p><text:s/>1,38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3"/>
          <table:table-cell table:style-name="ce43" office:value-type="float" office:value="413.333333333333" calcext:value-type="float">
            <text:p><text:s/>41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3"/>
          <table:table-cell table:style-name="ce44" office:value-type="float" office:value="21.1452666666667" calcext:value-type="float">
            <text:p><text:s/>21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6.26733333333333" calcext:value-type="float">
            <text:p><text:s/>6 <text:s/></text:p>
          </table:table-cell>
          <table:table-cell table:style-name="ce45" office:value-type="float" office:value="13521.7027866667" calcext:value-type="float">
            <text:p><text:s/>13,522 <text:s/></text:p>
          </table:table-cell>
          <table:table-cell table:style-name="ce45" office:value-type="float" office:value="2926.42807566667" calcext:value-type="float">
            <text:p><text:s/>2,926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772337.247264221" calcext:value-type="float">
            <text:p><text:s/>772,337 <text:s/></text:p>
          </table:table-cell>
          <table:table-cell table:style-name="ce45" office:value-type="float" office:value="264410.343641058" calcext:value-type="float">
            <text:p><text:s/>264,410 <text:s/></text:p>
          </table:table-cell>
          <table:table-cell table:style-name="ce45" office:value-type="float" office:value="62234.5274196507" calcext:value-type="float">
            <text:p><text:s/>62,235 <text:s/></text:p>
          </table:table-cell>
          <table:table-cell table:style-name="ce45" office:value-type="float" office:value="39434218.0814375" calcext:value-type="float">
            <text:p><text:s/>39,434,218 <text:s/></text:p>
          </table:table-cell>
          <table:table-cell table:style-name="ce45" table:number-columns-repeated="2"/>
          <table:table-cell table:style-name="ce45" office:value-type="float" office:value="64836" calcext:value-type="float">
            <text:p><text:s/>64,836 <text:s/></text:p>
          </table:table-cell>
          <table:table-cell table:style-name="ce45" office:value-type="float" office:value="79902.6414937197" calcext:value-type="float">
            <text:p><text:s/>79,903 <text:s/></text:p>
          </table:table-cell>
          <table:table-cell table:style-name="ce45" office:value-type="float" office:value="1795205.10456707" calcext:value-type="float">
            <text:p><text:s/>1,795,205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772337.247264221" calcext:value-type="float">
            <text:p><text:s/>772,337 <text:s/></text:p>
          </table:table-cell>
          <table:table-cell table:style-name="ce45" office:value-type="float" office:value="264410.343641058" calcext:value-type="float">
            <text:p><text:s/>264,410 <text:s/></text:p>
          </table:table-cell>
          <table:table-cell table:style-name="ce45" office:value-type="float" office:value="62234.5274196507" calcext:value-type="float">
            <text:p><text:s/>62,235 <text:s/></text:p>
          </table:table-cell>
          <table:table-cell table:style-name="ce45" office:value-type="float" office:value="15043668.2222956" calcext:value-type="float">
            <text:p><text:s/>15,043,668 <text:s/></text:p>
          </table:table-cell>
          <table:table-cell table:style-name="ce45" table:number-columns-repeated="3"/>
          <table:table-cell table:style-name="ce45" office:value-type="float" office:value="79902.6414937197" calcext:value-type="float">
            <text:p><text:s/>79,903 <text:s/></text:p>
          </table:table-cell>
          <table:table-cell table:style-name="ce45" office:value-type="float" office:value="1468635.72589015" calcext:value-type="float">
            <text:p><text:s/>1,468,63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772337.247264221" calcext:value-type="float">
            <text:p><text:s/>772,337 <text:s/></text:p>
          </table:table-cell>
          <table:table-cell table:style-name="ce43" office:value-type="float" office:value="264410.343641058" calcext:value-type="float">
            <text:p><text:s/>264,410 <text:s/></text:p>
          </table:table-cell>
          <table:table-cell table:style-name="ce43" office:value-type="float" office:value="62234.5274196507" calcext:value-type="float">
            <text:p><text:s/>62,235 <text:s/></text:p>
          </table:table-cell>
          <table:table-cell table:style-name="ce43" office:value-type="float" office:value="1255323.14005087" calcext:value-type="float">
            <text:p><text:s/>1,255,323 <text:s/></text:p>
          </table:table-cell>
          <table:table-cell table:style-name="ce43" table:number-columns-repeated="3"/>
          <table:table-cell table:style-name="ce43" office:value-type="float" office:value="79902.6414937197" calcext:value-type="float">
            <text:p><text:s/>79,903 <text:s/></text:p>
          </table:table-cell>
          <table:table-cell table:style-name="ce43" office:value-type="float" office:value="311604.760912125" calcext:value-type="float">
            <text:p><text:s/>311,60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3"/>
          <table:table-cell table:style-name="ce43" office:value-type="float" office:value="6728.93847115667" calcext:value-type="float">
            <text:p><text:s/>6,729 <text:s/></text:p>
          </table:table-cell>
          <table:table-cell table:style-name="ce43" table:number-columns-repeated="4"/>
          <table:table-cell table:style-name="ce43" office:value-type="float" office:value="1951.95180449" calcext:value-type="float">
            <text:p><text:s/>1,95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3"/>
          <table:table-cell table:style-name="ce43" office:value-type="float" office:value="80736.7232987101" calcext:value-type="float">
            <text:p><text:s/>80,737 <text:s/></text:p>
          </table:table-cell>
          <table:table-cell table:style-name="ce43" table:number-columns-repeated="4"/>
          <table:table-cell table:style-name="ce43" office:value-type="float" office:value="20483.3609571315" calcext:value-type="float">
            <text:p><text:s/>20,48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3"/>
          <table:table-cell table:style-name="ce43" office:value-type="float" office:value="87746.3138362067" calcext:value-type="float">
            <text:p><text:s/>87,746 <text:s/></text:p>
          </table:table-cell>
          <table:table-cell table:style-name="ce43" table:number-columns-repeated="4"/>
          <table:table-cell table:style-name="ce43" office:value-type="float" office:value="9074.56876954" calcext:value-type="float">
            <text:p><text:s/>9,07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3"/>
          <table:table-cell table:style-name="ce43" office:value-type="float" office:value="4052.64801669333" calcext:value-type="float">
            <text:p><text:s/>4,053 <text:s/></text:p>
          </table:table-cell>
          <table:table-cell table:style-name="ce43" table:number-columns-repeated="4"/>
          <table:table-cell table:style-name="ce43" office:value-type="float" office:value="1854.35468336" calcext:value-type="float">
            <text:p><text:s/>1,85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3"/>
          <table:table-cell table:style-name="ce43" office:value-type="float" office:value="2120.954684" calcext:value-type="float">
            <text:p><text:s/>2,121 <text:s/></text:p>
          </table:table-cell>
          <table:table-cell table:style-name="ce43" table:number-columns-repeated="4"/>
          <table:table-cell table:style-name="ce43" office:value-type="float" office:value="173.162884" calcext:value-type="float">
            <text:p><text:s/>17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3"/>
          <table:table-cell table:style-name="ce43" office:value-type="float" office:value="38316.7717468764" calcext:value-type="float">
            <text:p><text:s/>38,317 <text:s/></text:p>
          </table:table-cell>
          <table:table-cell table:style-name="ce43" table:number-columns-repeated="4"/>
          <table:table-cell table:style-name="ce43" office:value-type="float" office:value="2249.87812168717" calcext:value-type="float">
            <text:p><text:s/>2,25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3"/>
          <table:table-cell table:style-name="ce43" office:value-type="float" office:value="2422.95484350333" calcext:value-type="float">
            <text:p><text:s/>2,423 <text:s/></text:p>
          </table:table-cell>
          <table:table-cell table:style-name="ce43" table:number-columns-repeated="4"/>
          <table:table-cell table:style-name="ce43" office:value-type="float" office:value="2173.07491017" calcext:value-type="float">
            <text:p><text:s/>2,17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309.029933333333" calcext:value-type="float">
            <text:p><text:s/>309 <text:s/></text:p>
          </table:table-cell>
          <table:table-cell table:style-name="ce43" table:number-columns-repeated="2"/>
          <table:table-cell table:style-name="ce43" office:value-type="float" office:value="535697.203584964" calcext:value-type="float">
            <text:p><text:s/>535,697 <text:s/></text:p>
          </table:table-cell>
          <table:table-cell table:style-name="ce43" table:number-columns-repeated="3"/>
          <table:table-cell table:style-name="ce43" office:value-type="float" office:value="79902.6414937197" calcext:value-type="float">
            <text:p><text:s/>79,903 <text:s/></text:p>
          </table:table-cell>
          <table:table-cell table:style-name="ce43" office:value-type="float" office:value="183511.417475226" calcext:value-type="float">
            <text:p><text:s/>183,51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3"/>
          <table:table-cell table:style-name="ce43" office:value-type="float" office:value="332627.564576311" calcext:value-type="float">
            <text:p><text:s/>332,628 <text:s/></text:p>
          </table:table-cell>
          <table:table-cell table:style-name="ce43" table:number-columns-repeated="3"/>
          <table:table-cell table:style-name="ce43" office:value-type="float" office:value="79750.9395978422" calcext:value-type="float">
            <text:p><text:s/>79,751 <text:s/></text:p>
          </table:table-cell>
          <table:table-cell table:style-name="ce43" office:value-type="float" office:value="71817.6903165064" calcext:value-type="float">
            <text:p><text:s/>71,81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3"/>
          <table:table-cell table:style-name="ce46" office:value-type="float" office:value="67980.70823052" calcext:value-type="float">
            <text:p>( 67,981 <text:s/>)</text:p>
          </table:table-cell>
          <table:table-cell table:style-name="ce46" table:number-columns-repeated="4"/>
          <table:table-cell table:style-name="ce46" office:value-type="float" office:value="55743.27143052" calcext:value-type="float">
            <text:p>( 55,743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3"/>
          <table:table-cell table:style-name="ce46" office:value-type="float" office:value="263727.816345791" calcext:value-type="float">
            <text:p>( 263,728 <text:s/>)</text:p>
          </table:table-cell>
          <table:table-cell table:style-name="ce46" table:number-columns-repeated="3"/>
          <table:table-cell table:style-name="ce46" office:value-type="float" office:value="79750.9395978422" calcext:value-type="float">
            <text:p>( 79,751 <text:s/>)</text:p>
          </table:table-cell>
          <table:table-cell table:style-name="ce46" office:value-type="float" office:value="16074.4188859864" calcext:value-type="float">
            <text:p>( 16,074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3"/>
          <table:table-cell table:style-name="ce46" office:value-type="float" office:value="919.04" calcext:value-type="float">
            <text:p>( 919 <text:s/>)</text:p>
          </table:table-cell>
          <table:table-cell table:style-name="ce46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3"/>
          <table:table-cell table:style-name="ce43" office:value-type="float" office:value="64055.9015822815" calcext:value-type="float">
            <text:p><text:s/>64,056 <text:s/></text:p>
          </table:table-cell>
          <table:table-cell table:style-name="ce43" table:number-columns-repeated="3"/>
          <table:table-cell table:style-name="ce43" office:value-type="float" office:value="151.701895877469" calcext:value-type="float">
            <text:p><text:s/>152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3"/>
          <table:table-cell table:style-name="ce43" office:value-type="float" office:value="28561.6797857016" calcext:value-type="float">
            <text:p><text:s/>28,562 <text:s/></text:p>
          </table:table-cell>
          <table:table-cell table:style-name="ce43" table:number-columns-repeated="4"/>
          <table:table-cell table:style-name="ce43" office:value-type="float" office:value="1297.66951805" calcext:value-type="float">
            <text:p><text:s/>1,298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309.029933333333" calcext:value-type="float">
            <text:p><text:s/>309 <text:s/></text:p>
          </table:table-cell>
          <table:table-cell table:style-name="ce47" table:number-columns-repeated="2"/>
          <table:table-cell table:style-name="ce47" office:value-type="float" office:value="110452.05764067" calcext:value-type="float">
            <text:p><text:s/>110,452 <text:s/></text:p>
          </table:table-cell>
          <table:table-cell table:style-name="ce47" table:number-columns-repeated="4"/>
          <table:table-cell table:style-name="ce47" office:value-type="float" office:value="110396.05764067" calcext:value-type="float">
            <text:p><text:s/>110,39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3"/>
          <table:table-cell table:style-name="ce43" office:value-type="float" office:value="24747.5024067556" calcext:value-type="float">
            <text:p><text:s/>24,748 <text:s/></text:p>
          </table:table-cell>
          <table:table-cell table:style-name="ce43" table:number-columns-repeated="4"/>
          <table:table-cell table:style-name="ce43" office:value-type="float" office:value="8216.6056512" calcext:value-type="float">
            <text:p><text:s/>8,21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3"/>
          <table:table-cell table:style-name="ce43" office:value-type="float" office:value="6568.87983659333" calcext:value-type="float">
            <text:p><text:s/>6,569 <text:s/></text:p>
          </table:table-cell>
          <table:table-cell table:style-name="ce43" table:number-columns-repeated="4"/>
          <table:table-cell table:style-name="ce43" office:value-type="float" office:value="2063.93270326" calcext:value-type="float">
            <text:p><text:s/>2,064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3"/>
          <table:table-cell table:style-name="ce47" office:value-type="float" office:value="27787.5587275033" calcext:value-type="float">
            <text:p><text:s/>27,788 <text:s/></text:p>
          </table:table-cell>
          <table:table-cell table:style-name="ce47" table:number-columns-repeated="4"/>
          <table:table-cell table:style-name="ce47" office:value-type="float" office:value="10548.69019417" calcext:value-type="float">
            <text:p><text:s/>10,54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3"/>
          <table:table-cell table:style-name="ce43" office:value-type="float" office:value="201204.76420449" calcext:value-type="float">
            <text:p><text:s/>201,205 <text:s/></text:p>
          </table:table-cell>
          <table:table-cell table:style-name="ce43" table:number-columns-repeated="4"/>
          <table:table-cell table:style-name="ce43" office:value-type="float" office:value="7902.75060449" calcext:value-type="float">
            <text:p><text:s/>7,90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3"/>
          <table:table-cell table:style-name="ce43" office:value-type="float" office:value="28645.2470882667" calcext:value-type="float">
            <text:p><text:s/>28,645 <text:s/></text:p>
          </table:table-cell>
          <table:table-cell table:style-name="ce43" table:number-columns-repeated="4"/>
          <table:table-cell table:style-name="ce43" office:value-type="float" office:value="134.1342216" calcext:value-type="float">
            <text:p><text:s/>13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3"/>
          <table:table-cell table:style-name="ce43" office:value-type="float" office:value="172559.517116223" calcext:value-type="float">
            <text:p><text:s/>172,560 <text:s/></text:p>
          </table:table-cell>
          <table:table-cell table:style-name="ce43" table:number-columns-repeated="4"/>
          <table:table-cell table:style-name="ce43" office:value-type="float" office:value="7768.61638289" calcext:value-type="float">
            <text:p><text:s/>7,76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3"/>
          <table:table-cell table:style-name="ce46" office:value-type="float" office:value="17594.74967623" calcext:value-type="float">
            <text:p>( 17,595 <text:s/>)</text:p>
          </table:table-cell>
          <table:table-cell table:style-name="ce46" table:number-columns-repeated="4"/>
          <table:table-cell table:style-name="ce46" office:value-type="float" office:value="5748.34967623" calcext:value-type="float">
            <text:p>( 5,748 <text:s/>)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style-name="ce48" office:value-type="float" office:value="133191.29010666" calcext:value-type="float">
            <text:p>( 133,191 <text:s/>)</text:p>
          </table:table-cell>
          <table:table-cell table:style-name="ce48" table:number-columns-repeated="4"/>
          <table:table-cell table:style-name="ce48" office:value-type="float" office:value="2020.26670666" calcext:value-type="float">
            <text:p>( 2,020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772028.217330888" calcext:value-type="float">
            <text:p><text:s/>772,028 <text:s/></text:p>
          </table:table-cell>
          <table:table-cell table:style-name="ce43" office:value-type="float" office:value="264410.343641058" calcext:value-type="float">
            <text:p><text:s/>264,410 <text:s/></text:p>
          </table:table-cell>
          <table:table-cell table:style-name="ce43" office:value-type="float" office:value="62234.5274196507" calcext:value-type="float">
            <text:p><text:s/>62,235 <text:s/></text:p>
          </table:table-cell>
          <table:table-cell table:style-name="ce43" office:value-type="float" office:value="141668.05538229" calcext:value-type="float">
            <text:p><text:s/>141,668 <text:s/></text:p>
          </table:table-cell>
          <table:table-cell table:style-name="ce43" table:number-columns-repeated="4"/>
          <table:table-cell table:style-name="ce43" office:value-type="float" office:value="20611.37838229" calcext:value-type="float">
            <text:p><text:s/>20,61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772028.217330888" calcext:value-type="float">
            <text:p><text:s/>772,028 <text:s/></text:p>
          </table:table-cell>
          <table:table-cell table:style-name="ce43" office:value-type="float" office:value="264410.343641058" calcext:value-type="float">
            <text:p><text:s/>264,410 <text:s/></text:p>
          </table:table-cell>
          <table:table-cell table:style-name="ce43" office:value-type="float" office:value="62234.5274196507" calcext:value-type="float">
            <text:p><text:s/>62,235 <text:s/></text:p>
          </table:table-cell>
          <table:table-cell table:style-name="ce43" office:value-type="float" office:value="97096.10877671" calcext:value-type="float">
            <text:p><text:s/>97,096 <text:s/></text:p>
          </table:table-cell>
          <table:table-cell table:style-name="ce43" table:number-columns-repeated="4"/>
          <table:table-cell table:style-name="ce43" office:value-type="float" office:value="12401.75017671" calcext:value-type="float">
            <text:p><text:s/>12,40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3"/>
          <table:table-cell table:style-name="ce43" office:value-type="float" office:value="44571.94660558" calcext:value-type="float">
            <text:p><text:s/>44,572 <text:s/></text:p>
          </table:table-cell>
          <table:table-cell table:style-name="ce43" table:number-columns-repeated="4"/>
          <table:table-cell table:style-name="ce43" office:value-type="float" office:value="8209.62820558" calcext:value-type="float">
            <text:p><text:s/>8,21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3"/>
          <table:table-cell table:style-name="ce46" office:value-type="float" office:value="39371.3639853133" calcext:value-type="float">
            <text:p>( 39,371 <text:s/>)</text:p>
          </table:table-cell>
          <table:table-cell table:style-name="ce46" table:number-columns-repeated="4"/>
          <table:table-cell table:style-name="ce46" office:value-type="float" office:value="8086.75225198" calcext:value-type="float">
            <text:p>( 8,087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3"/>
          <table:table-cell table:style-name="ce43" office:value-type="float" office:value="30682.3157728667" calcext:value-type="float">
            <text:p><text:s/>30,682 <text:s/></text:p>
          </table:table-cell>
          <table:table-cell table:style-name="ce43" table:number-columns-repeated="4"/>
          <table:table-cell table:style-name="ce43" office:value-type="float" office:value="22418.7767062" calcext:value-type="float">
            <text:p><text:s/>22,419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3"/>
          <table:table-cell table:style-name="ce47" office:value-type="float" office:value="6790.14443512667" calcext:value-type="float">
            <text:p><text:s/>6,790 <text:s/></text:p>
          </table:table-cell>
          <table:table-cell table:style-name="ce47" table:number-columns-repeated="4"/>
          <table:table-cell table:style-name="ce47" office:value-type="float" office:value="3885.03796846" calcext:value-type="float">
            <text:p><text:s/>3,88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3"/>
          <table:table-cell table:style-name="ce43" office:value-type="float" office:value="14248.26661486" calcext:value-type="float">
            <text:p><text:s/>14,248 <text:s/></text:p>
          </table:table-cell>
          <table:table-cell table:style-name="ce43" table:number-columns-repeated="4"/>
          <table:table-cell table:style-name="ce43" office:value-type="float" office:value="3681.74581486" calcext:value-type="float">
            <text:p><text:s/>3,6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style-name="ce46" office:value-type="float" office:value="9917.59555163333" calcext:value-type="float">
            <text:p>( 9,918 <text:s/>)</text:p>
          </table:table-cell>
          <table:table-cell table:style-name="ce46" table:number-columns-repeated="4"/>
          <table:table-cell table:style-name="ce46" office:value-type="float" office:value="1772.2256183" calcext:value-type="float">
            <text:p>( 1,772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3"/>
          <table:table-cell table:style-name="ce43" office:value-type="float" office:value="21159.1918351233" calcext:value-type="float">
            <text:p><text:s/>21,159 <text:s/></text:p>
          </table:table-cell>
          <table:table-cell table:style-name="ce43" table:number-columns-repeated="4"/>
          <table:table-cell table:style-name="ce43" office:value-type="float" office:value="10382.23670179" calcext:value-type="float">
            <text:p><text:s/>10,3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3"/>
          <table:table-cell table:style-name="ce43" office:value-type="float" office:value="30.82621" calcext:value-type="float">
            <text:p><text:s/>31 <text:s/></text:p>
          </table:table-cell>
          <table:table-cell table:style-name="ce43" table:number-columns-repeated="4"/>
          <table:table-cell table:style-name="ce43" office:value-type="float" office:value="30.82621" calcext:value-type="float">
            <text:p><text:s/>3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3"/>
          <table:table-cell table:style-name="ce43" office:value-type="float" office:value="1057.30147333333" calcext:value-type="float">
            <text:p><text:s/>1,057 <text:s/></text:p>
          </table:table-cell>
          <table:table-cell table:style-name="ce43" table:number-columns-repeated="4"/>
          <table:table-cell table:style-name="ce43" office:value-type="float" office:value="2.68054" calcext:value-type="float">
            <text:p><text:s/>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3"/>
          <table:table-cell table:style-name="ce43" office:value-type="float" office:value="6078.45924001867" calcext:value-type="float">
            <text:p><text:s/>6,07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3"/>
          <table:table-cell table:style-name="ce43" office:value-type="float" office:value="15477.3654298" calcext:value-type="float">
            <text:p><text:s/>15,477 <text:s/></text:p>
          </table:table-cell>
          <table:table-cell table:style-name="ce43" table:number-columns-repeated="4"/>
          <table:table-cell table:style-name="ce43" office:value-type="float" office:value="388.3298298" calcext:value-type="float">
            <text:p><text:s/>38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style-name="ce43" office:value-type="float" office:value="11488699.6118225" calcext:value-type="float">
            <text:p><text:s/>11,488,700 <text:s/></text:p>
          </table:table-cell>
          <table:table-cell table:style-name="ce43" table:number-columns-repeated="4"/>
          <table:table-cell table:style-name="ce43" office:value-type="float" office:value="9890.60820025833" calcext:value-type="float">
            <text:p><text:s/>9,89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3"/>
          <table:table-cell table:style-name="ce43" office:value-type="float" office:value="51669.7235555556" calcext:value-type="float">
            <text:p><text:s/>51,670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style-name="ce43" office:value-type="float" office:value="11337604.9846669" calcext:value-type="float">
            <text:p><text:s/>11,337,605 <text:s/></text:p>
          </table:table-cell>
          <table:table-cell table:style-name="ce43" table:number-columns-repeated="4"/>
          <table:table-cell table:style-name="ce43" office:value-type="float" office:value="9890.60820025833" calcext:value-type="float">
            <text:p><text:s/>9,89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3"/>
          <table:table-cell table:style-name="ce43" office:value-type="float" office:value="130.666666666667" calcext:value-type="float">
            <text:p><text:s/>131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3"/>
          <table:table-cell table:style-name="ce43" office:value-type="float" office:value="99294.2369333333" calcext:value-type="float">
            <text:p><text:s/>99,29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3"/>
          <table:table-cell table:style-name="ce43" office:value-type="float" office:value="399938.101733333" calcext:value-type="float">
            <text:p><text:s/>399,93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3"/>
          <table:table-cell table:style-name="ce43" office:value-type="float" office:value="67903.2257333333" calcext:value-type="float">
            <text:p><text:s/>67,90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3"/>
          <table:table-cell table:style-name="ce44" office:value-type="float" office:value="332034.876" calcext:value-type="float">
            <text:p><text:s/>332,035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3"/>
          <table:table-cell table:style-name="ce43" office:value-type="float" office:value="855852.468049998" calcext:value-type="float">
            <text:p><text:s/>855,852 <text:s/></text:p>
          </table:table-cell>
          <table:table-cell table:style-name="ce43" table:number-columns-repeated="4"/>
          <table:table-cell table:style-name="ce43" office:value-type="float" office:value="103285.456138887" calcext:value-type="float">
            <text:p><text:s/>103,28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3"/>
          <table:table-cell table:style-name="ce43" office:value-type="float" office:value="210628.312491672" calcext:value-type="float">
            <text:p><text:s/>210,628 <text:s/></text:p>
          </table:table-cell>
          <table:table-cell table:style-name="ce43" table:number-columns-repeated="4"/>
          <table:table-cell table:style-name="ce43" office:value-type="float" office:value="1319.8918250053" calcext:value-type="float">
            <text:p><text:s/>1,32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3"/>
          <table:table-cell table:style-name="ce43" office:value-type="float" office:value="101508.588858793" calcext:value-type="float">
            <text:p><text:s/>101,509 <text:s/></text:p>
          </table:table-cell>
          <table:table-cell table:style-name="ce43" table:number-columns-repeated="4"/>
          <table:table-cell table:style-name="ce43" office:value-type="float" office:value="97586.4227254596" calcext:value-type="float">
            <text:p><text:s/>97,58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3"/>
          <table:table-cell table:style-name="ce43" office:value-type="float" office:value="34230.5531954444" calcext:value-type="float">
            <text:p><text:s/>34,231 <text:s/></text:p>
          </table:table-cell>
          <table:table-cell table:style-name="ce43" table:number-columns-repeated="4"/>
          <table:table-cell table:style-name="ce43" office:value-type="float" office:value="886.320551" calcext:value-type="float">
            <text:p><text:s/>88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3"/>
          <table:table-cell table:style-name="ce43" office:value-type="float" office:value="140.7952" calcext:value-type="float">
            <text:p><text:s/>141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3"/>
          <table:table-cell table:style-name="ce43" office:value-type="float" office:value="7852.53306666667" calcext:value-type="float">
            <text:p><text:s/>7,85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3"/>
          <table:table-cell table:style-name="ce43" office:value-type="float" office:value="537.0368" calcext:value-type="float">
            <text:p><text:s/>53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3"/>
          <table:table-cell table:style-name="ce43" office:value-type="float" office:value="9293.60966943333" calcext:value-type="float">
            <text:p><text:s/>9,294 <text:s/></text:p>
          </table:table-cell>
          <table:table-cell table:style-name="ce43" table:number-columns-repeated="4"/>
          <table:table-cell table:style-name="ce43" office:value-type="float" office:value="410.6989361" calcext:value-type="float">
            <text:p><text:s/>41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3"/>
          <table:table-cell table:style-name="ce43" office:value-type="float" office:value="9912.39356342826" calcext:value-type="float">
            <text:p><text:s/>9,912 <text:s/></text:p>
          </table:table-cell>
          <table:table-cell table:style-name="ce43" table:number-columns-repeated="4"/>
          <table:table-cell table:style-name="ce43" office:value-type="float" office:value="252.124230094932" calcext:value-type="float">
            <text:p><text:s/>25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3"/>
          <table:table-cell table:style-name="ce43" office:value-type="float" office:value="372553.43117609" calcext:value-type="float">
            <text:p><text:s/>372,553 <text:s/></text:p>
          </table:table-cell>
          <table:table-cell table:style-name="ce43" table:number-columns-repeated="4"/>
          <table:table-cell table:style-name="ce43" office:value-type="float" office:value="1.96617609" calcext:value-type="float">
            <text:p><text:s/>2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3"/>
          <table:table-cell table:style-name="ce44" office:value-type="float" office:value="109195.214028471" calcext:value-type="float">
            <text:p><text:s/>109,195 <text:s/></text:p>
          </table:table-cell>
          <table:table-cell table:style-name="ce44" table:number-columns-repeated="4"/>
          <table:table-cell table:style-name="ce44" office:value-type="float" office:value="2828.03169513744" calcext:value-type="float">
            <text:p><text:s/>2,828 <text:s/></text:p>
          </table:table-cell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3"/>
          <table:table-cell table:style-name="ce45" office:value-type="float" office:value="1043854.90063888" calcext:value-type="float">
            <text:p><text:s/>1,043,855 <text:s/></text:p>
          </table:table-cell>
          <table:table-cell table:style-name="ce45" table:number-columns-repeated="4"/>
          <table:table-cell table:style-name="ce45" office:value-type="float" office:value="1043854.90063888" calcext:value-type="float">
            <text:p><text:s/>1,043,85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3"/>
          <table:table-cell table:style-name="ce43" office:value-type="float" office:value="24390549.8591419" calcext:value-type="float">
            <text:p><text:s/>24,390,550 <text:s/></text:p>
          </table:table-cell>
          <table:table-cell table:style-name="ce43" table:number-columns-repeated="2"/>
          <table:table-cell table:style-name="ce43" office:value-type="float" office:value="64836" calcext:value-type="float">
            <text:p><text:s/>64,836 <text:s/></text:p>
          </table:table-cell>
          <table:table-cell table:style-name="ce43"/>
          <table:table-cell table:style-name="ce43" office:value-type="float" office:value="326569.37867692" calcext:value-type="float">
            <text:p><text:s/>326,56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3"/>
          <table:table-cell table:style-name="ce43" office:value-type="float" office:value="24390549.8591419" calcext:value-type="float">
            <text:p><text:s/>24,390,550 <text:s/></text:p>
          </table:table-cell>
          <table:table-cell table:style-name="ce43" table:number-columns-repeated="2"/>
          <table:table-cell table:style-name="ce43" office:value-type="float" office:value="64836" calcext:value-type="float">
            <text:p><text:s/>64,836 <text:s/></text:p>
          </table:table-cell>
          <table:table-cell table:style-name="ce43"/>
          <table:table-cell table:style-name="ce43" office:value-type="float" office:value="326569.37867692" calcext:value-type="float">
            <text:p><text:s/>326,56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3"/>
          <table:table-cell table:style-name="ce46" office:value-type="float" office:value="20984444.6998769" calcext:value-type="float">
            <text:p>( 20,984,445 <text:s/>)</text:p>
          </table:table-cell>
          <table:table-cell table:style-name="ce46" table:number-columns-repeated="4"/>
          <table:table-cell table:style-name="ce46" office:value-type="float" office:value="326569.37867692" calcext:value-type="float">
            <text:p>( 326,569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261145.157058" calcext:value-type="float">
            <text:p><text:s/>1,261,145 <text:s/></text:p>
          </table:table-cell>
          <table:table-cell table:style-name="ce43" office:value-type="float" office:value="2396533.541244" calcext:value-type="float">
            <text:p><text:s/>2,396,534 <text:s/></text:p>
          </table:table-cell>
          <table:table-cell table:style-name="ce43" office:value-type="float" office:value="529891.346371" calcext:value-type="float">
            <text:p><text:s/>529,891 <text:s/></text:p>
          </table:table-cell>
          <table:table-cell table:style-name="ce43" office:value-type="float" office:value="5020150.841349" calcext:value-type="float">
            <text:p><text:s/>5,020,151 <text:s/></text:p>
          </table:table-cell>
          <table:table-cell table:style-name="ce43" table:number-columns-repeated="3"/>
          <table:table-cell table:style-name="ce43" office:value-type="float" office:value="874863.322793" calcext:value-type="float">
            <text:p><text:s/>874,86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3820695.504" calcext:value-type="float">
            <text:p><text:s/>3,820,696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34559.023149" calcext:value-type="float">
            <text:p><text:s/>34,559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44603.93156" calcext:value-type="float">
            <text:p><text:s/>44,60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61145.157058" calcext:value-type="float">
            <text:p><text:s/>1,261,145 <text:s/></text:p>
          </table:table-cell>
          <table:table-cell table:style-name="ce43" office:value-type="float" office:value="2396533.541244" calcext:value-type="float">
            <text:p><text:s/>2,396,534 <text:s/></text:p>
          </table:table-cell>
          <table:table-cell table:style-name="ce43" office:value-type="float" office:value="529891.346371" calcext:value-type="float">
            <text:p><text:s/>529,891 <text:s/></text:p>
          </table:table-cell>
          <table:table-cell table:style-name="ce43" office:value-type="float" office:value="1120292.38264" calcext:value-type="float">
            <text:p><text:s/>1,120,292 <text:s/></text:p>
          </table:table-cell>
          <table:table-cell table:style-name="ce43" table:number-columns-repeated="3"/>
          <table:table-cell table:style-name="ce43" office:value-type="float" office:value="874863.322793" calcext:value-type="float">
            <text:p><text:s/>874,86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373642.507667" calcext:value-type="float">
            <text:p><text:s/>373,643 <text:s/></text:p>
          </table:table-cell>
          <table:table-cell table:style-name="ce43" office:value-type="float" office:value="759097.215246" calcext:value-type="float">
            <text:p><text:s/>759,097 <text:s/></text:p>
          </table:table-cell>
          <table:table-cell table:style-name="ce43" office:value-type="float" office:value="182746.954532" calcext:value-type="float">
            <text:p><text:s/>182,747 <text:s/></text:p>
          </table:table-cell>
          <table:table-cell table:style-name="ce43" office:value-type="float" office:value="2622323.883265" calcext:value-type="float">
            <text:p><text:s/>2,622,324 <text:s/></text:p>
          </table:table-cell>
          <table:table-cell table:style-name="ce43" table:number-columns-repeated="3"/>
          <table:table-cell table:style-name="ce43" office:value-type="float" office:value="1513516.923599" calcext:value-type="float">
            <text:p><text:s/>1,513,517 <text:s/></text:p>
          </table:table-cell>
          <table:table-cell table:style-name="ce43" office:value-type="float" office:value="140858.406704" calcext:value-type="float">
            <text:p><text:s/>140,85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373642.507667" calcext:value-type="float">
            <text:p><text:s/>373,643 <text:s/></text:p>
          </table:table-cell>
          <table:table-cell table:style-name="ce44" office:value-type="float" office:value="759097.215246" calcext:value-type="float">
            <text:p><text:s/>759,097 <text:s/></text:p>
          </table:table-cell>
          <table:table-cell table:style-name="ce44" office:value-type="float" office:value="182746.954532" calcext:value-type="float">
            <text:p><text:s/>182,747 <text:s/></text:p>
          </table:table-cell>
          <table:table-cell table:style-name="ce44" office:value-type="float" office:value="2622323.883265" calcext:value-type="float">
            <text:p><text:s/>2,622,324 <text:s/></text:p>
          </table:table-cell>
          <table:table-cell table:style-name="ce44" table:number-columns-repeated="3"/>
          <table:table-cell table:style-name="ce44" office:value-type="float" office:value="1513516.923599" calcext:value-type="float">
            <text:p><text:s/>1,513,517 <text:s/></text:p>
          </table:table-cell>
          <table:table-cell table:style-name="ce44" office:value-type="float" office:value="140858.406704" calcext:value-type="float">
            <text:p><text:s/>140,858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2.$A$1:.$AMJ$7" table:range-usable-as="repeat-column repeat-row"/>
        </table:named-expressions>
      </table:table>
      <table:table table:name="Page3" table:style-name="ta3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default-cell-style-name="ce15"/>
        <table:table-column table:style-name="co12" table:number-columns-repeated="8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6 能源平衡表－OECD能源統計格式（公秉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56" table:number-columns-repeated="2"/>
            <table:table-cell table:style-name="ce37" table:number-columns-repeated="4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37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9" calcext:value-type="float">
              <text:p>19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丙烷混合氣)</text:p>
            </table:table-cell>
            <table:table-cell table:style-name="ce39" office:value-type="string" calcext:value-type="string">
              <text:p>天然汽油</text:p>
            </table:table-cell>
            <table:table-cell table:style-name="ce39" office:value-type="string" calcext:value-type="string">
              <text:p>石油腦</text:p>
            </table:table-cell>
            <table:table-cell table:style-name="ce39" office:value-type="string" calcext:value-type="string">
              <text:p>車用汽油</text:p>
            </table:table-cell>
            <table:table-cell table:style-name="ce39" office:value-type="string" calcext:value-type="string">
              <text:p>(無鉛汽油)</text:p>
            </table:table-cell>
            <table:table-cell table:style-name="ce54" office:value-type="string" calcext:value-type="string">
              <text:p>航空汽油</text:p>
            </table:table-cell>
            <table:table-cell table:number-columns-repeated="2" table:style-name="ce39" office:value-type="string" calcext:value-type="string">
              <text:p>航空燃油-</text:p>
            </table:table-cell>
            <table:table-cell table:style-name="ce39" office:value-type="string" calcext:value-type="string">
              <text:p>煤油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4"/>
            <table:table-cell table:style-name="ce39" table:number-columns-repeated="4"/>
            <table:table-cell table:style-name="ce51"/>
            <table:table-cell table:style-name="ce54" office:value-type="string" calcext:value-type="string">
              <text:p>汽油型</text:p>
            </table:table-cell>
            <table:table-cell table:style-name="ce54" office:value-type="string" calcext:value-type="string">
              <text:p>煤油型</text:p>
            </table:table-cell>
            <table:table-cell table:style-name="ce3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/>
            <table:table-cell table:style-name="ce55" table:number-columns-repeated="8"/>
            <table:table-cell table:style-name="ce51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51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57"/>
          <table:table-cell table:style-name="ce42" table:number-columns-repeated="3"/>
          <table:table-cell table:style-name="ce57"/>
          <table:table-cell table:style-name="ce42" table:number-columns-repeated="4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6"/>
          <table:table-cell table:style-name="ce43"/>
          <table:table-cell table:style-name="ce43" office:value-type="float" office:value="12847721.0706" calcext:value-type="float">
            <text:p><text:s/>12,847,721 <text:s/></text:p>
          </table:table-cell>
          <table:table-cell table:style-name="ce43" office:value-type="float" office:value="94271.4699333333" calcext:value-type="float">
            <text:p><text:s/>94,271 <text:s/></text:p>
          </table:table-cell>
          <table:table-cell table:style-name="ce46" office:value-type="float" office:value="94271.4699333333" calcext:value-type="float">
            <text:p>( 94,271 <text:s/>)</text:p>
          </table:table-cell>
          <table:table-cell table:style-name="ce43" table:number-columns-repeated="2"/>
          <table:table-cell table:style-name="ce43" office:value-type="float" office:value="38901.3617777778" calcext:value-type="float">
            <text:p><text:s/>38,90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6"/>
          <table:table-cell table:style-name="ce43" table:number-columns-repeated="2"/>
          <table:table-cell table:style-name="ce43" office:value-type="float" office:value="3157665.55086667" calcext:value-type="float">
            <text:p><text:s/>3,157,666 <text:s/></text:p>
          </table:table-cell>
          <table:table-cell table:style-name="ce46" office:value-type="float" office:value="3157665.55086667" calcext:value-type="float">
            <text:p>( 3,157,666 <text:s/>)</text:p>
          </table:table-cell>
          <table:table-cell table:style-name="ce43" table:number-columns-repeated="2"/>
          <table:table-cell table:style-name="ce43" office:value-type="float" office:value="325592.054222222" calcext:value-type="float">
            <text:p><text:s/>325,592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1846945.36977778" calcext:value-type="float">
            <text:p><text:s/>1,846,945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6"/>
          <table:table-cell table:style-name="ce43"/>
          <table:table-cell table:style-name="ce43" office:value-type="float" office:value="-295245.808" calcext:value-type="float">
            <text:p><text:s/>-295,246 <text:s/></text:p>
          </table:table-cell>
          <table:table-cell table:style-name="ce43" office:value-type="float" office:value="50163.8687333333" calcext:value-type="float">
            <text:p><text:s/>50,164 <text:s/></text:p>
          </table:table-cell>
          <table:table-cell table:style-name="ce46" office:value-type="float" office:value="50163.8687333333" calcext:value-type="float">
            <text:p>( 50,164 <text:s/>)</text:p>
          </table:table-cell>
          <table:table-cell table:style-name="ce43" table:number-columns-repeated="2"/>
          <table:table-cell table:style-name="ce43" office:value-type="float" office:value="70678.9031111111" calcext:value-type="float">
            <text:p><text:s/>70,679 <text:s/></text:p>
          </table:table-cell>
          <table:table-cell table:style-name="ce43" office:value-type="float" office:value="473.197833333334" calcext:value-type="float">
            <text:p><text:s/>47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58"/>
          <table:table-cell table:style-name="ce44"/>
          <table:table-cell table:style-name="ce44" office:value-type="float" office:value="13142966.8786" calcext:value-type="float">
            <text:p><text:s/>13,142,967 <text:s/></text:p>
          </table:table-cell>
          <table:table-cell table:style-name="ce44" office:value-type="float" office:value="-3113557.94966667" calcext:value-type="float">
            <text:p><text:s/>-3,113,558 <text:s/></text:p>
          </table:table-cell>
          <table:table-cell table:style-name="ce58" office:value-type="float" office:value="-3113557.94966667" calcext:value-type="float">
            <text:p>( -3,113,558 <text:s/>)</text:p>
          </table:table-cell>
          <table:table-cell table:style-name="ce44" table:number-columns-repeated="2"/>
          <table:table-cell table:style-name="ce44" office:value-type="float" office:value="-2204314.96533333" calcext:value-type="float">
            <text:p><text:s/>-2,204,315 <text:s/></text:p>
          </table:table-cell>
          <table:table-cell table:style-name="ce44" office:value-type="float" office:value="-473.197833333334" calcext:value-type="float">
            <text:p><text:s/>-47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6"/>
          <table:table-cell table:style-name="ce43"/>
          <table:table-cell table:style-name="ce43" office:value-type="float" office:value="1773710.83066667" calcext:value-type="float">
            <text:p><text:s/>1,773,711 <text:s/></text:p>
          </table:table-cell>
          <table:table-cell table:style-name="ce43" office:value-type="float" office:value="82108.9212666667" calcext:value-type="float">
            <text:p><text:s/>82,109 <text:s/></text:p>
          </table:table-cell>
          <table:table-cell table:style-name="ce46" office:value-type="float" office:value="82108.9212666667" calcext:value-type="float">
            <text:p>( 82,109 <text:s/>)</text:p>
          </table:table-cell>
          <table:table-cell table:style-name="ce43" table:number-columns-repeated="2"/>
          <table:table-cell table:style-name="ce43" office:value-type="float" office:value="108190.010666667" calcext:value-type="float">
            <text:p><text:s/>108,190 <text:s/></text:p>
          </table:table-cell>
          <table:table-cell table:style-name="ce43" office:value-type="float" office:value="3.77777777777778" calcext:value-type="float">
            <text:p><text:s/>4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58"/>
          <table:table-cell table:style-name="ce44"/>
          <table:table-cell table:style-name="ce44" office:value-type="float" office:value="32936.5807333331" calcext:value-type="float">
            <text:p><text:s/>32,937 <text:s/></text:p>
          </table:table-cell>
          <table:table-cell table:style-name="ce44" office:value-type="float" office:value="-145519.6626" calcext:value-type="float">
            <text:p><text:s/>-145,520 <text:s/></text:p>
          </table:table-cell>
          <table:table-cell table:style-name="ce58" office:value-type="float" office:value="-145519.6626" calcext:value-type="float">
            <text:p>( -145,520 <text:s/>)</text:p>
          </table:table-cell>
          <table:table-cell table:style-name="ce44" table:number-columns-repeated="2"/>
          <table:table-cell table:style-name="ce44" office:value-type="float" office:value="442633.410666667" calcext:value-type="float">
            <text:p><text:s/>442,633 <text:s/></text:p>
          </table:table-cell>
          <table:table-cell table:style-name="ce44" office:value-type="float" office:value="-99.8155000000005" calcext:value-type="float">
            <text:p><text:s/>-10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6"/>
          <table:table-cell table:style-name="ce43"/>
          <table:table-cell table:style-name="ce43" office:value-type="float" office:value="9321555.854" calcext:value-type="float">
            <text:p><text:s/>9,321,556 <text:s/></text:p>
          </table:table-cell>
          <table:table-cell table:style-name="ce43" office:value-type="float" office:value="10420939.1494" calcext:value-type="float">
            <text:p><text:s/>10,420,939 <text:s/></text:p>
          </table:table-cell>
          <table:table-cell table:style-name="ce46" office:value-type="float" office:value="10420939.1494" calcext:value-type="float">
            <text:p>( 10,420,939 <text:s/>)</text:p>
          </table:table-cell>
          <table:table-cell table:style-name="ce43" table:number-columns-repeated="2"/>
          <table:table-cell table:style-name="ce43" office:value-type="float" office:value="2976106.2" calcext:value-type="float">
            <text:p><text:s/>2,976,106 <text:s/></text:p>
          </table:table-cell>
          <table:table-cell table:style-name="ce43" office:value-type="float" office:value="4769.81277777778" calcext:value-type="float">
            <text:p><text:s/>4,77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6"/>
          <table:table-cell table:style-name="ce43"/>
          <table:table-cell table:style-name="ce43" office:value-type="float" office:value="9321555.854" calcext:value-type="float">
            <text:p><text:s/>9,321,556 <text:s/></text:p>
          </table:table-cell>
          <table:table-cell table:style-name="ce43" office:value-type="float" office:value="8386541.03144533" calcext:value-type="float">
            <text:p><text:s/>8,386,541 <text:s/></text:p>
          </table:table-cell>
          <table:table-cell table:style-name="ce46" office:value-type="float" office:value="8386541.03144533" calcext:value-type="float">
            <text:p>( 8,386,541 <text:s/>)</text:p>
          </table:table-cell>
          <table:table-cell table:style-name="ce43" table:number-columns-repeated="2"/>
          <table:table-cell table:style-name="ce43" office:value-type="float" office:value="2976106.2" calcext:value-type="float">
            <text:p><text:s/>2,976,106 <text:s/></text:p>
          </table:table-cell>
          <table:table-cell table:style-name="ce43" office:value-type="float" office:value="4769.81277777778" calcext:value-type="float">
            <text:p><text:s/>4,770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58"/>
          <table:table-cell table:style-name="ce44" table:number-columns-repeated="2"/>
          <table:table-cell table:style-name="ce44" office:value-type="float" office:value="2034398.11795467" calcext:value-type="float">
            <text:p><text:s/>2,034,398 <text:s/></text:p>
          </table:table-cell>
          <table:table-cell table:style-name="ce58" office:value-type="float" office:value="2034398.11795467" calcext:value-type="float">
            <text:p>( 2,034,398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6"/>
          <table:table-cell table:style-name="ce43" table:number-columns-repeated="2"/>
          <table:table-cell table:style-name="ce43" office:value-type="float" office:value="3102.96133333333" calcext:value-type="float">
            <text:p><text:s/>3,103 <text:s/></text:p>
          </table:table-cell>
          <table:table-cell table:style-name="ce46" office:value-type="float" office:value="3102.96133333333" calcext:value-type="float">
            <text:p>( 3,103 <text:s/>)</text:p>
          </table:table-cell>
          <table:table-cell table:style-name="ce43" table:number-columns-repeated="3"/>
          <table:table-cell table:style-name="ce43" office:value-type="float" office:value="2.25155555555556" calcext:value-type="float">
            <text:p><text:s/>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6"/>
          <table:table-cell table:style-name="ce43" table:number-columns-repeated="2"/>
          <table:table-cell table:style-name="ce43" office:value-type="float" office:value="1708.74773333333" calcext:value-type="float">
            <text:p><text:s/>1,709 <text:s/></text:p>
          </table:table-cell>
          <table:table-cell table:style-name="ce46" office:value-type="float" office:value="1708.74773333333" calcext:value-type="float">
            <text:p>( 1,709 <text:s/>)</text:p>
          </table:table-cell>
          <table:table-cell table:style-name="ce43" table:number-columns-repeated="3"/>
          <table:table-cell table:style-name="ce43" office:value-type="float" office:value="2.25155555555556" calcext:value-type="float">
            <text:p><text:s/>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6"/>
          <table:table-cell table:style-name="ce43" table:number-columns-repeated="2"/>
          <table:table-cell table:style-name="ce43" office:value-type="float" office:value="1381.61486666667" calcext:value-type="float">
            <text:p><text:s/>1,382 <text:s/></text:p>
          </table:table-cell>
          <table:table-cell table:style-name="ce46" office:value-type="float" office:value="1381.61486666667" calcext:value-type="float">
            <text:p>( 1,38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58"/>
          <table:table-cell table:style-name="ce44" table:number-columns-repeated="2"/>
          <table:table-cell table:style-name="ce44" office:value-type="float" office:value="12.5987333333333" calcext:value-type="float">
            <text:p><text:s/>13 <text:s/></text:p>
          </table:table-cell>
          <table:table-cell table:style-name="ce58" office:value-type="float" office:value="12.5987333333333" calcext:value-type="float">
            <text:p>( 13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59"/>
          <table:table-cell table:style-name="ce45" table:number-columns-repeated="3"/>
          <table:table-cell table:style-name="ce59"/>
          <table:table-cell table:style-name="ce45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59"/>
          <table:table-cell table:style-name="ce45"/>
          <table:table-cell table:style-name="ce45" office:value-type="float" office:value="20657875.3212" calcext:value-type="float">
            <text:p><text:s/>20,657,875 <text:s/></text:p>
          </table:table-cell>
          <table:table-cell table:style-name="ce45" office:value-type="float" office:value="7367688.97973333" calcext:value-type="float">
            <text:p><text:s/>7,367,689 <text:s/></text:p>
          </table:table-cell>
          <table:table-cell table:style-name="ce59" office:value-type="float" office:value="7367688.97973333" calcext:value-type="float">
            <text:p>( 7,367,689 <text:s/>)</text:p>
          </table:table-cell>
          <table:table-cell table:style-name="ce45" table:number-columns-repeated="2"/>
          <table:table-cell table:style-name="ce45" office:value-type="float" office:value="220967.813333333" calcext:value-type="float">
            <text:p><text:s/>220,968 <text:s/></text:p>
          </table:table-cell>
          <table:table-cell table:style-name="ce45" office:value-type="float" office:value="4390.40111111111" calcext:value-type="float">
            <text:p><text:s/>4,390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59"/>
          <table:table-cell table:style-name="ce45" table:number-columns-repeated="2"/>
          <table:table-cell table:style-name="ce45" office:value-type="float" office:value="7367688.97973333" calcext:value-type="float">
            <text:p><text:s/>7,367,689 <text:s/></text:p>
          </table:table-cell>
          <table:table-cell table:style-name="ce59" office:value-type="float" office:value="7367688.97973333" calcext:value-type="float">
            <text:p>( 7,367,689 <text:s/>)</text:p>
          </table:table-cell>
          <table:table-cell table:style-name="ce45" table:number-columns-repeated="2"/>
          <table:table-cell table:style-name="ce45" office:value-type="float" office:value="220967.813333333" calcext:value-type="float">
            <text:p><text:s/>220,968 <text:s/></text:p>
          </table:table-cell>
          <table:table-cell table:style-name="ce45" office:value-type="float" office:value="4390.40111111111" calcext:value-type="float">
            <text:p><text:s/>4,39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4223.65233333333" calcext:value-type="float">
            <text:p><text:s/>4,224 <text:s/></text:p>
          </table:table-cell>
          <table:table-cell table:style-name="ce46" office:value-type="float" office:value="4223.65233333333" calcext:value-type="float">
            <text:p>( 4,224 <text:s/>)</text:p>
          </table:table-cell>
          <table:table-cell table:style-name="ce43" table:number-columns-repeated="2"/>
          <table:table-cell table:style-name="ce43" office:value-type="float" office:value="151.111111111111" calcext:value-type="float">
            <text:p><text:s/>151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6"/>
          <table:table-cell table:style-name="ce43" table:number-columns-repeated="2"/>
          <table:table-cell table:style-name="ce43" office:value-type="float" office:value="60.9292666666667" calcext:value-type="float">
            <text:p><text:s/>61 <text:s/></text:p>
          </table:table-cell>
          <table:table-cell table:style-name="ce46" office:value-type="float" office:value="60.9292666666667" calcext:value-type="float">
            <text:p>( 6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6"/>
          <table:table-cell table:style-name="ce43" table:number-columns-repeated="2"/>
          <table:table-cell table:style-name="ce43" office:value-type="float" office:value="4.15306666666667" calcext:value-type="float">
            <text:p><text:s/>4 <text:s/></text:p>
          </table:table-cell>
          <table:table-cell table:style-name="ce46" office:value-type="float" office:value="4.15306666666667" calcext:value-type="float">
            <text:p>( 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6"/>
          <table:table-cell table:style-name="ce43" table:number-columns-repeated="2"/>
          <table:table-cell table:style-name="ce43" office:value-type="float" office:value="10.699" calcext:value-type="float">
            <text:p><text:s/>11 <text:s/></text:p>
          </table:table-cell>
          <table:table-cell table:style-name="ce46" office:value-type="float" office:value="10.699" calcext:value-type="float">
            <text:p>( 1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6"/>
          <table:table-cell table:style-name="ce43" table:number-columns-repeated="2"/>
          <table:table-cell table:style-name="ce43" office:value-type="float" office:value="38.2928" calcext:value-type="float">
            <text:p><text:s/>38 <text:s/></text:p>
          </table:table-cell>
          <table:table-cell table:style-name="ce46" office:value-type="float" office:value="38.2928" calcext:value-type="float">
            <text:p>( 3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6"/>
          <table:table-cell table:style-name="ce43" table:number-columns-repeated="2"/>
          <table:table-cell table:style-name="ce43" office:value-type="float" office:value="4.56646666666667" calcext:value-type="float">
            <text:p><text:s/>5 <text:s/></text:p>
          </table:table-cell>
          <table:table-cell table:style-name="ce46" office:value-type="float" office:value="4.56646666666667" calcext:value-type="float">
            <text:p>( 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6"/>
          <table:table-cell table:style-name="ce43" table:number-columns-repeated="2"/>
          <table:table-cell table:style-name="ce43" office:value-type="float" office:value="3.34793333333333" calcext:value-type="float">
            <text:p><text:s/>3 <text:s/></text:p>
          </table:table-cell>
          <table:table-cell table:style-name="ce46" office:value-type="float" office:value="3.34793333333333" calcext:value-type="float">
            <text:p>( 3 <text:s/>)</text:p>
          </table:table-cell>
          <table:table-cell table:style-name="ce43" table:number-columns-repeated="2"/>
          <table:table-cell table:style-name="ce43" office:value-type="float" office:value="62.2222222222222" calcext:value-type="float">
            <text:p><text:s/>62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3.34793333333333" calcext:value-type="float">
            <text:p><text:s/>3 <text:s/></text:p>
          </table:table-cell>
          <table:table-cell table:style-name="ce46" office:value-type="float" office:value="3.34793333333333" calcext:value-type="float">
            <text:p>( 3 <text:s/>)</text:p>
          </table:table-cell>
          <table:table-cell table:style-name="ce43" table:number-columns-repeated="2"/>
          <table:table-cell table:style-name="ce43" office:value-type="float" office:value="62.2222222222222" calcext:value-type="float">
            <text:p><text:s/>62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8"/>
          <table:table-cell table:style-name="ce47" table:number-columns-repeated="3"/>
          <table:table-cell table:style-name="ce48"/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66.3190666666667" calcext:value-type="float">
            <text:p><text:s/>66 <text:s/></text:p>
          </table:table-cell>
          <table:table-cell table:style-name="ce46" office:value-type="float" office:value="66.3190666666667" calcext:value-type="float">
            <text:p>( 66 <text:s/>)</text:p>
          </table:table-cell>
          <table:table-cell table:style-name="ce43" table:number-columns-repeated="2"/>
          <table:table-cell table:style-name="ce43" office:value-type="float" office:value="88.8888888888889" calcext:value-type="float">
            <text:p><text:s/>89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5.47473333333333" calcext:value-type="float">
            <text:p><text:s/>5 <text:s/></text:p>
          </table:table-cell>
          <table:table-cell table:style-name="ce46" office:value-type="float" office:value="5.47473333333333" calcext:value-type="float">
            <text:p>( 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0.4693333333333" calcext:value-type="float">
            <text:p><text:s/>10 <text:s/></text:p>
          </table:table-cell>
          <table:table-cell table:style-name="ce48" office:value-type="float" office:value="10.4693333333333" calcext:value-type="float">
            <text:p>( 10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5.6624" calcext:value-type="float">
            <text:p><text:s/>16 <text:s/></text:p>
          </table:table-cell>
          <table:table-cell table:style-name="ce46" office:value-type="float" office:value="15.6624" calcext:value-type="float">
            <text:p>( 1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6"/>
          <table:table-cell table:style-name="ce43" table:number-columns-repeated="2"/>
          <table:table-cell table:style-name="ce43" office:value-type="float" office:value="12.3768666666667" calcext:value-type="float">
            <text:p><text:s/>12 <text:s/></text:p>
          </table:table-cell>
          <table:table-cell table:style-name="ce46" office:value-type="float" office:value="12.3768666666667" calcext:value-type="float">
            <text:p>( 1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6"/>
          <table:table-cell table:style-name="ce43" table:number-columns-repeated="2"/>
          <table:table-cell table:style-name="ce43" office:value-type="float" office:value="3.28553333333333" calcext:value-type="float">
            <text:p><text:s/>3 <text:s/></text:p>
          </table:table-cell>
          <table:table-cell table:style-name="ce46" office:value-type="float" office:value="3.28553333333333" calcext:value-type="float">
            <text:p>( 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number-columns-repeated="2" table:style-name="ce48" office:value-type="float" office:value="3.28553333333333" calcext:value-type="float">
            <text:p>( 3 <text:s/>)</text:p>
          </table:table-cell>
          <table:table-cell table:style-name="ce48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58.123" calcext:value-type="float">
            <text:p><text:s/>58 <text:s/></text:p>
          </table:table-cell>
          <table:table-cell table:style-name="ce46" office:value-type="float" office:value="58.123" calcext:value-type="float">
            <text:p>( 5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58.123" calcext:value-type="float">
            <text:p><text:s/>58 <text:s/></text:p>
          </table:table-cell>
          <table:table-cell table:style-name="ce46" office:value-type="float" office:value="58.123" calcext:value-type="float">
            <text:p>( 5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.31906666666667" calcext:value-type="float">
            <text:p><text:s/>1 <text:s/></text:p>
          </table:table-cell>
          <table:table-cell table:style-name="ce46" office:value-type="float" office:value="1.31906666666667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29.723533333333" calcext:value-type="float">
            <text:p><text:s/>130 <text:s/></text:p>
          </table:table-cell>
          <table:table-cell table:style-name="ce48" office:value-type="float" office:value="129.723533333333" calcext:value-type="float">
            <text:p>( 130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04.806" calcext:value-type="float">
            <text:p><text:s/>105 <text:s/></text:p>
          </table:table-cell>
          <table:table-cell table:style-name="ce46" office:value-type="float" office:value="104.806" calcext:value-type="float">
            <text:p>( 10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number-columns-repeated="2" table:style-name="ce46" office:value-type="float" office:value="25.3404666666667" calcext:value-type="float">
            <text:p>( 25 <text:s/>)</text:p>
          </table:table-cell>
          <table:table-cell table:style-name="ce46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3193.94313333333" calcext:value-type="float">
            <text:p><text:s/>3,194 <text:s/></text:p>
          </table:table-cell>
          <table:table-cell table:style-name="ce46" office:value-type="float" office:value="3193.94313333333" calcext:value-type="float">
            <text:p>( 3,19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25.2026666666667" calcext:value-type="float">
            <text:p><text:s/>25 <text:s/></text:p>
          </table:table-cell>
          <table:table-cell table:style-name="ce46" office:value-type="float" office:value="25.2026666666667" calcext:value-type="float">
            <text:p>( 2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6"/>
          <table:table-cell table:style-name="ce43" table:number-columns-repeated="2"/>
          <table:table-cell table:style-name="ce43" office:value-type="float" office:value="376.0094" calcext:value-type="float">
            <text:p><text:s/>376 <text:s/></text:p>
          </table:table-cell>
          <table:table-cell table:style-name="ce46" office:value-type="float" office:value="376.0094" calcext:value-type="float">
            <text:p>( 37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14.611466666667" calcext:value-type="float">
            <text:p><text:s/>115 <text:s/></text:p>
          </table:table-cell>
          <table:table-cell table:style-name="ce46" office:value-type="float" office:value="114.611466666667" calcext:value-type="float">
            <text:p>( 11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7321317.51953333" calcext:value-type="float">
            <text:p><text:s/>7,321,318 <text:s/></text:p>
          </table:table-cell>
          <table:table-cell table:style-name="ce46" office:value-type="float" office:value="7321317.51953333" calcext:value-type="float">
            <text:p>( 7,321,318 <text:s/>)</text:p>
          </table:table-cell>
          <table:table-cell table:style-name="ce43" table:number-columns-repeated="2"/>
          <table:table-cell table:style-name="ce43" office:value-type="float" office:value="51669.7235555556" calcext:value-type="float">
            <text:p><text:s/>51,67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51669.7235555556" calcext:value-type="float">
            <text:p><text:s/>51,67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6"/>
          <table:table-cell table:style-name="ce43" table:number-columns-repeated="2"/>
          <table:table-cell table:style-name="ce43" office:value-type="float" office:value="7321317.51953333" calcext:value-type="float">
            <text:p><text:s/>7,321,318 <text:s/></text:p>
          </table:table-cell>
          <table:table-cell table:style-name="ce46" office:value-type="float" office:value="7321317.51953333" calcext:value-type="float">
            <text:p>( 7,321,31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9068.52613333333" calcext:value-type="float">
            <text:p><text:s/>9,069 <text:s/></text:p>
          </table:table-cell>
          <table:table-cell table:style-name="ce46" office:value-type="float" office:value="9068.52613333333" calcext:value-type="float">
            <text:p>( 9,069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6"/>
          <table:table-cell table:style-name="ce43" table:number-columns-repeated="2"/>
          <table:table-cell table:style-name="ce43" office:value-type="float" office:value="9068.52613333333" calcext:value-type="float">
            <text:p><text:s/>9,069 <text:s/></text:p>
          </table:table-cell>
          <table:table-cell table:style-name="ce46" office:value-type="float" office:value="9068.52613333333" calcext:value-type="float">
            <text:p>( 9,069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33079.2817333333" calcext:value-type="float">
            <text:p><text:s/>33,079 <text:s/></text:p>
          </table:table-cell>
          <table:table-cell table:style-name="ce46" office:value-type="float" office:value="33079.2817333333" calcext:value-type="float">
            <text:p>( 33,079 <text:s/>)</text:p>
          </table:table-cell>
          <table:table-cell table:style-name="ce43" table:number-columns-repeated="2"/>
          <table:table-cell table:style-name="ce43" office:value-type="float" office:value="169146.978666667" calcext:value-type="float">
            <text:p><text:s/>169,147 <text:s/></text:p>
          </table:table-cell>
          <table:table-cell table:style-name="ce43" office:value-type="float" office:value="4390.40111111111" calcext:value-type="float">
            <text:p><text:s/>4,39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6"/>
          <table:table-cell table:style-name="ce43" table:number-columns-repeated="2"/>
          <table:table-cell table:style-name="ce43" office:value-type="float" office:value="108.563866666667" calcext:value-type="float">
            <text:p><text:s/>109 <text:s/></text:p>
          </table:table-cell>
          <table:table-cell table:style-name="ce46" office:value-type="float" office:value="108.563866666667" calcext:value-type="float">
            <text:p>( 109 <text:s/>)</text:p>
          </table:table-cell>
          <table:table-cell table:style-name="ce43" table:number-columns-repeated="3"/>
          <table:table-cell table:style-name="ce43" office:value-type="float" office:value="1506.00733333333" calcext:value-type="float">
            <text:p><text:s/>1,50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638.2558" calcext:value-type="float">
            <text:p><text:s/>638 <text:s/></text:p>
          </table:table-cell>
          <table:table-cell table:style-name="ce46" office:value-type="float" office:value="638.2558" calcext:value-type="float">
            <text:p>( 638 <text:s/>)</text:p>
          </table:table-cell>
          <table:table-cell table:style-name="ce43" table:number-columns-repeated="3"/>
          <table:table-cell table:style-name="ce43" office:value-type="float" office:value="2884.39377777778" calcext:value-type="float">
            <text:p><text:s/>2,88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6"/>
          <table:table-cell table:style-name="ce43" table:number-columns-repeated="2"/>
          <table:table-cell table:style-name="ce43" office:value-type="float" office:value="5995.964" calcext:value-type="float">
            <text:p><text:s/>5,996 <text:s/></text:p>
          </table:table-cell>
          <table:table-cell table:style-name="ce46" office:value-type="float" office:value="5995.964" calcext:value-type="float">
            <text:p>( 5,99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6"/>
          <table:table-cell table:style-name="ce43" table:number-columns-repeated="2"/>
          <table:table-cell table:style-name="ce43" office:value-type="float" office:value="497.456266666667" calcext:value-type="float">
            <text:p><text:s/>497 <text:s/></text:p>
          </table:table-cell>
          <table:table-cell table:style-name="ce46" office:value-type="float" office:value="497.456266666667" calcext:value-type="float">
            <text:p>( 497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6400.25966666667" calcext:value-type="float">
            <text:p><text:s/>6,400 <text:s/></text:p>
          </table:table-cell>
          <table:table-cell table:style-name="ce46" office:value-type="float" office:value="6400.25966666667" calcext:value-type="float">
            <text:p>( 6,40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612.490666666667" calcext:value-type="float">
            <text:p><text:s/>612 <text:s/></text:p>
          </table:table-cell>
          <table:table-cell table:style-name="ce46" office:value-type="float" office:value="612.490666666667" calcext:value-type="float">
            <text:p>( 61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6"/>
          <table:table-cell table:style-name="ce43" table:number-columns-repeated="2"/>
          <table:table-cell table:style-name="ce43" office:value-type="float" office:value="18651.1251333333" calcext:value-type="float">
            <text:p><text:s/>18,651 <text:s/></text:p>
          </table:table-cell>
          <table:table-cell table:style-name="ce46" office:value-type="float" office:value="18651.1251333333" calcext:value-type="float">
            <text:p>( 18,651 <text:s/>)</text:p>
          </table:table-cell>
          <table:table-cell table:style-name="ce43" table:number-columns-repeated="2"/>
          <table:table-cell table:style-name="ce43" office:value-type="float" office:value="169142.712" calcext:value-type="float">
            <text:p><text:s/>169,14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58"/>
          <table:table-cell table:style-name="ce44" table:number-columns-repeated="2"/>
          <table:table-cell table:style-name="ce44" office:value-type="float" office:value="175.166333333333" calcext:value-type="float">
            <text:p><text:s/>175 <text:s/></text:p>
          </table:table-cell>
          <table:table-cell table:style-name="ce58" office:value-type="float" office:value="175.166333333333" calcext:value-type="float">
            <text:p>( 175 <text:s/>)</text:p>
          </table:table-cell>
          <table:table-cell table:style-name="ce44" table:number-columns-repeated="2"/>
          <table:table-cell table:style-name="ce44" office:value-type="float" office:value="4.26666666666667" calcext:value-type="float">
            <text:p><text:s/>4 <text:s/></text:p>
          </table:table-cell>
          <table:table-cell table:style-name="ce44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59"/>
          <table:table-cell table:style-name="ce45" table:number-columns-repeated="3"/>
          <table:table-cell table:style-name="ce59"/>
          <table:table-cell table:style-name="ce45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6"/>
          <table:table-cell table:style-name="ce43"/>
          <table:table-cell table:style-name="ce43" office:value-type="float" office:value="20657875.3212" calcext:value-type="float">
            <text:p><text:s/>20,657,875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6"/>
          <table:table-cell table:style-name="ce43"/>
          <table:table-cell table:style-name="ce43" office:value-type="float" office:value="20657875.3212" calcext:value-type="float">
            <text:p><text:s/>20,657,875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20657875.3212" calcext:value-type="float">
            <text:p>( 20,657,875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8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3.$A$1:.$AMJ$7" table:range-usable-as="repeat-column repeat-row"/>
        </table:named-expressions>
      </table:table>
      <table:table table:name="Page4" table:style-name="ta4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5" table:number-columns-repeated="8" table:default-cell-style-name="ce15"/>
        <table:table-column table:style-name="co16" table:default-cell-style-name="ce15"/>
        <table:table-column table:style-name="co6" table:default-cell-style-name="ce14"/>
        <table:table-column table:style-name="co2" table:default-cell-style-name="ce14"/>
        <table:table-column table:style-name="co8" table:default-cell-style-name="ce14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6 能源平衡表－OECD能源統計格式（公秉油當量單位）</text:p>
            </table:table-cell>
            <table:covered-table-cell table:number-columns-repeated="11" table:style-name="ce16"/>
            <table:table-cell/>
            <table:table-cell table:style-name="ce15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56" table:number-columns-repeated="3"/>
            <table:table-cell table:style-name="ce37" table:number-columns-repeated="3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13" table:number-columns-repeated="3"/>
            <table:table-cell table:style-name="ce37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60" office:value-type="float" office:value="28" calcext:value-type="float">
              <text:p>28</text:p>
            </table:table-cell>
            <table:table-cell table:style-name="ce60" office:value-type="float" office:value="29" calcext:value-type="float">
              <text:p>29</text:p>
            </table:table-cell>
            <table:table-cell table:style-name="ce60" office:value-type="float" office:value="30" calcext:value-type="float">
              <text:p>30</text:p>
            </table:table-cell>
            <table:table-cell table:style-name="ce60" office:value-type="float" office:value="31" calcext:value-type="float">
              <text:p>31</text:p>
            </table:table-cell>
            <table:table-cell table:style-name="ce60" office:value-type="float" office:value="32" calcext:value-type="float">
              <text:p>32</text:p>
            </table:table-cell>
            <table:table-cell table:style-name="ce60" office:value-type="float" office:value="33" calcext:value-type="float">
              <text:p>33</text:p>
            </table:table-cell>
            <table:table-cell table:style-name="ce60" office:value-type="float" office:value="34" calcext:value-type="float">
              <text:p>34</text:p>
            </table:table-cell>
            <table:table-cell table:style-name="ce60" office:value-type="float" office:value="35" calcext:value-type="float">
              <text:p>35</text:p>
            </table:table-cell>
            <table:table-cell table:style-name="ce60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柴油</text:p>
            </table:table-cell>
            <table:table-cell table:style-name="ce39" office:value-type="string" calcext:value-type="string">
              <text:p>燃料油</text:p>
            </table:table-cell>
            <table:table-cell table:style-name="ce39" office:value-type="string" calcext:value-type="string">
              <text:p>白精油</text:p>
            </table:table-cell>
            <table:table-cell table:style-name="ce39" office:value-type="string" calcext:value-type="string">
              <text:p>潤滑油</text:p>
            </table:table-cell>
            <table:table-cell table:style-name="ce39" office:value-type="string" calcext:value-type="string">
              <text:p>柏油</text:p>
            </table:table-cell>
            <table:table-cell table:style-name="ce39" office:value-type="string" calcext:value-type="string">
              <text:p>溶劑油</text:p>
            </table:table-cell>
            <table:table-cell table:style-name="ce39" office:value-type="string" calcext:value-type="string">
              <text:p>石蠟</text:p>
            </table:table-cell>
            <table:table-cell table:style-name="ce39" office:value-type="string" calcext:value-type="string">
              <text:p>石油焦</text:p>
            </table:table-cell>
            <table:table-cell table:style-name="ce39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51"/>
            <table:table-cell table:style-name="ce4" table:number-columns-repeated="2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 table:number-columns-repeated="9"/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4" table:number-columns-repeated="3"/>
            <table:table-cell table:style-name="ce51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38914.6333333333" calcext:value-type="float">
            <text:p><text:s/>38,915 <text:s/></text:p>
          </table:table-cell>
          <table:table-cell table:style-name="ce43" office:value-type="float" office:value="751898.647466667" calcext:value-type="float">
            <text:p><text:s/>751,899 <text:s/></text:p>
          </table:table-cell>
          <table:table-cell table:style-name="ce43" office:value-type="float" office:value="1292.73" calcext:value-type="float">
            <text:p><text:s/>1,293 <text:s/></text:p>
          </table:table-cell>
          <table:table-cell table:style-name="ce43" office:value-type="float" office:value="315867.733333333" calcext:value-type="float">
            <text:p><text:s/>315,868 <text:s/></text:p>
          </table:table-cell>
          <table:table-cell table:style-name="ce43" office:value-type="float" office:value="87542.2222222222" calcext:value-type="float">
            <text:p><text:s/>87,542 <text:s/></text:p>
          </table:table-cell>
          <table:table-cell table:style-name="ce43" office:value-type="float" office:value="1333505.32466145" calcext:value-type="float">
            <text:p><text:s/>1,333,505 <text:s/></text:p>
          </table:table-cell>
          <table:table-cell table:style-name="ce43" office:value-type="float" office:value="113329" calcext:value-type="float">
            <text:p><text:s/>113,329 <text:s/></text:p>
          </table:table-cell>
          <table:table-cell table:style-name="ce43" office:value-type="float" office:value="49411.3777777778" calcext:value-type="float">
            <text:p><text:s/>49,411 <text:s/></text:p>
          </table:table-cell>
          <table:table-cell table:style-name="ce43" office:value-type="float" office:value="63037.484" calcext:value-type="float">
            <text:p><text:s/>63,03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6766892.06013333" calcext:value-type="float">
            <text:p><text:s/>6,766,892 <text:s/></text:p>
          </table:table-cell>
          <table:table-cell table:style-name="ce43" office:value-type="float" office:value="1978595.97653333" calcext:value-type="float">
            <text:p><text:s/>1,978,596 <text:s/></text:p>
          </table:table-cell>
          <table:table-cell table:style-name="ce43" office:value-type="float" office:value="138.8" calcext:value-type="float">
            <text:p><text:s/>139 <text:s/></text:p>
          </table:table-cell>
          <table:table-cell table:style-name="ce43" office:value-type="float" office:value="492356.266666667" calcext:value-type="float">
            <text:p><text:s/>492,356 <text:s/></text:p>
          </table:table-cell>
          <table:table-cell table:style-name="ce43" office:value-type="float" office:value="186457.777777778" calcext:value-type="float">
            <text:p><text:s/>186,458 <text:s/></text:p>
          </table:table-cell>
          <table:table-cell table:style-name="ce43" office:value-type="float" office:value="242658.682063242" calcext:value-type="float">
            <text:p><text:s/>242,659 <text:s/></text:p>
          </table:table-cell>
          <table:table-cell table:style-name="ce43" office:value-type="float" office:value="4778" calcext:value-type="float">
            <text:p><text:s/>4,778 <text:s/></text:p>
          </table:table-cell>
          <table:table-cell table:style-name="ce43" office:value-type="float" office:value="509402.541111111" calcext:value-type="float">
            <text:p><text:s/>509,403 <text:s/></text:p>
          </table:table-cell>
          <table:table-cell table:style-name="ce43" office:value-type="float" office:value="105294.466441" calcext:value-type="float">
            <text:p><text:s/>105,29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office:value-type="float" office:value="161658.703733333" calcext:value-type="float">
            <text:p><text:s/>161,659 <text:s/></text:p>
          </table:table-cell>
          <table:table-cell table:style-name="ce43" office:value-type="float" office:value="1334770.94613333" calcext:value-type="float">
            <text:p><text:s/>1,334,771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60535.100133333" calcext:value-type="float">
            <text:p><text:s/>160,535 <text:s/></text:p>
          </table:table-cell>
          <table:table-cell table:style-name="ce43" office:value-type="float" office:value="-61746.4970666667" calcext:value-type="float">
            <text:p><text:s/>-61,746 <text:s/></text:p>
          </table:table-cell>
          <table:table-cell table:style-name="ce43" office:value-type="float" office:value="-183.669" calcext:value-type="float">
            <text:p><text:s/>-184 <text:s/></text:p>
          </table:table-cell>
          <table:table-cell table:style-name="ce43" office:value-type="float" office:value="-881.097600000018" calcext:value-type="float">
            <text:p><text:s/>-881 <text:s/></text:p>
          </table:table-cell>
          <table:table-cell table:style-name="ce43" office:value-type="float" office:value="28154.3888888889" calcext:value-type="float">
            <text:p><text:s/>28,154 <text:s/></text:p>
          </table:table-cell>
          <table:table-cell table:style-name="ce43" office:value-type="float" office:value="-1219.78828888889" calcext:value-type="float">
            <text:p><text:s/>-1,220 <text:s/></text:p>
          </table:table-cell>
          <table:table-cell table:style-name="ce43"/>
          <table:table-cell table:style-name="ce43" office:value-type="float" office:value="50024.8562222222" calcext:value-type="float">
            <text:p><text:s/>50,025 <text:s/></text:p>
          </table:table-cell>
          <table:table-cell table:style-name="ce43" office:value-type="float" office:value="164532.285949333" calcext:value-type="float">
            <text:p><text:s/>164,53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-7050171.23066667" calcext:value-type="float">
            <text:p><text:s/>-7,050,171 <text:s/></text:p>
          </table:table-cell>
          <table:table-cell table:style-name="ce44" office:value-type="float" office:value="-2499721.77813333" calcext:value-type="float">
            <text:p><text:s/>-2,499,722 <text:s/></text:p>
          </table:table-cell>
          <table:table-cell table:style-name="ce44" office:value-type="float" office:value="1337.599" calcext:value-type="float">
            <text:p><text:s/>1,338 <text:s/></text:p>
          </table:table-cell>
          <table:table-cell table:style-name="ce44" office:value-type="float" office:value="-175607.435733333" calcext:value-type="float">
            <text:p><text:s/>-175,607 <text:s/></text:p>
          </table:table-cell>
          <table:table-cell table:style-name="ce44" office:value-type="float" office:value="-127069.944444444" calcext:value-type="float">
            <text:p><text:s/>-127,070 <text:s/></text:p>
          </table:table-cell>
          <table:table-cell table:style-name="ce44" office:value-type="float" office:value="1092066.4308871" calcext:value-type="float">
            <text:p><text:s/>1,092,066 <text:s/></text:p>
          </table:table-cell>
          <table:table-cell table:style-name="ce44" office:value-type="float" office:value="108551" calcext:value-type="float">
            <text:p><text:s/>108,551 <text:s/></text:p>
          </table:table-cell>
          <table:table-cell table:style-name="ce44" office:value-type="float" office:value="-510016.019555556" calcext:value-type="float">
            <text:p><text:s/>-510,016 <text:s/></text:p>
          </table:table-cell>
          <table:table-cell table:style-name="ce44" office:value-type="float" office:value="-206789.268390333" calcext:value-type="float">
            <text:p><text:s/>-206,78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148155.136266667" calcext:value-type="float">
            <text:p><text:s/>148,155 <text:s/></text:p>
          </table:table-cell>
          <table:table-cell table:style-name="ce43" office:value-type="float" office:value="397183.1168" calcext:value-type="float">
            <text:p><text:s/>397,183 <text:s/></text:p>
          </table:table-cell>
          <table:table-cell table:style-name="ce43" office:value-type="float" office:value="900.574" calcext:value-type="float">
            <text:p><text:s/>901 <text:s/></text:p>
          </table:table-cell>
          <table:table-cell table:style-name="ce43" office:value-type="float" office:value="648.101333333333" calcext:value-type="float">
            <text:p><text:s/>648 <text:s/></text:p>
          </table:table-cell>
          <table:table-cell table:style-name="ce43"/>
          <table:table-cell table:style-name="ce43" office:value-type="float" office:value="2517.71738888889" calcext:value-type="float">
            <text:p><text:s/>2,518 <text:s/></text:p>
          </table:table-cell>
          <table:table-cell table:style-name="ce43" table:number-columns-repeated="2"/>
          <table:table-cell table:style-name="ce43" office:value-type="float" office:value="256.492" calcext:value-type="float">
            <text:p><text:s/>256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-124444.4264" calcext:value-type="float">
            <text:p><text:s/>-124,444 <text:s/></text:p>
          </table:table-cell>
          <table:table-cell table:style-name="ce44" office:value-type="float" office:value="-694021.369" calcext:value-type="float">
            <text:p><text:s/>-694,021 <text:s/></text:p>
          </table:table-cell>
          <table:table-cell table:style-name="ce44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76755.9076893747" calcext:value-type="float">
            <text:p><text:s/>76,756 <text:s/></text:p>
          </table:table-cell>
          <table:table-cell table:style-name="ce43" office:value-type="float" office:value="1080430.26146186" calcext:value-type="float">
            <text:p><text:s/>1,080,430 <text:s/></text:p>
          </table:table-cell>
          <table:table-cell table:style-name="ce43" table:number-columns-repeated="6"/>
          <table:table-cell table:style-name="ce43" office:value-type="float" office:value="11917.2385054218" calcext:value-type="float">
            <text:p><text:s/>11,91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73052.8913333333" calcext:value-type="float">
            <text:p><text:s/>73,053 <text:s/></text:p>
          </table:table-cell>
          <table:table-cell table:style-name="ce43" office:value-type="float" office:value="965384.149333333" calcext:value-type="float">
            <text:p><text:s/>965,38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297.282533333333" calcext:value-type="float">
            <text:p><text:s/>297 <text:s/></text:p>
          </table:table-cell>
          <table:table-cell table:style-name="ce43" office:value-type="float" office:value="2185.38666666667" calcext:value-type="float">
            <text:p><text:s/>2,185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33.6" calcext:value-type="float">
            <text:p><text:s/>34 <text:s/></text:p>
          </table:table-cell>
          <table:table-cell table:style-name="ce43" office:value-type="float" office:value="16124.4586666667" calcext:value-type="float">
            <text:p><text:s/>16,12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3372.133822708" calcext:value-type="float">
            <text:p><text:s/>3,372 <text:s/></text:p>
          </table:table-cell>
          <table:table-cell table:style-name="ce44" office:value-type="float" office:value="96736.2667951948" calcext:value-type="float">
            <text:p><text:s/>96,736 <text:s/></text:p>
          </table:table-cell>
          <table:table-cell table:style-name="ce44" table:number-columns-repeated="6"/>
          <table:table-cell table:style-name="ce44" office:value-type="float" office:value="11917.2385054218" calcext:value-type="float">
            <text:p><text:s/>11,91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2090049.6164" calcext:value-type="float">
            <text:p><text:s/>12,090,050 <text:s/></text:p>
          </table:table-cell>
          <table:table-cell table:style-name="ce43" office:value-type="float" office:value="4348306.35686667" calcext:value-type="float">
            <text:p><text:s/>4,348,306 <text:s/></text:p>
          </table:table-cell>
          <table:table-cell table:style-name="ce43" office:value-type="float" office:value="506.375" calcext:value-type="float">
            <text:p><text:s/>506 <text:s/></text:p>
          </table:table-cell>
          <table:table-cell table:style-name="ce43" office:value-type="float" office:value="694955.5264" calcext:value-type="float">
            <text:p><text:s/>694,956 <text:s/></text:p>
          </table:table-cell>
          <table:table-cell table:style-name="ce43" office:value-type="float" office:value="497945.127777778" calcext:value-type="float">
            <text:p><text:s/>497,945 <text:s/></text:p>
          </table:table-cell>
          <table:table-cell table:style-name="ce43" office:value-type="float" office:value="43874.9988888889" calcext:value-type="float">
            <text:p><text:s/>43,875 <text:s/></text:p>
          </table:table-cell>
          <table:table-cell table:style-name="ce43"/>
          <table:table-cell table:style-name="ce43" office:value-type="float" office:value="909399.133333333" calcext:value-type="float">
            <text:p><text:s/>909,399 <text:s/></text:p>
          </table:table-cell>
          <table:table-cell table:style-name="ce43" office:value-type="float" office:value="1429015.75193489" calcext:value-type="float">
            <text:p><text:s/>1,429,01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12030454.1493173" calcext:value-type="float">
            <text:p><text:s/>12,030,454 <text:s/></text:p>
          </table:table-cell>
          <table:table-cell table:style-name="ce43" office:value-type="float" office:value="4348306.35686667" calcext:value-type="float">
            <text:p><text:s/>4,348,306 <text:s/></text:p>
          </table:table-cell>
          <table:table-cell table:style-name="ce43" office:value-type="float" office:value="506.375" calcext:value-type="float">
            <text:p><text:s/>506 <text:s/></text:p>
          </table:table-cell>
          <table:table-cell table:style-name="ce43" office:value-type="float" office:value="694955.5264" calcext:value-type="float">
            <text:p><text:s/>694,956 <text:s/></text:p>
          </table:table-cell>
          <table:table-cell table:style-name="ce43" office:value-type="float" office:value="497945.127777778" calcext:value-type="float">
            <text:p><text:s/>497,945 <text:s/></text:p>
          </table:table-cell>
          <table:table-cell table:style-name="ce43" office:value-type="float" office:value="43874.9988888889" calcext:value-type="float">
            <text:p><text:s/>43,875 <text:s/></text:p>
          </table:table-cell>
          <table:table-cell table:style-name="ce43"/>
          <table:table-cell table:style-name="ce43" office:value-type="float" office:value="909399.133333333" calcext:value-type="float">
            <text:p><text:s/>909,399 <text:s/></text:p>
          </table:table-cell>
          <table:table-cell table:style-name="ce43" office:value-type="float" office:value="1369325.02411622" calcext:value-type="float">
            <text:p><text:s/>1,369,325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59595.4670826667" calcext:value-type="float">
            <text:p><text:s/>59,595 <text:s/></text:p>
          </table:table-cell>
          <table:table-cell table:style-name="ce44" table:number-columns-repeated="7"/>
          <table:table-cell table:style-name="ce44" office:value-type="float" office:value="59690.7278186667" calcext:value-type="float">
            <text:p><text:s/>59,69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32332.2589333333" calcext:value-type="float">
            <text:p><text:s/>32,332 <text:s/></text:p>
          </table:table-cell>
          <table:table-cell table:style-name="ce43" office:value-type="float" office:value="81736.5379815147" calcext:value-type="float">
            <text:p><text:s/>81,737 <text:s/></text:p>
          </table:table-cell>
          <table:table-cell table:style-name="ce43" table:number-columns-repeated="5"/>
          <table:table-cell table:style-name="ce43" office:value-type="float" office:value="361722.955555556" calcext:value-type="float">
            <text:p><text:s/>361,723 <text:s/></text:p>
          </table:table-cell>
          <table:table-cell table:style-name="ce43" office:value-type="float" office:value="27189.9170501338" calcext:value-type="float">
            <text:p><text:s/>27,19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32043.7124" calcext:value-type="float">
            <text:p><text:s/>32,044 <text:s/></text:p>
          </table:table-cell>
          <table:table-cell table:style-name="ce43" office:value-type="float" office:value="81603.2046481813" calcext:value-type="float">
            <text:p><text:s/>81,603 <text:s/></text:p>
          </table:table-cell>
          <table:table-cell table:style-name="ce43" table:number-columns-repeated="5"/>
          <table:table-cell table:style-name="ce43" office:value-type="float" office:value="361722.955555556" calcext:value-type="float">
            <text:p><text:s/>361,723 <text:s/></text:p>
          </table:table-cell>
          <table:table-cell table:style-name="ce43" office:value-type="float" office:value="27189.9170501338" calcext:value-type="float">
            <text:p><text:s/>27,19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80" calcext:value-type="float">
            <text:p><text:s/>280 <text:s/></text:p>
          </table:table-cell>
          <table:table-cell table:style-name="ce43" office:value-type="float" office:value="133.333333333333" calcext:value-type="float">
            <text:p><text:s/>133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8.54653333333333" calcext:value-type="float">
            <text:p><text:s/>9 <text:s/></text:p>
          </table:table-cell>
          <table:table-cell table:style-name="ce44" table:number-columns-repeated="8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907079.50924396" calcext:value-type="float">
            <text:p><text:s/>4,907,080 <text:s/></text:p>
          </table:table-cell>
          <table:table-cell table:style-name="ce45" office:value-type="float" office:value="983256.031489957" calcext:value-type="float">
            <text:p><text:s/>983,256 <text:s/></text:p>
          </table:table-cell>
          <table:table-cell table:style-name="ce45" office:value-type="float" office:value="943.4" calcext:value-type="float">
            <text:p><text:s/>943 <text:s/></text:p>
          </table:table-cell>
          <table:table-cell table:style-name="ce45" office:value-type="float" office:value="518699.989333333" calcext:value-type="float">
            <text:p><text:s/>518,700 <text:s/></text:p>
          </table:table-cell>
          <table:table-cell table:style-name="ce45" office:value-type="float" office:value="370875.183333333" calcext:value-type="float">
            <text:p><text:s/>370,875 <text:s/></text:p>
          </table:table-cell>
          <table:table-cell table:style-name="ce45" office:value-type="float" office:value="1133423.7123871" calcext:value-type="float">
            <text:p><text:s/>1,133,424 <text:s/></text:p>
          </table:table-cell>
          <table:table-cell table:style-name="ce45" office:value-type="float" office:value="108551" calcext:value-type="float">
            <text:p><text:s/>108,551 <text:s/></text:p>
          </table:table-cell>
          <table:table-cell table:style-name="ce45" office:value-type="float" office:value="37660.1582222222" calcext:value-type="float">
            <text:p><text:s/>37,660 <text:s/></text:p>
          </table:table-cell>
          <table:table-cell table:style-name="ce45" office:value-type="float" office:value="1182862.835989" calcext:value-type="float">
            <text:p><text:s/>1,182,863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907079.50924396" calcext:value-type="float">
            <text:p><text:s/>4,907,080 <text:s/></text:p>
          </table:table-cell>
          <table:table-cell table:style-name="ce45" office:value-type="float" office:value="983256.031489957" calcext:value-type="float">
            <text:p><text:s/>983,256 <text:s/></text:p>
          </table:table-cell>
          <table:table-cell table:style-name="ce45" table:number-columns-repeated="6"/>
          <table:table-cell table:style-name="ce45" office:value-type="float" office:value="11747.12" calcext:value-type="float">
            <text:p><text:s/>11,74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109733.057910625" calcext:value-type="float">
            <text:p><text:s/>109,733 <text:s/></text:p>
          </table:table-cell>
          <table:table-cell table:style-name="ce43" office:value-type="float" office:value="737960.796289957" calcext:value-type="float">
            <text:p><text:s/>737,961 <text:s/></text:p>
          </table:table-cell>
          <table:table-cell table:style-name="ce43" table:number-columns-repeated="6"/>
          <table:table-cell table:style-name="ce43" office:value-type="float" office:value="11747.12" calcext:value-type="float">
            <text:p><text:s/>11,74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office:value-type="float" office:value="2041.2" calcext:value-type="float">
            <text:p><text:s/>2,041 <text:s/></text:p>
          </table:table-cell>
          <table:table-cell table:style-name="ce43" office:value-type="float" office:value="2735.78666666667" calcext:value-type="float">
            <text:p><text:s/>2,736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13066.0198666667" calcext:value-type="float">
            <text:p><text:s/>13,066 <text:s/></text:p>
          </table:table-cell>
          <table:table-cell table:style-name="ce43" office:value-type="float" office:value="47126.4132082453" calcext:value-type="float">
            <text:p><text:s/>47,126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530.973333333333" calcext:value-type="float">
            <text:p><text:s/>531 <text:s/></text:p>
          </table:table-cell>
          <table:table-cell table:style-name="ce43" office:value-type="float" office:value="78136.6186666667" calcext:value-type="float">
            <text:p><text:s/>78,13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/>
          <table:table-cell table:style-name="ce43" office:value-type="float" office:value="2198.29333333333" calcext:value-type="float">
            <text:p><text:s/>2,19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5.5888" calcext:value-type="float">
            <text:p><text:s/>6 <text:s/></text:p>
          </table:table-cell>
          <table:table-cell table:style-name="ce43" office:value-type="float" office:value="1931.504" calcext:value-type="float">
            <text:p><text:s/>1,93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565.075466666667" calcext:value-type="float">
            <text:p><text:s/>565 <text:s/></text:p>
          </table:table-cell>
          <table:table-cell table:style-name="ce43" office:value-type="float" office:value="35463.5253585226" calcext:value-type="float">
            <text:p><text:s/>35,46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63.5534666666667" calcext:value-type="float">
            <text:p><text:s/>64 <text:s/></text:p>
          </table:table-cell>
          <table:table-cell table:style-name="ce43" office:value-type="float" office:value="181.76" calcext:value-type="float">
            <text:p><text:s/>18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56977.2084706067" calcext:value-type="float">
            <text:p><text:s/>56,977 <text:s/></text:p>
          </table:table-cell>
          <table:table-cell table:style-name="ce43" office:value-type="float" office:value="215240.365989856" calcext:value-type="float">
            <text:p><text:s/>215,24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54604.2" calcext:value-type="float">
            <text:p><text:s/>54,604 <text:s/></text:p>
          </table:table-cell>
          <table:table-cell table:style-name="ce43" office:value-type="float" office:value="126454.734661963" calcext:value-type="float">
            <text:p><text:s/>126,455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12237.4368" calcext:value-type="float">
            <text:p>( 12,237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54604.2" calcext:value-type="float">
            <text:p>( 54,604 <text:s/>)</text:p>
          </table:table-cell>
          <table:table-cell table:style-name="ce46" office:value-type="float" office:value="113298.257861963" calcext:value-type="float">
            <text:p>( 113,298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/>
          <table:table-cell table:style-name="ce46" office:value-type="float" office:value="919.04" calcext:value-type="float">
            <text:p>( 919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144.354070606667" calcext:value-type="float">
            <text:p><text:s/>144 <text:s/></text:p>
          </table:table-cell>
          <table:table-cell table:style-name="ce43" office:value-type="float" office:value="63759.8456157973" calcext:value-type="float">
            <text:p><text:s/>63,76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2172.6544" calcext:value-type="float">
            <text:p><text:s/>2,173 <text:s/></text:p>
          </table:table-cell>
          <table:table-cell table:style-name="ce43" office:value-type="float" office:value="25025.785712096" calcext:value-type="float">
            <text:p><text:s/>25,026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56" calcext:value-type="float">
            <text:p><text:s/>56 <text:s/></text:p>
          </table:table-cell>
          <table:table-cell table:style-name="ce47" table:number-columns-repeated="8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491.6888" calcext:value-type="float">
            <text:p><text:s/>1,492 <text:s/></text:p>
          </table:table-cell>
          <table:table-cell table:style-name="ce43" office:value-type="float" office:value="14884" calcext:value-type="float">
            <text:p><text:s/>14,884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22.6510666666667" calcext:value-type="float">
            <text:p><text:s/>23 <text:s/></text:p>
          </table:table-cell>
          <table:table-cell table:style-name="ce43" office:value-type="float" office:value="4476.82133333333" calcext:value-type="float">
            <text:p><text:s/>4,477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00.185866666667" calcext:value-type="float">
            <text:p><text:s/>100 <text:s/></text:p>
          </table:table-cell>
          <table:table-cell table:style-name="ce47" office:value-type="float" office:value="17128.2133333333" calcext:value-type="float">
            <text:p><text:s/>17,128 <text:s/></text:p>
          </table:table-cell>
          <table:table-cell table:style-name="ce47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11636.9325333333" calcext:value-type="float">
            <text:p><text:s/>11,637 <text:s/></text:p>
          </table:table-cell>
          <table:table-cell table:style-name="ce43" office:value-type="float" office:value="181649.418666667" calcext:value-type="float">
            <text:p><text:s/>181,649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10468.9013333333" calcext:value-type="float">
            <text:p><text:s/>10,469 <text:s/></text:p>
          </table:table-cell>
          <table:table-cell table:style-name="ce43" office:value-type="float" office:value="18029.8346666667" calcext:value-type="float">
            <text:p><text:s/>18,03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168.0312" calcext:value-type="float">
            <text:p><text:s/>1,168 <text:s/></text:p>
          </table:table-cell>
          <table:table-cell table:style-name="ce43" office:value-type="float" office:value="163619.584" calcext:value-type="float">
            <text:p><text:s/>163,62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321.066666666667" calcext:value-type="float">
            <text:p>( 321 <text:s/>)</text:p>
          </table:table-cell>
          <table:table-cell table:style-name="ce46" office:value-type="float" office:value="11525.3333333333" calcext:value-type="float">
            <text:p>( 11,525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769.8712" calcext:value-type="float">
            <text:p>( 770 <text:s/>)</text:p>
          </table:table-cell>
          <table:table-cell table:style-name="ce48" office:value-type="float" office:value="130397.866666667" calcext:value-type="float">
            <text:p>( 130,398 <text:s/>)</text:p>
          </table:table-cell>
          <table:table-cell table:style-name="ce48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5381.02226666667" calcext:value-type="float">
            <text:p><text:s/>5,381 <text:s/></text:p>
          </table:table-cell>
          <table:table-cell table:style-name="ce43" office:value-type="float" office:value="103870.411733333" calcext:value-type="float">
            <text:p><text:s/>103,870 <text:s/></text:p>
          </table:table-cell>
          <table:table-cell table:style-name="ce43" table:number-columns-repeated="6"/>
          <table:table-cell table:style-name="ce43" office:value-type="float" office:value="11747.12" calcext:value-type="float">
            <text:p><text:s/>11,747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5380.36893333333" calcext:value-type="float">
            <text:p><text:s/>5,380 <text:s/></text:p>
          </table:table-cell>
          <table:table-cell table:style-name="ce43" office:value-type="float" office:value="67508.7466666667" calcext:value-type="float">
            <text:p><text:s/>67,509 <text:s/></text:p>
          </table:table-cell>
          <table:table-cell table:style-name="ce43" table:number-columns-repeated="6"/>
          <table:table-cell table:style-name="ce43" office:value-type="float" office:value="11747.12" calcext:value-type="float">
            <text:p><text:s/>11,747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office:value-type="float" office:value="0.653333333333333" calcext:value-type="float">
            <text:p><text:s/>1 <text:s/></text:p>
          </table:table-cell>
          <table:table-cell table:style-name="ce43" office:value-type="float" office:value="36361.6650666667" calcext:value-type="float">
            <text:p><text:s/>36,362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office:value-type="float" office:value="0.653333333333333" calcext:value-type="float">
            <text:p>( 1 <text:s/>)</text:p>
          </table:table-cell>
          <table:table-cell table:style-name="ce46" office:value-type="float" office:value="31283.9584" calcext:value-type="float">
            <text:p>( 31,284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209.072266666667" calcext:value-type="float">
            <text:p><text:s/>209 <text:s/></text:p>
          </table:table-cell>
          <table:table-cell table:style-name="ce43" office:value-type="float" office:value="8053.14773333333" calcext:value-type="float">
            <text:p><text:s/>8,053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187.222933333333" calcext:value-type="float">
            <text:p><text:s/>187 <text:s/></text:p>
          </table:table-cell>
          <table:table-cell table:style-name="ce47" office:value-type="float" office:value="2588.16" calcext:value-type="float">
            <text:p><text:s/>2,588 <text:s/></text:p>
          </table:table-cell>
          <table:table-cell table:style-name="ce47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6001.53026666667" calcext:value-type="float">
            <text:p><text:s/>6,002 <text:s/></text:p>
          </table:table-cell>
          <table:table-cell table:style-name="ce43" office:value-type="float" office:value="4460.18453333333" calcext:value-type="float">
            <text:p><text:s/>4,46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5254.93826666667" calcext:value-type="float">
            <text:p>( 5,255 <text:s/>)</text:p>
          </table:table-cell>
          <table:table-cell table:style-name="ce46" office:value-type="float" office:value="2865.0912" calcext:value-type="float">
            <text:p>( 2,865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1769.87066666667" calcext:value-type="float">
            <text:p><text:s/>1,770 <text:s/></text:p>
          </table:table-cell>
          <table:table-cell table:style-name="ce43" office:value-type="float" office:value="5813.14133333333" calcext:value-type="float">
            <text:p><text:s/>5,813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2.7782666666667" calcext:value-type="float">
            <text:p><text:s/>13 <text:s/></text:p>
          </table:table-cell>
          <table:table-cell table:style-name="ce43" office:value-type="float" office:value="1016.64" calcext:value-type="float">
            <text:p><text:s/>1,017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-1364.95389331467" calcext:value-type="float">
            <text:p><text:s/>-1,365 <text:s/></text:p>
          </table:table-cell>
          <table:table-cell table:style-name="ce43" office:value-type="float" office:value="7067.40373333333" calcext:value-type="float">
            <text:p><text:s/>7,067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11035.4374666667" calcext:value-type="float">
            <text:p><text:s/>11,035 <text:s/></text:p>
          </table:table-cell>
          <table:table-cell table:style-name="ce43" office:value-type="float" office:value="3938.98666666667" calcext:value-type="float">
            <text:p><text:s/>3,939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office:value-type="float" office:value="4056890.24906667" calcext:value-type="float">
            <text:p><text:s/>4,056,890 <text:s/></text:p>
          </table:table-cell>
          <table:table-cell table:style-name="ce43" office:value-type="float" office:value="48931.5114666667" calcext:value-type="float">
            <text:p><text:s/>48,932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office:value-type="float" office:value="4006396.85693333" calcext:value-type="float">
            <text:p><text:s/>4,006,397 <text:s/></text:p>
          </table:table-cell>
          <table:table-cell table:style-name="ce43" table:number-columns-repeated="8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office:value-type="float" office:value="130.666666666667" calcext:value-type="float">
            <text:p><text:s/>131 <text:s/></text:p>
          </table:table-cell>
          <table:table-cell table:style-name="ce43" table:number-columns-repeated="8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office:value-type="float" office:value="50362.7254666667" calcext:value-type="float">
            <text:p><text:s/>50,363 <text:s/></text:p>
          </table:table-cell>
          <table:table-cell table:style-name="ce43" office:value-type="float" office:value="48931.5114666667" calcext:value-type="float">
            <text:p><text:s/>48,932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367841.7036" calcext:value-type="float">
            <text:p><text:s/>367,842 <text:s/></text:p>
          </table:table-cell>
          <table:table-cell table:style-name="ce43" office:value-type="float" office:value="23027.872" calcext:value-type="float">
            <text:p><text:s/>23,028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57750.8596" calcext:value-type="float">
            <text:p><text:s/>57,751 <text:s/></text:p>
          </table:table-cell>
          <table:table-cell table:style-name="ce43" office:value-type="float" office:value="1083.84" calcext:value-type="float">
            <text:p><text:s/>1,084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office:value-type="float" office:value="310090.844" calcext:value-type="float">
            <text:p><text:s/>310,091 <text:s/></text:p>
          </table:table-cell>
          <table:table-cell table:style-name="ce44" office:value-type="float" office:value="21944.032" calcext:value-type="float">
            <text:p><text:s/>21,944 <text:s/></text:p>
          </table:table-cell>
          <table:table-cell table:style-name="ce44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372614.498666667" calcext:value-type="float">
            <text:p><text:s/>372,614 <text:s/></text:p>
          </table:table-cell>
          <table:table-cell table:style-name="ce43" office:value-type="float" office:value="173335.851733333" calcext:value-type="float">
            <text:p><text:s/>173,336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94056.634" calcext:value-type="float">
            <text:p><text:s/>94,057 <text:s/></text:p>
          </table:table-cell>
          <table:table-cell table:style-name="ce43" office:value-type="float" office:value="115251.786666667" calcext:value-type="float">
            <text:p><text:s/>115,252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657.7816" calcext:value-type="float">
            <text:p><text:s/>658 <text:s/></text:p>
          </table:table-cell>
          <table:table-cell table:style-name="ce43" office:value-type="float" office:value="1649.81333333333" calcext:value-type="float">
            <text:p><text:s/>1,65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25536.7830666667" calcext:value-type="float">
            <text:p><text:s/>25,537 <text:s/></text:p>
          </table:table-cell>
          <table:table-cell table:style-name="ce43" office:value-type="float" office:value="4284.8" calcext:value-type="float">
            <text:p><text:s/>4,285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office:value-type="float" office:value="140.7952" calcext:value-type="float">
            <text:p><text:s/>141 <text:s/></text:p>
          </table:table-cell>
          <table:table-cell table:style-name="ce43" table:number-columns-repeated="8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office:value-type="float" office:value="1856.5904" calcext:value-type="float">
            <text:p><text:s/>1,857 <text:s/></text:p>
          </table:table-cell>
          <table:table-cell table:style-name="ce43" office:value-type="float" office:value="-0.0213333333333333" calcext:value-type="float">
            <text:p><text:s/>-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37.4472" calcext:value-type="float">
            <text:p><text:s/>37 <text:s/></text:p>
          </table:table-cell>
          <table:table-cell table:style-name="ce43" office:value-type="float" office:value="2.13333333333333" calcext:value-type="float">
            <text:p><text:s/>2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2323.5044" calcext:value-type="float">
            <text:p><text:s/>2,324 <text:s/></text:p>
          </table:table-cell>
          <table:table-cell table:style-name="ce43" office:value-type="float" office:value="159.146666666667" calcext:value-type="float">
            <text:p><text:s/>159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4516.792" calcext:value-type="float">
            <text:p><text:s/>4,517 <text:s/></text:p>
          </table:table-cell>
          <table:table-cell table:style-name="ce43" office:value-type="float" office:value="4530.98666666667" calcext:value-type="float">
            <text:p><text:s/>4,531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83748.027866667" calcext:value-type="float">
            <text:p><text:s/>183,748 <text:s/></text:p>
          </table:table-cell>
          <table:table-cell table:style-name="ce43" office:value-type="float" office:value="1009.6" calcext:value-type="float">
            <text:p><text:s/>1,01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59740.1429333333" calcext:value-type="float">
            <text:p><text:s/>59,740 <text:s/></text:p>
          </table:table-cell>
          <table:table-cell table:style-name="ce44" office:value-type="float" office:value="46447.6064" calcext:value-type="float">
            <text:p><text:s/>46,448 <text:s/></text:p>
          </table:table-cell>
          <table:table-cell table:style-name="ce44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943.4" calcext:value-type="float">
            <text:p><text:s/>943 <text:s/></text:p>
          </table:table-cell>
          <table:table-cell table:style-name="ce43" office:value-type="float" office:value="518699.989333333" calcext:value-type="float">
            <text:p><text:s/>518,700 <text:s/></text:p>
          </table:table-cell>
          <table:table-cell table:style-name="ce43" office:value-type="float" office:value="370875.183333333" calcext:value-type="float">
            <text:p><text:s/>370,875 <text:s/></text:p>
          </table:table-cell>
          <table:table-cell table:style-name="ce43" office:value-type="float" office:value="1133423.7123871" calcext:value-type="float">
            <text:p><text:s/>1,133,424 <text:s/></text:p>
          </table:table-cell>
          <table:table-cell table:style-name="ce43" office:value-type="float" office:value="108551" calcext:value-type="float">
            <text:p><text:s/>108,551 <text:s/></text:p>
          </table:table-cell>
          <table:table-cell table:style-name="ce43" office:value-type="float" office:value="37660.1582222222" calcext:value-type="float">
            <text:p><text:s/>37,660 <text:s/></text:p>
          </table:table-cell>
          <table:table-cell table:style-name="ce43" office:value-type="float" office:value="1171115.715989" calcext:value-type="float">
            <text:p><text:s/>1,171,116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943.4" calcext:value-type="float">
            <text:p><text:s/>943 <text:s/></text:p>
          </table:table-cell>
          <table:table-cell table:style-name="ce43" office:value-type="float" office:value="518699.989333333" calcext:value-type="float">
            <text:p><text:s/>518,700 <text:s/></text:p>
          </table:table-cell>
          <table:table-cell table:style-name="ce43" office:value-type="float" office:value="370875.183333333" calcext:value-type="float">
            <text:p><text:s/>370,875 <text:s/></text:p>
          </table:table-cell>
          <table:table-cell table:style-name="ce43" office:value-type="float" office:value="1133423.7123871" calcext:value-type="float">
            <text:p><text:s/>1,133,424 <text:s/></text:p>
          </table:table-cell>
          <table:table-cell table:style-name="ce43" office:value-type="float" office:value="108551" calcext:value-type="float">
            <text:p><text:s/>108,551 <text:s/></text:p>
          </table:table-cell>
          <table:table-cell table:style-name="ce43" office:value-type="float" office:value="37660.1582222222" calcext:value-type="float">
            <text:p><text:s/>37,660 <text:s/></text:p>
          </table:table-cell>
          <table:table-cell table:style-name="ce43" office:value-type="float" office:value="1171115.715989" calcext:value-type="float">
            <text:p><text:s/>1,171,116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299886.865755039" calcext:value-type="float">
            <text:p><text:s/>299,887 <text:s/></text:p>
          </table:table-cell>
          <table:table-cell table:style-name="ce43" office:value-type="float" office:value="3807338.23097696" calcext:value-type="float">
            <text:p><text:s/>3,807,338 <text:s/></text:p>
          </table:table-cell>
          <table:table-cell table:style-name="ce43" table:number-columns-repeated="6"/>
          <table:table-cell table:style-name="ce43" office:value-type="float" office:value="38062.421824" calcext:value-type="float">
            <text:p><text:s/>38,062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266862.213420039" calcext:value-type="float">
            <text:p><text:s/>266,862 <text:s/></text:p>
          </table:table-cell>
          <table:table-cell table:style-name="ce43" office:value-type="float" office:value="3553833.29057996" calcext:value-type="float">
            <text:p><text:s/>3,553,83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26474.029517" calcext:value-type="float">
            <text:p><text:s/>26,474 <text:s/></text:p>
          </table:table-cell>
          <table:table-cell table:style-name="ce43" office:value-type="float" office:value="8084.993632" calcext:value-type="float">
            <text:p><text:s/>8,085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119.955887" calcext:value-type="float">
            <text:p><text:s/>120 <text:s/></text:p>
          </table:table-cell>
          <table:table-cell table:style-name="ce43" office:value-type="float" office:value="44483.975673" calcext:value-type="float">
            <text:p><text:s/>44,484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430.666931" calcext:value-type="float">
            <text:p><text:s/>6,431 <text:s/></text:p>
          </table:table-cell>
          <table:table-cell table:style-name="ce43" office:value-type="float" office:value="200935.971092" calcext:value-type="float">
            <text:p><text:s/>200,936 <text:s/></text:p>
          </table:table-cell>
          <table:table-cell table:style-name="ce43" table:number-columns-repeated="6"/>
          <table:table-cell table:style-name="ce43" office:value-type="float" office:value="38062.421824" calcext:value-type="float">
            <text:p><text:s/>38,062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2591.702826" calcext:value-type="float">
            <text:p><text:s/>2,592 <text:s/></text:p>
          </table:table-cell>
          <table:table-cell table:style-name="ce43" office:value-type="float" office:value="943605.999335" calcext:value-type="float">
            <text:p><text:s/>943,606 <text:s/></text:p>
          </table:table-cell>
          <table:table-cell table:style-name="ce43" table:number-columns-repeated="6"/>
          <table:table-cell table:style-name="ce43" office:value-type="float" office:value="21750.850801" calcext:value-type="float">
            <text:p><text:s/>21,75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2591.702826" calcext:value-type="float">
            <text:p><text:s/>2,592 <text:s/></text:p>
          </table:table-cell>
          <table:table-cell table:style-name="ce44" office:value-type="float" office:value="943605.999335" calcext:value-type="float">
            <text:p><text:s/>943,606 <text:s/></text:p>
          </table:table-cell>
          <table:table-cell table:style-name="ce44" table:number-columns-repeated="6"/>
          <table:table-cell table:style-name="ce44" office:value-type="float" office:value="21750.850801" calcext:value-type="float">
            <text:p><text:s/>21,75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3"/>
          <table:table-cell table:style-name="ce37" table:number-columns-repeated="1009"/>
        </table:table-row>
        <table:table-row table:style-name="ro6">
          <table:table-cell table:style-name="ce13"/>
          <table:table-cell table:style-name="ce4"/>
          <table:table-cell table:style-name="ce13" table:number-columns-repeated="13"/>
          <table:table-cell table:style-name="ce37" table:number-columns-repeated="1009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3"/>
          <table:table-cell table:style-name="ce14" table:number-columns-repeated="1009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4.$A$1:.$AMJ$7" table:range-usable-as="repeat-column repeat-row"/>
        </table:named-expressions>
      </table:table>
      <table:table table:name="Page5" table:style-name="ta5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7" table:default-cell-style-name="ce15"/>
        <table:table-column table:style-name="co5" table:number-columns-repeated="2" table:default-cell-style-name="ce15"/>
        <table:table-column table:style-name="co17" table:default-cell-style-name="ce15"/>
        <table:table-column table:style-name="co5" table:number-columns-repeated="5" table:default-cell-style-name="ce15"/>
        <table:table-column table:style-name="co18" table:default-cell-style-name="ce14"/>
        <table:table-column table:style-name="co11" table:default-cell-style-name="ce14"/>
        <table:table-column table:style-name="co19" table:default-cell-style-name="ce14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6 能源平衡表－OECD能源統計格式（公秉油當量單位）</text:p>
            </table:table-cell>
            <table:covered-table-cell table:number-columns-repeated="11" table:style-name="ce16"/>
            <table:table-cell/>
            <table:table-cell table:style-name="ce15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/>
            <table:table-cell table:style-name="ce56" table:number-columns-repeated="3"/>
            <table:table-cell table:style-name="ce37" table:number-columns-repeated="2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13" table:number-columns-repeated="3"/>
            <table:table-cell table:style-name="ce37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天然氣合計</text:p>
            </table:table-cell>
            <table:table-cell table:style-name="ce39" office:value-type="string" calcext:value-type="string">
              <text:p>(自產)</text:p>
            </table:table-cell>
            <table:table-cell table:style-name="ce39" office:value-type="string" calcext:value-type="string">
              <text:p>(進口)</text:p>
            </table:table-cell>
            <table:table-cell table:style-name="ce39" office:value-type="string" calcext:value-type="string">
              <text:p>生質能及</text:p>
            </table:table-cell>
            <table:table-cell table:style-name="ce39" office:value-type="string" calcext:value-type="string">
              <text:p>生質能合計</text:p>
            </table:table-cell>
            <table:table-cell table:style-name="ce39" office:value-type="string" calcext:value-type="string">
              <text:p>固態生質能</text:p>
            </table:table-cell>
            <table:table-cell table:style-name="ce39" office:value-type="string" calcext:value-type="string">
              <text:p>液態生質能</text:p>
            </table:table-cell>
            <table:table-cell table:style-name="ce39" office:value-type="string" calcext:value-type="string">
              <text:p>氣態生質能</text:p>
            </table:table-cell>
            <table:table-cell table:style-name="ce39" office:value-type="string" calcext:value-type="string">
              <text:p>廢棄物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39" office:value-type="string" calcext:value-type="string">
              <text:p>天然氣</text:p>
            </table:table-cell>
            <table:table-cell table:style-name="ce39" office:value-type="string" calcext:value-type="string">
              <text:p>液化天然氣</text:p>
            </table:table-cell>
            <table:table-cell table:style-name="ce39" office:value-type="string" calcext:value-type="string">
              <text:p>廢棄物合計</text:p>
            </table:table-cell>
            <table:table-cell table:style-name="ce39" table:number-columns-repeated="3"/>
            <table:table-cell table:style-name="ce54"/>
            <table:table-cell table:style-name="ce39"/>
            <table:table-cell table:style-name="ce51"/>
            <table:table-cell table:style-name="ce4" table:number-columns-repeated="2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/>
            <table:table-cell table:style-name="ce40" table:number-columns-repeated="2"/>
            <table:table-cell table:style-name="ce55" table:number-columns-repeated="4"/>
            <table:table-cell table:style-name="ce40"/>
            <table:table-cell table:style-name="ce55"/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38 ~ C39</text:p>
            </table:table-cell>
            <table:table-cell table:style-name="ce41" table:number-columns-repeated="2"/>
            <table:table-cell table:style-name="ce41" office:value-type="string" calcext:value-type="string">
              <text:p>C41 + C45</text:p>
            </table:table-cell>
            <table:table-cell table:style-name="ce41" office:value-type="string" calcext:value-type="string">
              <text:p>C42 ~ C44</text:p>
            </table:table-cell>
            <table:table-cell table:style-name="ce41" table:number-columns-repeated="4"/>
            <table:table-cell table:style-name="ce4" table:number-columns-repeated="3"/>
            <table:table-cell table:style-name="ce51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number-columns-repeated="2" table:style-name="ce42" office:value-type="float" office:value="89392.7564444445" calcext:value-type="float">
            <text:p><text:s/>89,393 <text:s/></text:p>
          </table:table-cell>
          <table:table-cell table:style-name="ce42"/>
          <table:table-cell table:style-name="ce42" office:value-type="float" office:value="1531162.03813219" calcext:value-type="float">
            <text:p><text:s/>1,531,162 <text:s/></text:p>
          </table:table-cell>
          <table:table-cell table:style-name="ce42" office:value-type="float" office:value="165457.635466523" calcext:value-type="float">
            <text:p><text:s/>165,458 <text:s/></text:p>
          </table:table-cell>
          <table:table-cell table:style-name="ce42" office:value-type="float" office:value="157106.450793333" calcext:value-type="float">
            <text:p><text:s/>157,106 <text:s/></text:p>
          </table:table-cell>
          <table:table-cell table:style-name="ce42" office:value-type="float" office:value="4.57333333333333" calcext:value-type="float">
            <text:p><text:s/>5 <text:s/></text:p>
          </table:table-cell>
          <table:table-cell table:style-name="ce42" office:value-type="float" office:value="8346.611339856" calcext:value-type="float">
            <text:p><text:s/>8,347 <text:s/></text:p>
          </table:table-cell>
          <table:table-cell table:style-name="ce42" office:value-type="float" office:value="1365704.40266567" calcext:value-type="float">
            <text:p><text:s/>1,365,704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23527809.6171817" calcext:value-type="float">
            <text:p><text:s/>23,527,810 <text:s/></text:p>
          </table:table-cell>
          <table:table-cell table:style-name="ce43"/>
          <table:table-cell table:style-name="ce43" office:value-type="float" office:value="23527809.6171817" calcext:value-type="float">
            <text:p><text:s/>23,527,810 <text:s/></text:p>
          </table:table-cell>
          <table:table-cell table:number-columns-repeated="2" table:style-name="ce43" office:value-type="float" office:value="42.1246666666667" calcext:value-type="float">
            <text:p><text:s/>42 <text:s/></text:p>
          </table:table-cell>
          <table:table-cell table:style-name="ce43"/>
          <table:table-cell table:style-name="ce43" office:value-type="float" office:value="42.1246666666667" calcext:value-type="float">
            <text:p><text:s/>42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19929.748434284" calcext:value-type="float">
            <text:p><text:s/>119,930 <text:s/></text:p>
          </table:table-cell>
          <table:table-cell table:style-name="ce43" office:value-type="float" office:value="109615.292777778" calcext:value-type="float">
            <text:p><text:s/>109,615 <text:s/></text:p>
          </table:table-cell>
          <table:table-cell table:style-name="ce43" office:value-type="float" office:value="10314.4556565066" calcext:value-type="float">
            <text:p><text:s/>10,314 <text:s/></text:p>
          </table:table-cell>
          <table:table-cell table:number-columns-repeated="2" table:style-name="ce43" office:value-type="float" office:value="0.127166666666664" calcext:value-type="float">
            <text:p><text:s/>0 <text:s/></text:p>
          </table:table-cell>
          <table:table-cell table:style-name="ce43"/>
          <table:table-cell table:style-name="ce43" office:value-type="float" office:value="0.127166666666664" calcext:value-type="float">
            <text:p><text:s/>0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23497272.6251919" calcext:value-type="float">
            <text:p><text:s/>23,497,273 <text:s/></text:p>
          </table:table-cell>
          <table:table-cell table:style-name="ce44" office:value-type="float" office:value="-20222.5363333333" calcext:value-type="float">
            <text:p><text:s/>-20,223 <text:s/></text:p>
          </table:table-cell>
          <table:table-cell table:style-name="ce44" office:value-type="float" office:value="23517495.1615252" calcext:value-type="float">
            <text:p><text:s/>23,517,495 <text:s/></text:p>
          </table:table-cell>
          <table:table-cell table:style-name="ce44" office:value-type="float" office:value="1531204.03563219" calcext:value-type="float">
            <text:p><text:s/>1,531,204 <text:s/></text:p>
          </table:table-cell>
          <table:table-cell table:style-name="ce44" office:value-type="float" office:value="165499.632966523" calcext:value-type="float">
            <text:p><text:s/>165,500 <text:s/></text:p>
          </table:table-cell>
          <table:table-cell table:style-name="ce44" office:value-type="float" office:value="157106.450793333" calcext:value-type="float">
            <text:p><text:s/>157,106 <text:s/></text:p>
          </table:table-cell>
          <table:table-cell table:style-name="ce44" office:value-type="float" office:value="46.5708333333333" calcext:value-type="float">
            <text:p><text:s/>47 <text:s/></text:p>
          </table:table-cell>
          <table:table-cell table:style-name="ce44" office:value-type="float" office:value="8346.611339856" calcext:value-type="float">
            <text:p><text:s/>8,347 <text:s/></text:p>
          </table:table-cell>
          <table:table-cell table:style-name="ce44" office:value-type="float" office:value="1365704.40266567" calcext:value-type="float">
            <text:p><text:s/>1,365,70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25157184.0092166" calcext:value-type="float">
            <text:p><text:s/>25,157,184 <text:s/></text:p>
          </table:table-cell>
          <table:table-cell table:style-name="ce43"/>
          <table:table-cell table:style-name="ce43" office:value-type="float" office:value="25157184.0092166" calcext:value-type="float">
            <text:p><text:s/>25,157,184 <text:s/></text:p>
          </table:table-cell>
          <table:table-cell table:number-columns-repeated="2" table:style-name="ce43" office:value-type="float" office:value="36.7708333333333" calcext:value-type="float">
            <text:p><text:s/>37 <text:s/></text:p>
          </table:table-cell>
          <table:table-cell table:style-name="ce43"/>
          <table:table-cell table:style-name="ce43" office:value-type="float" office:value="36.7708333333333" calcext:value-type="float">
            <text:p><text:s/>37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49104.6171452709" calcext:value-type="float">
            <text:p><text:s/>49,105 <text:s/></text:p>
          </table:table-cell>
          <table:table-cell table:style-name="ce44" office:value-type="float" office:value="573.94666666666" calcext:value-type="float">
            <text:p><text:s/>574 <text:s/></text:p>
          </table:table-cell>
          <table:table-cell table:style-name="ce44" office:value-type="float" office:value="48530.6704786042" calcext:value-type="float">
            <text:p><text:s/>48,531 <text:s/></text:p>
          </table:table-cell>
          <table:table-cell table:style-name="ce44" office:value-type="float" office:value="-0.00839999997769641" calcext:value-type="float">
            <text:p><text:s/>-0 <text:s/></text:p>
          </table:table-cell>
          <table:table-cell table:style-name="ce44" office:value-type="float" office:value="-0.00839999999669641" calcext:value-type="float">
            <text:p><text:s/>-0 <text:s/></text:p>
          </table:table-cell>
          <table:table-cell table:style-name="ce44" office:value-type="float" office:value="0.0000000000033" calcext:value-type="float">
            <text:p><text:s/>0 <text:s/></text:p>
          </table:table-cell>
          <table:table-cell table:style-name="ce44" office:value-type="float" office:value="-0.0083999999999964" calcext:value-type="float">
            <text:p><text:s/>-0 <text:s/></text:p>
          </table:table-cell>
          <table:table-cell table:style-name="ce44"/>
          <table:table-cell table:style-name="ce44" office:value-type="float" office:value="0.000000000019" calcext:value-type="float">
            <text:p><text:s/>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18533259.9863172" calcext:value-type="float">
            <text:p><text:s/>18,533,260 <text:s/></text:p>
          </table:table-cell>
          <table:table-cell table:style-name="ce43" office:value-type="float" office:value="575.108760293333" calcext:value-type="float">
            <text:p><text:s/>575 <text:s/></text:p>
          </table:table-cell>
          <table:table-cell table:style-name="ce43" office:value-type="float" office:value="18532684.8775569" calcext:value-type="float">
            <text:p><text:s/>18,532,685 <text:s/></text:p>
          </table:table-cell>
          <table:table-cell table:style-name="ce43" office:value-type="float" office:value="1128177.72971566" calcext:value-type="float">
            <text:p><text:s/>1,128,178 <text:s/></text:p>
          </table:table-cell>
          <table:table-cell table:style-name="ce43" office:value-type="float" office:value="38230.7060351071" calcext:value-type="float">
            <text:p><text:s/>38,231 <text:s/></text:p>
          </table:table-cell>
          <table:table-cell table:style-name="ce43" office:value-type="float" office:value="30449.7463692605" calcext:value-type="float">
            <text:p><text:s/>30,450 <text:s/></text:p>
          </table:table-cell>
          <table:table-cell table:style-name="ce43"/>
          <table:table-cell table:style-name="ce43" office:value-type="float" office:value="7780.95966584655" calcext:value-type="float">
            <text:p><text:s/>7,781 <text:s/></text:p>
          </table:table-cell>
          <table:table-cell table:style-name="ce43" office:value-type="float" office:value="1089947.02368056" calcext:value-type="float">
            <text:p><text:s/>1,089,94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office:value-type="float" office:value="63805.82" calcext:value-type="float">
            <text:p><text:s/>63,806 <text:s/></text:p>
          </table:table-cell>
          <table:table-cell table:style-name="ce43"/>
          <table:table-cell table:style-name="ce43" office:value-type="float" office:value="63805.82" calcext:value-type="float">
            <text:p><text:s/>63,80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8385982.453" calcext:value-type="float">
            <text:p><text:s/>18,385,982 <text:s/></text:p>
          </table:table-cell>
          <table:table-cell table:style-name="ce43"/>
          <table:table-cell table:style-name="ce43" office:value-type="float" office:value="18385982.453" calcext:value-type="float">
            <text:p><text:s/>18,385,98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number-columns-repeated="2" table:style-name="ce43" office:value-type="float" office:value="7780.465647126" calcext:value-type="float">
            <text:p><text:s/>7,780 <text:s/></text:p>
          </table:table-cell>
          <table:table-cell table:style-name="ce43" table:number-columns-repeated="2"/>
          <table:table-cell table:style-name="ce43" office:value-type="float" office:value="7780.465647126" calcext:value-type="float">
            <text:p><text:s/>7,78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35867.5096044444" calcext:value-type="float">
            <text:p><text:s/>35,868 <text:s/></text:p>
          </table:table-cell>
          <table:table-cell table:number-columns-repeated="2" table:style-name="ce43" office:value-type="float" office:value="171.764666666667" calcext:value-type="float">
            <text:p><text:s/>172 <text:s/></text:p>
          </table:table-cell>
          <table:table-cell table:style-name="ce43" table:number-columns-repeated="2"/>
          <table:table-cell table:style-name="ce43" office:value-type="float" office:value="35695.7449377778" calcext:value-type="float">
            <text:p><text:s/>35,696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83471.7133171833" calcext:value-type="float">
            <text:p><text:s/>83,472 <text:s/></text:p>
          </table:table-cell>
          <table:table-cell table:style-name="ce44" office:value-type="float" office:value="575.108760293333" calcext:value-type="float">
            <text:p><text:s/>575 <text:s/></text:p>
          </table:table-cell>
          <table:table-cell table:style-name="ce44" office:value-type="float" office:value="82896.60455689" calcext:value-type="float">
            <text:p><text:s/>82,897 <text:s/></text:p>
          </table:table-cell>
          <table:table-cell table:style-name="ce44" office:value-type="float" office:value="1084529.75446409" calcext:value-type="float">
            <text:p><text:s/>1,084,530 <text:s/></text:p>
          </table:table-cell>
          <table:table-cell table:style-name="ce44" office:value-type="float" office:value="30278.4757213144" calcext:value-type="float">
            <text:p><text:s/>30,278 <text:s/></text:p>
          </table:table-cell>
          <table:table-cell table:style-name="ce44" office:value-type="float" office:value="30277.9817025939" calcext:value-type="float">
            <text:p><text:s/>30,278 <text:s/></text:p>
          </table:table-cell>
          <table:table-cell table:style-name="ce44"/>
          <table:table-cell table:style-name="ce44" office:value-type="float" office:value="0.49401872055" calcext:value-type="float">
            <text:p><text:s/>0 <text:s/></text:p>
          </table:table-cell>
          <table:table-cell table:style-name="ce44" office:value-type="float" office:value="1054251.27874278" calcext:value-type="float">
            <text:p><text:s/>1,054,25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25406703.744" calcext:value-type="float">
            <text:p><text:s/>25,406,704 <text:s/></text:p>
          </table:table-cell>
          <table:table-cell table:style-name="ce43" office:value-type="float" office:value="1639751.363" calcext:value-type="float">
            <text:p><text:s/>1,639,751 <text:s/></text:p>
          </table:table-cell>
          <table:table-cell table:style-name="ce43" office:value-type="float" office:value="23766952.381" calcext:value-type="float">
            <text:p><text:s/>23,766,95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25406703.744" calcext:value-type="float">
            <text:p><text:s/>25,406,704 <text:s/></text:p>
          </table:table-cell>
          <table:table-cell table:style-name="ce44" office:value-type="float" office:value="1639751.363" calcext:value-type="float">
            <text:p><text:s/>1,639,751 <text:s/></text:p>
          </table:table-cell>
          <table:table-cell table:style-name="ce44" office:value-type="float" office:value="23766952.381" calcext:value-type="float">
            <text:p><text:s/>23,766,952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527438.425674711" calcext:value-type="float">
            <text:p><text:s/>527,438 <text:s/></text:p>
          </table:table-cell>
          <table:table-cell table:style-name="ce43" office:value-type="float" office:value="16729.8951111111" calcext:value-type="float">
            <text:p><text:s/>16,730 <text:s/></text:p>
          </table:table-cell>
          <table:table-cell table:style-name="ce43" office:value-type="float" office:value="510708.5305636" calcext:value-type="float">
            <text:p><text:s/>510,70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527251.701452489" calcext:value-type="float">
            <text:p><text:s/>527,252 <text:s/></text:p>
          </table:table-cell>
          <table:table-cell table:style-name="ce43" office:value-type="float" office:value="16543.2328888889" calcext:value-type="float">
            <text:p><text:s/>16,543 <text:s/></text:p>
          </table:table-cell>
          <table:table-cell table:style-name="ce43" office:value-type="float" office:value="510708.4685636" calcext:value-type="float">
            <text:p><text:s/>510,7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number-columns-repeated="2" table:style-name="ce43" office:value-type="float" office:value="51.9644444444444" calcext:value-type="float">
            <text:p><text:s/>5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134.759777777778" calcext:value-type="float">
            <text:p><text:s/>135 <text:s/></text:p>
          </table:table-cell>
          <table:table-cell table:style-name="ce44" office:value-type="float" office:value="134.697777777778" calcext:value-type="float">
            <text:p><text:s/>135 <text:s/></text:p>
          </table:table-cell>
          <table:table-cell table:style-name="ce44" office:value-type="float" office:value="0.062" calcext:value-type="float">
            <text:p><text:s/>0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636989.33083811" calcext:value-type="float">
            <text:p><text:s/>4,636,989 <text:s/></text:p>
          </table:table-cell>
          <table:table-cell table:style-name="ce45" office:value-type="float" office:value="1601649.8761286" calcext:value-type="float">
            <text:p><text:s/>1,601,650 <text:s/></text:p>
          </table:table-cell>
          <table:table-cell table:style-name="ce45" office:value-type="float" office:value="3035339.45470951" calcext:value-type="float">
            <text:p><text:s/>3,035,339 <text:s/></text:p>
          </table:table-cell>
          <table:table-cell table:style-name="ce45" office:value-type="float" office:value="402989.543483193" calcext:value-type="float">
            <text:p><text:s/>402,990 <text:s/></text:p>
          </table:table-cell>
          <table:table-cell table:style-name="ce45" office:value-type="float" office:value="127232.164498082" calcext:value-type="float">
            <text:p><text:s/>127,232 <text:s/></text:p>
          </table:table-cell>
          <table:table-cell table:style-name="ce45" office:value-type="float" office:value="126656.704424073" calcext:value-type="float">
            <text:p><text:s/>126,657 <text:s/></text:p>
          </table:table-cell>
          <table:table-cell table:style-name="ce45" office:value-type="float" office:value="9.8084" calcext:value-type="float">
            <text:p><text:s/>10 <text:s/></text:p>
          </table:table-cell>
          <table:table-cell table:style-name="ce45" office:value-type="float" office:value="565.65167400945" calcext:value-type="float">
            <text:p><text:s/>566 <text:s/></text:p>
          </table:table-cell>
          <table:table-cell table:style-name="ce45" office:value-type="float" office:value="275757.378985111" calcext:value-type="float">
            <text:p><text:s/>275,757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636989.33083811" calcext:value-type="float">
            <text:p><text:s/>4,636,989 <text:s/></text:p>
          </table:table-cell>
          <table:table-cell table:style-name="ce45" office:value-type="float" office:value="1601649.8761286" calcext:value-type="float">
            <text:p><text:s/>1,601,650 <text:s/></text:p>
          </table:table-cell>
          <table:table-cell table:style-name="ce45" office:value-type="float" office:value="3035339.45470951" calcext:value-type="float">
            <text:p><text:s/>3,035,339 <text:s/></text:p>
          </table:table-cell>
          <table:table-cell table:style-name="ce45" office:value-type="float" office:value="402989.543483193" calcext:value-type="float">
            <text:p><text:s/>402,990 <text:s/></text:p>
          </table:table-cell>
          <table:table-cell table:style-name="ce45" office:value-type="float" office:value="127232.164498082" calcext:value-type="float">
            <text:p><text:s/>127,232 <text:s/></text:p>
          </table:table-cell>
          <table:table-cell table:style-name="ce45" office:value-type="float" office:value="126656.704424073" calcext:value-type="float">
            <text:p><text:s/>126,657 <text:s/></text:p>
          </table:table-cell>
          <table:table-cell table:style-name="ce45" office:value-type="float" office:value="9.8084" calcext:value-type="float">
            <text:p><text:s/>10 <text:s/></text:p>
          </table:table-cell>
          <table:table-cell table:style-name="ce45" office:value-type="float" office:value="565.65167400945" calcext:value-type="float">
            <text:p><text:s/>566 <text:s/></text:p>
          </table:table-cell>
          <table:table-cell table:style-name="ce45" office:value-type="float" office:value="275757.378985111" calcext:value-type="float">
            <text:p><text:s/>275,7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3482636.40461588" calcext:value-type="float">
            <text:p><text:s/>3,482,636 <text:s/></text:p>
          </table:table-cell>
          <table:table-cell table:style-name="ce43" office:value-type="float" office:value="637171.765906373" calcext:value-type="float">
            <text:p><text:s/>637,172 <text:s/></text:p>
          </table:table-cell>
          <table:table-cell table:style-name="ce43" office:value-type="float" office:value="2845464.63870951" calcext:value-type="float">
            <text:p><text:s/>2,845,465 <text:s/></text:p>
          </table:table-cell>
          <table:table-cell table:style-name="ce43" office:value-type="float" office:value="402979.735083193" calcext:value-type="float">
            <text:p><text:s/>402,980 <text:s/></text:p>
          </table:table-cell>
          <table:table-cell table:style-name="ce43" office:value-type="float" office:value="127222.356098082" calcext:value-type="float">
            <text:p><text:s/>127,222 <text:s/></text:p>
          </table:table-cell>
          <table:table-cell table:style-name="ce43" office:value-type="float" office:value="126656.704424073" calcext:value-type="float">
            <text:p><text:s/>126,657 <text:s/></text:p>
          </table:table-cell>
          <table:table-cell table:style-name="ce43"/>
          <table:table-cell table:style-name="ce43" office:value-type="float" office:value="565.65167400945" calcext:value-type="float">
            <text:p><text:s/>566 <text:s/></text:p>
          </table:table-cell>
          <table:table-cell table:style-name="ce43" office:value-type="float" office:value="275757.378985111" calcext:value-type="float">
            <text:p><text:s/>275,7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230015.002239707" calcext:value-type="float">
            <text:p><text:s/>230,015 <text:s/></text:p>
          </table:table-cell>
          <table:table-cell table:style-name="ce43" office:value-type="float" office:value="58248.9472397067" calcext:value-type="float">
            <text:p><text:s/>58,249 <text:s/></text:p>
          </table:table-cell>
          <table:table-cell table:style-name="ce43" office:value-type="float" office:value="171766.055" calcext:value-type="float">
            <text:p><text:s/>171,766 <text:s/></text:p>
          </table:table-cell>
          <table:table-cell table:number-columns-repeated="3" table:style-name="ce43" office:value-type="float" office:value="17571.4810836461" calcext:value-type="float">
            <text:p><text:s/>17,571 <text:s/></text:p>
          </table:table-cell>
          <table:table-cell table:style-name="ce43" table:number-columns-repeated="3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181695.091888889" calcext:value-type="float">
            <text:p><text:s/>181,695 <text:s/></text:p>
          </table:table-cell>
          <table:table-cell table:style-name="ce43" office:value-type="float" office:value="66463.8488888889" calcext:value-type="float">
            <text:p><text:s/>66,464 <text:s/></text:p>
          </table:table-cell>
          <table:table-cell table:style-name="ce43" office:value-type="float" office:value="115231.243" calcext:value-type="float">
            <text:p><text:s/>115,23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office:value-type="float" office:value="11300.0801111111" calcext:value-type="float">
            <text:p><text:s/>11,300 <text:s/></text:p>
          </table:table-cell>
          <table:table-cell table:style-name="ce43" office:value-type="float" office:value="1390.01511111111" calcext:value-type="float">
            <text:p><text:s/>1,390 <text:s/></text:p>
          </table:table-cell>
          <table:table-cell table:style-name="ce43" office:value-type="float" office:value="9910.065" calcext:value-type="float">
            <text:p><text:s/>9,91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5246.98366666667" calcext:value-type="float">
            <text:p><text:s/>5,247 <text:s/></text:p>
          </table:table-cell>
          <table:table-cell table:style-name="ce43" office:value-type="float" office:value="1960.43466666667" calcext:value-type="float">
            <text:p><text:s/>1,960 <text:s/></text:p>
          </table:table-cell>
          <table:table-cell table:style-name="ce43" office:value-type="float" office:value="3286.549" calcext:value-type="float">
            <text:p><text:s/>3,28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50040.6945555556" calcext:value-type="float">
            <text:p><text:s/>50,041 <text:s/></text:p>
          </table:table-cell>
          <table:table-cell table:style-name="ce43" office:value-type="float" office:value="13025.3875555556" calcext:value-type="float">
            <text:p><text:s/>13,025 <text:s/></text:p>
          </table:table-cell>
          <table:table-cell table:style-name="ce43" office:value-type="float" office:value="37015.307" calcext:value-type="float">
            <text:p><text:s/>37,015 <text:s/></text:p>
          </table:table-cell>
          <table:table-cell table:style-name="ce43" office:value-type="float" office:value="125770.345652621" calcext:value-type="float">
            <text:p><text:s/>125,770 <text:s/></text:p>
          </table:table-cell>
          <table:table-cell table:number-columns-repeated="2" table:style-name="ce43" office:value-type="float" office:value="109071.18619077" calcext:value-type="float">
            <text:p><text:s/>109,071 <text:s/></text:p>
          </table:table-cell>
          <table:table-cell table:style-name="ce43" table:number-columns-repeated="2"/>
          <table:table-cell table:style-name="ce43" office:value-type="float" office:value="16699.1594618509" calcext:value-type="float">
            <text:p><text:s/>16,69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5795.947" calcext:value-type="float">
            <text:p><text:s/>5,796 <text:s/></text:p>
          </table:table-cell>
          <table:table-cell table:style-name="ce43" office:value-type="float" office:value="2080.664" calcext:value-type="float">
            <text:p><text:s/>2,081 <text:s/></text:p>
          </table:table-cell>
          <table:table-cell table:style-name="ce43" office:value-type="float" office:value="3715.283" calcext:value-type="float">
            <text:p><text:s/>3,71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906118.666017533" calcext:value-type="float">
            <text:p><text:s/>906,119 <text:s/></text:p>
          </table:table-cell>
          <table:table-cell table:style-name="ce43" office:value-type="float" office:value="82100.1173333333" calcext:value-type="float">
            <text:p><text:s/>82,100 <text:s/></text:p>
          </table:table-cell>
          <table:table-cell table:style-name="ce43" office:value-type="float" office:value="824018.5486842" calcext:value-type="float">
            <text:p><text:s/>824,019 <text:s/></text:p>
          </table:table-cell>
          <table:table-cell table:style-name="ce43" office:value-type="float" office:value="601.72779547295" calcext:value-type="float">
            <text:p><text:s/>602 <text:s/></text:p>
          </table:table-cell>
          <table:table-cell table:style-name="ce43" office:value-type="float" office:value="579.68882366641" calcext:value-type="float">
            <text:p><text:s/>580 <text:s/></text:p>
          </table:table-cell>
          <table:table-cell table:style-name="ce43" office:value-type="float" office:value="14.03714965696" calcext:value-type="float">
            <text:p><text:s/>14 <text:s/></text:p>
          </table:table-cell>
          <table:table-cell table:style-name="ce43"/>
          <table:table-cell table:style-name="ce43" office:value-type="float" office:value="565.65167400945" calcext:value-type="float">
            <text:p><text:s/>566 <text:s/></text:p>
          </table:table-cell>
          <table:table-cell table:style-name="ce43" office:value-type="float" office:value="22.0389718065399" calcext:value-type="float">
            <text:p><text:s/>2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580861.379367187" calcext:value-type="float">
            <text:p><text:s/>580,861 <text:s/></text:p>
          </table:table-cell>
          <table:table-cell table:style-name="ce43" office:value-type="float" office:value="12996.0266666667" calcext:value-type="float">
            <text:p><text:s/>12,996 <text:s/></text:p>
          </table:table-cell>
          <table:table-cell table:style-name="ce43" office:value-type="float" office:value="567865.35270052" calcext:value-type="float">
            <text:p><text:s/>567,865 <text:s/></text:p>
          </table:table-cell>
          <table:table-cell table:number-columns-repeated="2" table:style-name="ce43" office:value-type="float" office:value="565.65167400945" calcext:value-type="float">
            <text:p><text:s/>566 <text:s/></text:p>
          </table:table-cell>
          <table:table-cell table:style-name="ce43" table:number-columns-repeated="2"/>
          <table:table-cell table:style-name="ce43" office:value-type="float" office:value="565.65167400945" calcext:value-type="float">
            <text:p><text:s/>566 <text:s/></text:p>
          </table:table-cell>
          <table:table-cell table:style-name="ce43" office:value-type="float" office:value="-0.00000000000012" calcext:value-type="float">
            <text:p><text:s/>-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126843.426777778" calcext:value-type="float">
            <text:p>( 126,843 <text:s/>)</text:p>
          </table:table-cell>
          <table:table-cell table:style-name="ce46" office:value-type="float" office:value="8024.88177777778" calcext:value-type="float">
            <text:p>( 8,025 <text:s/>)</text:p>
          </table:table-cell>
          <table:table-cell table:style-name="ce46" office:value-type="float" office:value="118818.545" calcext:value-type="float">
            <text:p>( 118,819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448981.64670052" calcext:value-type="float">
            <text:p>( 448,982 <text:s/>)</text:p>
          </table:table-cell>
          <table:table-cell table:style-name="ce46" office:value-type="float" office:value="3166.208" calcext:value-type="float">
            <text:p>( 3,166 <text:s/>)</text:p>
          </table:table-cell>
          <table:table-cell table:style-name="ce46" office:value-type="float" office:value="445815.43870052" calcext:value-type="float">
            <text:p>( 445,815 <text:s/>)</text:p>
          </table:table-cell>
          <table:table-cell table:number-columns-repeated="2" table:style-name="ce46" office:value-type="float" office:value="565.65167400945" calcext:value-type="float">
            <text:p>( 566 <text:s/>)</text:p>
          </table:table-cell>
          <table:table-cell table:style-name="ce46" table:number-columns-repeated="2"/>
          <table:table-cell table:style-name="ce46" office:value-type="float" office:value="565.65167400945" calcext:value-type="float">
            <text:p>( 566 <text:s/>)</text:p>
          </table:table-cell>
          <table:table-cell table:style-name="ce46" office:value-type="float" office:value="-0.00000000000012" calcext:value-type="float">
            <text:p>( -0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office:value-type="float" office:value="5036.30588888889" calcext:value-type="float">
            <text:p>( 5,036 <text:s/>)</text:p>
          </table:table-cell>
          <table:table-cell table:style-name="ce46" office:value-type="float" office:value="1804.93688888889" calcext:value-type="float">
            <text:p>( 1,805 <text:s/>)</text:p>
          </table:table-cell>
          <table:table-cell table:style-name="ce46" office:value-type="float" office:value="3231.369" calcext:value-type="float">
            <text:p>( 3,231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62600.3797777778" calcext:value-type="float">
            <text:p><text:s/>62,600 <text:s/></text:p>
          </table:table-cell>
          <table:table-cell table:style-name="ce43" office:value-type="float" office:value="34113.5137777778" calcext:value-type="float">
            <text:p><text:s/>34,114 <text:s/></text:p>
          </table:table-cell>
          <table:table-cell table:style-name="ce43" office:value-type="float" office:value="28486.866" calcext:value-type="float">
            <text:p><text:s/>28,487 <text:s/></text:p>
          </table:table-cell>
          <table:table-cell table:number-columns-repeated="3" table:style-name="ce43" office:value-type="float" office:value="14.03714965696" calcext:value-type="float">
            <text:p><text:s/>14 <text:s/></text:p>
          </table:table-cell>
          <table:table-cell table:style-name="ce43" table:number-columns-repeated="3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246235.744094791" calcext:value-type="float">
            <text:p><text:s/>246,236 <text:s/></text:p>
          </table:table-cell>
          <table:table-cell table:style-name="ce43" office:value-type="float" office:value="30530.2871111111" calcext:value-type="float">
            <text:p><text:s/>30,530 <text:s/></text:p>
          </table:table-cell>
          <table:table-cell table:style-name="ce43" office:value-type="float" office:value="215705.45698368" calcext:value-type="float">
            <text:p><text:s/>215,705 <text:s/></text:p>
          </table:table-cell>
          <table:table-cell table:style-name="ce43" office:value-type="float" office:value="22.03897180654" calcext:value-type="float">
            <text:p><text:s/>22 <text:s/></text:p>
          </table:table-cell>
          <table:table-cell table:style-name="ce43" table:number-columns-repeated="4"/>
          <table:table-cell table:style-name="ce43" office:value-type="float" office:value="22.03897180654" calcext:value-type="float">
            <text:p><text:s/>22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16421.1627777778" calcext:value-type="float">
            <text:p><text:s/>16,421 <text:s/></text:p>
          </table:table-cell>
          <table:table-cell table:style-name="ce47" office:value-type="float" office:value="4460.28977777778" calcext:value-type="float">
            <text:p><text:s/>4,460 <text:s/></text:p>
          </table:table-cell>
          <table:table-cell table:style-name="ce47" office:value-type="float" office:value="11960.873" calcext:value-type="float">
            <text:p><text:s/>11,961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85273.5373333333" calcext:value-type="float">
            <text:p><text:s/>85,274 <text:s/></text:p>
          </table:table-cell>
          <table:table-cell table:style-name="ce43" office:value-type="float" office:value="29602.5733333333" calcext:value-type="float">
            <text:p><text:s/>29,603 <text:s/></text:p>
          </table:table-cell>
          <table:table-cell table:style-name="ce43" office:value-type="float" office:value="55670.964" calcext:value-type="float">
            <text:p><text:s/>55,67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73667.7832477778" calcext:value-type="float">
            <text:p><text:s/>73,668 <text:s/></text:p>
          </table:table-cell>
          <table:table-cell table:style-name="ce43" office:value-type="float" office:value="7798.19377777778" calcext:value-type="float">
            <text:p><text:s/>7,798 <text:s/></text:p>
          </table:table-cell>
          <table:table-cell table:style-name="ce43" office:value-type="float" office:value="65869.58947" calcext:value-type="float">
            <text:p><text:s/>65,87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207340.486444444" calcext:value-type="float">
            <text:p><text:s/>207,340 <text:s/></text:p>
          </table:table-cell>
          <table:table-cell table:style-name="ce47" office:value-type="float" office:value="20957.6364444444" calcext:value-type="float">
            <text:p><text:s/>20,958 <text:s/></text:p>
          </table:table-cell>
          <table:table-cell table:style-name="ce47" office:value-type="float" office:value="186382.85" calcext:value-type="float">
            <text:p><text:s/>186,383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262424.470888889" calcext:value-type="float">
            <text:p><text:s/>262,424 <text:s/></text:p>
          </table:table-cell>
          <table:table-cell table:style-name="ce43" office:value-type="float" office:value="143923.896888889" calcext:value-type="float">
            <text:p><text:s/>143,924 <text:s/></text:p>
          </table:table-cell>
          <table:table-cell table:style-name="ce43" office:value-type="float" office:value="118500.574" calcext:value-type="float">
            <text:p><text:s/>118,50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11615.8838888889" calcext:value-type="float">
            <text:p><text:s/>11,616 <text:s/></text:p>
          </table:table-cell>
          <table:table-cell table:style-name="ce43" office:value-type="float" office:value="4611.51288888889" calcext:value-type="float">
            <text:p><text:s/>4,612 <text:s/></text:p>
          </table:table-cell>
          <table:table-cell table:style-name="ce43" office:value-type="float" office:value="7004.371" calcext:value-type="float">
            <text:p><text:s/>7,00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250808.587" calcext:value-type="float">
            <text:p><text:s/>250,809 <text:s/></text:p>
          </table:table-cell>
          <table:table-cell table:style-name="ce43" office:value-type="float" office:value="139312.384" calcext:value-type="float">
            <text:p><text:s/>139,312 <text:s/></text:p>
          </table:table-cell>
          <table:table-cell table:style-name="ce43" office:value-type="float" office:value="111496.203" calcext:value-type="float">
            <text:p><text:s/>111,49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128490.166555556" calcext:value-type="float">
            <text:p>( 128,490 <text:s/>)</text:p>
          </table:table-cell>
          <table:table-cell table:style-name="ce46" office:value-type="float" office:value="105704.939555556" calcext:value-type="float">
            <text:p>( 105,705 <text:s/>)</text:p>
          </table:table-cell>
          <table:table-cell table:style-name="ce46" office:value-type="float" office:value="22785.227" calcext:value-type="float">
            <text:p>( 22,785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94396.6186666667" calcext:value-type="float">
            <text:p>( 94,397 <text:s/>)</text:p>
          </table:table-cell>
          <table:table-cell table:style-name="ce48" office:value-type="float" office:value="29767.7706666667" calcext:value-type="float">
            <text:p>( 29,768 <text:s/>)</text:p>
          </table:table-cell>
          <table:table-cell table:style-name="ce48" office:value-type="float" office:value="64628.848" calcext:value-type="float">
            <text:p>( 64,629 <text:s/>)</text:p>
          </table:table-cell>
          <table:table-cell table:style-name="ce48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650219.352666421" calcext:value-type="float">
            <text:p><text:s/>650,219 <text:s/></text:p>
          </table:table-cell>
          <table:table-cell table:style-name="ce43" office:value-type="float" office:value="38146.5991111111" calcext:value-type="float">
            <text:p><text:s/>38,147 <text:s/></text:p>
          </table:table-cell>
          <table:table-cell table:style-name="ce43" office:value-type="float" office:value="612072.75355531" calcext:value-type="float">
            <text:p><text:s/>612,07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551968.134221977" calcext:value-type="float">
            <text:p><text:s/>551,968 <text:s/></text:p>
          </table:table-cell>
          <table:table-cell table:style-name="ce43" office:value-type="float" office:value="24786.0026666667" calcext:value-type="float">
            <text:p><text:s/>24,786 <text:s/></text:p>
          </table:table-cell>
          <table:table-cell table:style-name="ce43" office:value-type="float" office:value="527182.13155531" calcext:value-type="float">
            <text:p><text:s/>527,18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office:value-type="float" office:value="98251.2184444444" calcext:value-type="float">
            <text:p><text:s/>98,251 <text:s/></text:p>
          </table:table-cell>
          <table:table-cell table:style-name="ce43" office:value-type="float" office:value="13360.5964444444" calcext:value-type="float">
            <text:p><text:s/>13,361 <text:s/></text:p>
          </table:table-cell>
          <table:table-cell table:style-name="ce43" office:value-type="float" office:value="84890.622" calcext:value-type="float">
            <text:p><text:s/>84,89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office:value-type="float" office:value="69459.6336666667" calcext:value-type="float">
            <text:p>( 69,460 <text:s/>)</text:p>
          </table:table-cell>
          <table:table-cell table:style-name="ce46" office:value-type="float" office:value="4278.93066666667" calcext:value-type="float">
            <text:p>( 4,279 <text:s/>)</text:p>
          </table:table-cell>
          <table:table-cell table:style-name="ce46" office:value-type="float" office:value="65180.703" calcext:value-type="float">
            <text:p>( 65,181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219216.975777778" calcext:value-type="float">
            <text:p><text:s/>219,217 <text:s/></text:p>
          </table:table-cell>
          <table:table-cell table:style-name="ce43" office:value-type="float" office:value="23444.4417777778" calcext:value-type="float">
            <text:p><text:s/>23,444 <text:s/></text:p>
          </table:table-cell>
          <table:table-cell table:style-name="ce43" office:value-type="float" office:value="195772.534" calcext:value-type="float">
            <text:p><text:s/>195,77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7561.78222222222" calcext:value-type="float">
            <text:p><text:s/>7,562 <text:s/></text:p>
          </table:table-cell>
          <table:table-cell table:style-name="ce47" office:value-type="float" office:value="4057.03022222222" calcext:value-type="float">
            <text:p><text:s/>4,057 <text:s/></text:p>
          </table:table-cell>
          <table:table-cell table:style-name="ce47" office:value-type="float" office:value="3504.752" calcext:value-type="float">
            <text:p><text:s/>3,505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328230.599666667" calcext:value-type="float">
            <text:p><text:s/>328,231 <text:s/></text:p>
          </table:table-cell>
          <table:table-cell table:style-name="ce43" office:value-type="float" office:value="118986.818666667" calcext:value-type="float">
            <text:p><text:s/>118,987 <text:s/></text:p>
          </table:table-cell>
          <table:table-cell table:style-name="ce43" office:value-type="float" office:value="209243.781" calcext:value-type="float">
            <text:p><text:s/>209,24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239270.772888889" calcext:value-type="float">
            <text:p>( 239,271 <text:s/>)</text:p>
          </table:table-cell>
          <table:table-cell table:style-name="ce46" office:value-type="float" office:value="111873.088888889" calcext:value-type="float">
            <text:p>( 111,873 <text:s/>)</text:p>
          </table:table-cell>
          <table:table-cell table:style-name="ce46" office:value-type="float" office:value="127397.684" calcext:value-type="float">
            <text:p>( 127,39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40983.4622222222" calcext:value-type="float">
            <text:p><text:s/>40,983 <text:s/></text:p>
          </table:table-cell>
          <table:table-cell table:style-name="ce43" office:value-type="float" office:value="18570.0462222222" calcext:value-type="float">
            <text:p><text:s/>18,570 <text:s/></text:p>
          </table:table-cell>
          <table:table-cell table:style-name="ce43" office:value-type="float" office:value="22413.416" calcext:value-type="float">
            <text:p><text:s/>22,41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office:value-type="float" office:value="51.9572222222222" calcext:value-type="float">
            <text:p><text:s/>52 <text:s/></text:p>
          </table:table-cell>
          <table:table-cell table:style-name="ce43" office:value-type="float" office:value="26.3262222222222" calcext:value-type="float">
            <text:p><text:s/>26 <text:s/></text:p>
          </table:table-cell>
          <table:table-cell table:style-name="ce43" office:value-type="float" office:value="25.631" calcext:value-type="float">
            <text:p><text:s/>2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202644.781888889" calcext:value-type="float">
            <text:p><text:s/>202,645 <text:s/></text:p>
          </table:table-cell>
          <table:table-cell table:style-name="ce43" office:value-type="float" office:value="5292.60888888889" calcext:value-type="float">
            <text:p><text:s/>5,293 <text:s/></text:p>
          </table:table-cell>
          <table:table-cell table:style-name="ce43" office:value-type="float" office:value="197352.173" calcext:value-type="float">
            <text:p><text:s/>197,35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11003.233" calcext:value-type="float">
            <text:p><text:s/>11,003 <text:s/></text:p>
          </table:table-cell>
          <table:table-cell table:style-name="ce43"/>
          <table:table-cell table:style-name="ce43" office:value-type="float" office:value="11003.233" calcext:value-type="float">
            <text:p><text:s/>11,003 <text:s/></text:p>
          </table:table-cell>
          <table:table-cell table:style-name="ce43" office:value-type="float" office:value="259036.180551453" calcext:value-type="float">
            <text:p><text:s/>259,036 <text:s/></text:p>
          </table:table-cell>
          <table:table-cell table:style-name="ce43" table:number-columns-repeated="4"/>
          <table:table-cell table:style-name="ce43" office:value-type="float" office:value="259036.180551453" calcext:value-type="float">
            <text:p><text:s/>259,03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102.739444444444" calcext:value-type="float">
            <text:p><text:s/>103 <text:s/></text:p>
          </table:table-cell>
          <table:table-cell table:style-name="ce43" office:value-type="float" office:value="55.6764444444445" calcext:value-type="float">
            <text:p><text:s/>56 <text:s/></text:p>
          </table:table-cell>
          <table:table-cell table:style-name="ce43" office:value-type="float" office:value="47.063" calcext:value-type="float">
            <text:p><text:s/>4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office:value-type="float" office:value="3702.77711111111" calcext:value-type="float">
            <text:p><text:s/>3,703 <text:s/></text:p>
          </table:table-cell>
          <table:table-cell table:style-name="ce44" office:value-type="float" office:value="1040.50311111111" calcext:value-type="float">
            <text:p><text:s/>1,041 <text:s/></text:p>
          </table:table-cell>
          <table:table-cell table:style-name="ce44" office:value-type="float" office:value="2662.274" calcext:value-type="float">
            <text:p><text:s/>2,662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number-columns-repeated="2" table:style-name="ce43" office:value-type="float" office:value="9.8084" calcext:value-type="float">
            <text:p><text:s/>10 <text:s/></text:p>
          </table:table-cell>
          <table:table-cell table:style-name="ce43"/>
          <table:table-cell table:style-name="ce43" office:value-type="float" office:value="9.8084" calcext:value-type="float">
            <text:p><text:s/>10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number-columns-repeated="2" table:style-name="ce43" office:value-type="float" office:value="9.8084" calcext:value-type="float">
            <text:p><text:s/>10 <text:s/></text:p>
          </table:table-cell>
          <table:table-cell table:style-name="ce43"/>
          <table:table-cell table:style-name="ce43" office:value-type="float" office:value="9.8084" calcext:value-type="float">
            <text:p><text:s/>10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3708.36" calcext:value-type="float">
            <text:p><text:s/>3,708 <text:s/></text:p>
          </table:table-cell>
          <table:table-cell table:style-name="ce43"/>
          <table:table-cell table:style-name="ce43" office:value-type="float" office:value="3708.36" calcext:value-type="float">
            <text:p><text:s/>3,7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3708.36" calcext:value-type="float">
            <text:p><text:s/>3,708 <text:s/></text:p>
          </table:table-cell>
          <table:table-cell table:style-name="ce43"/>
          <table:table-cell table:style-name="ce43" office:value-type="float" office:value="3708.36" calcext:value-type="float">
            <text:p><text:s/>3,7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394328.273555556" calcext:value-type="float">
            <text:p><text:s/>394,328 <text:s/></text:p>
          </table:table-cell>
          <table:table-cell table:style-name="ce43" office:value-type="float" office:value="274347.891555556" calcext:value-type="float">
            <text:p><text:s/>274,348 <text:s/></text:p>
          </table:table-cell>
          <table:table-cell table:style-name="ce43" office:value-type="float" office:value="119980.382" calcext:value-type="float">
            <text:p><text:s/>119,98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40466.7817777778" calcext:value-type="float">
            <text:p><text:s/>40,467 <text:s/></text:p>
          </table:table-cell>
          <table:table-cell table:style-name="ce43" office:value-type="float" office:value="25861.5537777778" calcext:value-type="float">
            <text:p><text:s/>25,862 <text:s/></text:p>
          </table:table-cell>
          <table:table-cell table:style-name="ce43" office:value-type="float" office:value="14605.228" calcext:value-type="float">
            <text:p><text:s/>14,60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226138.279444444" calcext:value-type="float">
            <text:p><text:s/>226,138 <text:s/></text:p>
          </table:table-cell>
          <table:table-cell table:style-name="ce43" office:value-type="float" office:value="158728.692444444" calcext:value-type="float">
            <text:p><text:s/>158,729 <text:s/></text:p>
          </table:table-cell>
          <table:table-cell table:style-name="ce43" office:value-type="float" office:value="67409.587" calcext:value-type="float">
            <text:p><text:s/>67,41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1082.92677777778" calcext:value-type="float">
            <text:p><text:s/>1,083 <text:s/></text:p>
          </table:table-cell>
          <table:table-cell table:style-name="ce43" office:value-type="float" office:value="987.465777777778" calcext:value-type="float">
            <text:p><text:s/>987 <text:s/></text:p>
          </table:table-cell>
          <table:table-cell table:style-name="ce43" office:value-type="float" office:value="95.461" calcext:value-type="float">
            <text:p><text:s/>9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number-columns-repeated="2" table:style-name="ce43" office:value-type="float" office:value="72.6986666666667" calcext:value-type="float">
            <text:p><text:s/>73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number-columns-repeated="2" table:style-name="ce43" office:value-type="float" office:value="99.5413333333334" calcext:value-type="float">
            <text:p><text:s/>10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1524.91055555556" calcext:value-type="float">
            <text:p><text:s/>1,525 <text:s/></text:p>
          </table:table-cell>
          <table:table-cell table:style-name="ce43" office:value-type="float" office:value="1512.71555555556" calcext:value-type="float">
            <text:p><text:s/>1,513 <text:s/></text:p>
          </table:table-cell>
          <table:table-cell table:style-name="ce43" office:value-type="float" office:value="12.195" calcext:value-type="float">
            <text:p><text:s/>1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8693.19222222222" calcext:value-type="float">
            <text:p><text:s/>8,693 <text:s/></text:p>
          </table:table-cell>
          <table:table-cell table:style-name="ce43" office:value-type="float" office:value="7127.64622222222" calcext:value-type="float">
            <text:p><text:s/>7,128 <text:s/></text:p>
          </table:table-cell>
          <table:table-cell table:style-name="ce43" office:value-type="float" office:value="1565.546" calcext:value-type="float">
            <text:p><text:s/>1,56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50435.1148888889" calcext:value-type="float">
            <text:p><text:s/>50,435 <text:s/></text:p>
          </table:table-cell>
          <table:table-cell table:style-name="ce43" office:value-type="float" office:value="35883.6328888889" calcext:value-type="float">
            <text:p><text:s/>35,884 <text:s/></text:p>
          </table:table-cell>
          <table:table-cell table:style-name="ce43" office:value-type="float" office:value="14551.482" calcext:value-type="float">
            <text:p><text:s/>14,55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2771.0544444444" calcext:value-type="float">
            <text:p><text:s/>12,771 <text:s/></text:p>
          </table:table-cell>
          <table:table-cell table:style-name="ce43" office:value-type="float" office:value="8951.36444444444" calcext:value-type="float">
            <text:p><text:s/>8,951 <text:s/></text:p>
          </table:table-cell>
          <table:table-cell table:style-name="ce43" office:value-type="float" office:value="3819.69" calcext:value-type="float">
            <text:p><text:s/>3,82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53043.7734444444" calcext:value-type="float">
            <text:p><text:s/>53,044 <text:s/></text:p>
          </table:table-cell>
          <table:table-cell table:style-name="ce44" office:value-type="float" office:value="35122.5804444444" calcext:value-type="float">
            <text:p><text:s/>35,123 <text:s/></text:p>
          </table:table-cell>
          <table:table-cell table:style-name="ce44" office:value-type="float" office:value="17921.193" calcext:value-type="float">
            <text:p><text:s/>17,921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756316.292666667" calcext:value-type="float">
            <text:p><text:s/>756,316 <text:s/></text:p>
          </table:table-cell>
          <table:table-cell table:style-name="ce45" office:value-type="float" office:value="690130.218666667" calcext:value-type="float">
            <text:p><text:s/>690,130 <text:s/></text:p>
          </table:table-cell>
          <table:table-cell table:style-name="ce45" office:value-type="float" office:value="66186.074" calcext:value-type="float">
            <text:p><text:s/>66,186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98486254.330423" calcext:value-type="float">
            <text:p><text:s/>98,486,254 <text:s/></text:p>
          </table:table-cell>
          <table:table-cell table:style-name="ce43" office:value-type="float" office:value="17703" calcext:value-type="float">
            <text:p><text:s/>17,703 <text:s/></text:p>
          </table:table-cell>
          <table:table-cell table:style-name="ce43" office:value-type="float" office:value="98468551.330423" calcext:value-type="float">
            <text:p><text:s/>98,468,551 <text:s/></text:p>
          </table:table-cell>
          <table:table-cell table:style-name="ce43" office:value-type="float" office:value="3446751.970191" calcext:value-type="float">
            <text:p><text:s/>3,446,752 <text:s/></text:p>
          </table:table-cell>
          <table:table-cell table:style-name="ce43" office:value-type="float" office:value="172245.083922" calcext:value-type="float">
            <text:p><text:s/>172,245 <text:s/></text:p>
          </table:table-cell>
          <table:table-cell table:style-name="ce43" office:value-type="float" office:value="142474.907786" calcext:value-type="float">
            <text:p><text:s/>142,475 <text:s/></text:p>
          </table:table-cell>
          <table:table-cell table:style-name="ce43"/>
          <table:table-cell table:style-name="ce43" office:value-type="float" office:value="29770.176136" calcext:value-type="float">
            <text:p><text:s/>29,770 <text:s/></text:p>
          </table:table-cell>
          <table:table-cell table:style-name="ce43" office:value-type="float" office:value="3274506.886269" calcext:value-type="float">
            <text:p><text:s/>3,274,50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98096952.561" calcext:value-type="float">
            <text:p><text:s/>98,096,953 <text:s/></text:p>
          </table:table-cell>
          <table:table-cell table:style-name="ce43"/>
          <table:table-cell table:style-name="ce43" office:value-type="float" office:value="98096952.561" calcext:value-type="float">
            <text:p><text:s/>98,096,95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51789.046" calcext:value-type="float">
            <text:p><text:s/>51,789 <text:s/></text:p>
          </table:table-cell>
          <table:table-cell table:style-name="ce43" office:value-type="float" office:value="28785.046" calcext:value-type="float">
            <text:p><text:s/>28,785 <text:s/></text:p>
          </table:table-cell>
          <table:table-cell table:style-name="ce43" table:number-columns-repeated="2"/>
          <table:table-cell table:style-name="ce43" office:value-type="float" office:value="28785.046" calcext:value-type="float">
            <text:p><text:s/>28,785 <text:s/></text:p>
          </table:table-cell>
          <table:table-cell table:style-name="ce43" office:value-type="float" office:value="23004" calcext:value-type="float">
            <text:p><text:s/>23,00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83917.25318" calcext:value-type="float">
            <text:p><text:s/>83,917 <text:s/></text:p>
          </table:table-cell>
          <table:table-cell table:number-columns-repeated="2" table:style-name="ce43" office:value-type="float" office:value="446.405367" calcext:value-type="float">
            <text:p><text:s/>446 <text:s/></text:p>
          </table:table-cell>
          <table:table-cell table:style-name="ce43" table:number-columns-repeated="2"/>
          <table:table-cell table:style-name="ce43" office:value-type="float" office:value="83470.847813" calcext:value-type="float">
            <text:p><text:s/>83,47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89301.769423" calcext:value-type="float">
            <text:p><text:s/>389,302 <text:s/></text:p>
          </table:table-cell>
          <table:table-cell table:style-name="ce43" office:value-type="float" office:value="17703" calcext:value-type="float">
            <text:p><text:s/>17,703 <text:s/></text:p>
          </table:table-cell>
          <table:table-cell table:style-name="ce43" office:value-type="float" office:value="371598.769423" calcext:value-type="float">
            <text:p><text:s/>371,599 <text:s/></text:p>
          </table:table-cell>
          <table:table-cell table:style-name="ce43" office:value-type="float" office:value="3311045.671011" calcext:value-type="float">
            <text:p><text:s/>3,311,046 <text:s/></text:p>
          </table:table-cell>
          <table:table-cell table:style-name="ce43" office:value-type="float" office:value="143013.632555" calcext:value-type="float">
            <text:p><text:s/>143,014 <text:s/></text:p>
          </table:table-cell>
          <table:table-cell table:style-name="ce43" office:value-type="float" office:value="142028.502419" calcext:value-type="float">
            <text:p><text:s/>142,029 <text:s/></text:p>
          </table:table-cell>
          <table:table-cell table:style-name="ce43"/>
          <table:table-cell table:style-name="ce43" office:value-type="float" office:value="985.130136" calcext:value-type="float">
            <text:p><text:s/>985 <text:s/></text:p>
          </table:table-cell>
          <table:table-cell table:style-name="ce43" office:value-type="float" office:value="3168032.038456" calcext:value-type="float">
            <text:p><text:s/>3,168,03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82995.068066" calcext:value-type="float">
            <text:p><text:s/>82,995 <text:s/></text:p>
          </table:table-cell>
          <table:table-cell table:style-name="ce43"/>
          <table:table-cell table:style-name="ce43" office:value-type="float" office:value="82995.068066" calcext:value-type="float">
            <text:p><text:s/>82,995 <text:s/></text:p>
          </table:table-cell>
          <table:table-cell table:style-name="ce43" office:value-type="float" office:value="684876.729167" calcext:value-type="float">
            <text:p><text:s/>684,877 <text:s/></text:p>
          </table:table-cell>
          <table:table-cell table:number-columns-repeated="2" table:style-name="ce43" office:value-type="float" office:value="728.939494" calcext:value-type="float">
            <text:p><text:s/>729 <text:s/></text:p>
          </table:table-cell>
          <table:table-cell table:style-name="ce43" table:number-columns-repeated="2"/>
          <table:table-cell table:style-name="ce43" office:value-type="float" office:value="684147.789673" calcext:value-type="float">
            <text:p><text:s/>684,14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82995.068066" calcext:value-type="float">
            <text:p><text:s/>82,995 <text:s/></text:p>
          </table:table-cell>
          <table:table-cell table:style-name="ce44"/>
          <table:table-cell table:style-name="ce44" office:value-type="float" office:value="82995.068066" calcext:value-type="float">
            <text:p><text:s/>82,995 <text:s/></text:p>
          </table:table-cell>
          <table:table-cell table:style-name="ce44" office:value-type="float" office:value="684876.729167" calcext:value-type="float">
            <text:p><text:s/>684,877 <text:s/></text:p>
          </table:table-cell>
          <table:table-cell table:number-columns-repeated="2" table:style-name="ce44" office:value-type="float" office:value="728.939494" calcext:value-type="float">
            <text:p><text:s/>729 <text:s/></text:p>
          </table:table-cell>
          <table:table-cell table:style-name="ce44" table:number-columns-repeated="2"/>
          <table:table-cell table:style-name="ce44" office:value-type="float" office:value="684147.789673" calcext:value-type="float">
            <text:p><text:s/>684,148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3"/>
          <table:table-cell table:style-name="ce37" table:number-columns-repeated="1009"/>
        </table:table-row>
        <table:table-row table:style-name="ro6">
          <table:table-cell table:style-name="ce13"/>
          <table:table-cell table:style-name="ce4"/>
          <table:table-cell table:style-name="ce13" table:number-columns-repeated="13"/>
          <table:table-cell table:style-name="ce37" table:number-columns-repeated="1009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3"/>
          <table:table-cell table:style-name="ce14" table:number-columns-repeated="1009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5.$A$1:.$AMJ$7" table:range-usable-as="repeat-column repeat-row"/>
        </table:named-expressions>
      </table:table>
      <table:table table:name="Page6" table:style-name="ta6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20" table:number-columns-repeated="6" table:default-cell-style-name="ce15"/>
        <table:table-column table:style-name="co10" table:default-cell-style-name="ce15"/>
        <table:table-column table:style-name="co9" table:number-columns-repeated="6" table:default-cell-style-name="ce15"/>
        <table:table-column table:style-name="co6" table:default-cell-style-name="ce15"/>
        <table:table-column table:style-name="co9" table:number-columns-repeated="240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6-6 能源平衡表－OECD能源統計格式（公秉油當量單位）</text:p>
            </table:table-cell>
            <table:covered-table-cell table:number-columns-repeated="8" table:style-name="ce16"/>
            <table:table-cell table:style-name="ce16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2"/>
            <table:table-cell table:style-name="ce56" table:number-columns-repeated="3"/>
            <table:table-cell table:style-name="ce50" office:value-type="string" calcext:value-type="string">
              <text:p>單位：公秉油當量</text:p>
            </table:table-cell>
            <table:table-cell table:style-name="ce64"/>
            <table:table-cell table:style-name="ce37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61" office:value-type="float" office:value="46" calcext:value-type="float">
              <text:p>46</text:p>
            </table:table-cell>
            <table:table-cell table:style-name="ce61" office:value-type="float" office:value="47" calcext:value-type="float">
              <text:p>47</text:p>
            </table:table-cell>
            <table:table-cell table:style-name="ce61" office:value-type="float" office:value="48" calcext:value-type="float">
              <text:p>48</text:p>
            </table:table-cell>
            <table:table-cell table:style-name="ce61" office:value-type="float" office:value="49" calcext:value-type="float">
              <text:p>49</text:p>
            </table:table-cell>
            <table:table-cell table:style-name="ce61" office:value-type="float" office:value="50" calcext:value-type="float">
              <text:p>50</text:p>
            </table:table-cell>
            <table:table-cell table:style-name="ce61" office:value-type="float" office:value="51" calcext:value-type="float">
              <text:p>51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2" office:value-type="string" calcext:value-type="string">
              <text:p>核能</text:p>
            </table:table-cell>
            <table:table-cell table:style-name="ce62" office:value-type="string" calcext:value-type="string">
              <text:p>水力</text:p>
            </table:table-cell>
            <table:table-cell table:style-name="ce63" office:value-type="string" calcext:value-type="string">
              <text:p>地熱</text:p>
            </table:table-cell>
            <table:table-cell table:style-name="ce63" office:value-type="string" calcext:value-type="string">
              <text:p>太陽光電</text:p>
            </table:table-cell>
            <table:table-cell table:style-name="ce62" office:value-type="string" calcext:value-type="string">
              <text:p>風力</text:p>
            </table:table-cell>
            <table:table-cell table:style-name="ce62" office:value-type="string" calcext:value-type="string">
              <text:p>電力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2" table:number-columns-repeated="2"/>
            <table:table-cell table:style-name="ce63" table:number-columns-repeated="2"/>
            <table:table-cell table:style-name="ce62" table:number-columns-repeated="2"/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/>
            <table:table-cell table:style-name="ce40"/>
            <table:table-cell table:style-name="ce55" table:number-columns-repeated="4"/>
            <table:table-cell table:style-name="ce65"/>
            <table:table-cell table:style-name="ce51" table:number-columns-repeated="1014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6"/>
            <table:table-cell table:style-name="ce4"/>
            <table:table-cell table:style-name="ce51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/>
          <table:table-cell table:style-name="ce42" office:value-type="float" office:value="310508.89702" calcext:value-type="float">
            <text:p><text:s/>310,509 <text:s/></text:p>
          </table:table-cell>
          <table:table-cell table:style-name="ce42" office:value-type="float" office:value="6969.82126666667" calcext:value-type="float">
            <text:p><text:s/>6,970 <text:s/></text:p>
          </table:table-cell>
          <table:table-cell table:style-name="ce42" office:value-type="float" office:value="703371.767259933" calcext:value-type="float">
            <text:p><text:s/>703,372 <text:s/></text:p>
          </table:table-cell>
          <table:table-cell table:style-name="ce42" office:value-type="float" office:value="175799.619511111" calcext:value-type="float">
            <text:p><text:s/>175,800 <text:s/></text:p>
          </table:table-cell>
          <table:table-cell table:style-name="ce42"/>
          <table:table-cell table:style-name="ce66"/>
          <table:table-cell table:style-name="ce37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7472775.64286889" calcext:value-type="float">
            <text:p><text:s/>7,472,776 <text:s/></text:p>
          </table:table-cell>
          <table:table-cell table:style-name="ce43" table:number-columns-repeated="5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7472775.64286889" calcext:value-type="float">
            <text:p><text:s/>7,472,776 <text:s/></text:p>
          </table:table-cell>
          <table:table-cell table:style-name="ce44" office:value-type="float" office:value="310508.89702" calcext:value-type="float">
            <text:p><text:s/>310,509 <text:s/></text:p>
          </table:table-cell>
          <table:table-cell table:style-name="ce44" office:value-type="float" office:value="6969.82126666667" calcext:value-type="float">
            <text:p><text:s/>6,970 <text:s/></text:p>
          </table:table-cell>
          <table:table-cell table:style-name="ce44" office:value-type="float" office:value="703371.767259933" calcext:value-type="float">
            <text:p><text:s/>703,372 <text:s/></text:p>
          </table:table-cell>
          <table:table-cell table:style-name="ce44" office:value-type="float" office:value="175799.619511111" calcext:value-type="float">
            <text:p><text:s/>175,800 <text:s/></text:p>
          </table:table-cell>
          <table:table-cell table:style-name="ce44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4"/>
          <table:table-cell table:style-name="ce44" office:value-type="float" office:value="0.000000000003" calcext:value-type="float">
            <text:p><text:s/>0 <text:s/></text:p>
          </table:table-cell>
          <table:table-cell table:style-name="ce44" office:value-type="float" office:value="-125163.800526489" calcext:value-type="float">
            <text:p><text:s/>-125,164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7472775.64286889" calcext:value-type="float">
            <text:p><text:s/>7,472,776 <text:s/></text:p>
          </table:table-cell>
          <table:table-cell table:style-name="ce43" office:value-type="float" office:value="592732.230353333" calcext:value-type="float">
            <text:p><text:s/>592,732 <text:s/></text:p>
          </table:table-cell>
          <table:table-cell table:style-name="ce43" office:value-type="float" office:value="6969.82126666667" calcext:value-type="float">
            <text:p><text:s/>6,970 <text:s/></text:p>
          </table:table-cell>
          <table:table-cell table:style-name="ce43" office:value-type="float" office:value="703371.767259933" calcext:value-type="float">
            <text:p><text:s/>703,372 <text:s/></text:p>
          </table:table-cell>
          <table:table-cell table:style-name="ce43" office:value-type="float" office:value="175799.619511111" calcext:value-type="float">
            <text:p><text:s/>175,800 <text:s/></text:p>
          </table:table-cell>
          <table:table-cell table:style-name="ce43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7472775.64286889" calcext:value-type="float">
            <text:p><text:s/>7,472,776 <text:s/></text:p>
          </table:table-cell>
          <table:table-cell table:style-name="ce43" office:value-type="float" office:value="592632.804511111" calcext:value-type="float">
            <text:p><text:s/>592,633 <text:s/></text:p>
          </table:table-cell>
          <table:table-cell table:style-name="ce43"/>
          <table:table-cell table:style-name="ce43" office:value-type="float" office:value="102839.946551044" calcext:value-type="float">
            <text:p><text:s/>102,840 <text:s/></text:p>
          </table:table-cell>
          <table:table-cell table:style-name="ce43" office:value-type="float" office:value="169506.361773333" calcext:value-type="float">
            <text:p><text:s/>169,506 <text:s/></text:p>
          </table:table-cell>
          <table:table-cell table:style-name="ce43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/>
          <table:table-cell table:style-name="ce43" office:value-type="float" office:value="99.4258422222222" calcext:value-type="float">
            <text:p><text:s/>99 <text:s/></text:p>
          </table:table-cell>
          <table:table-cell table:style-name="ce43" office:value-type="float" office:value="6969.82126666667" calcext:value-type="float">
            <text:p><text:s/>6,970 <text:s/></text:p>
          </table:table-cell>
          <table:table-cell table:style-name="ce43" office:value-type="float" office:value="600531.820708889" calcext:value-type="float">
            <text:p><text:s/>600,532 <text:s/></text:p>
          </table:table-cell>
          <table:table-cell table:style-name="ce43" office:value-type="float" office:value="6293.25773777778" calcext:value-type="float">
            <text:p><text:s/>6,293 <text:s/></text:p>
          </table:table-cell>
          <table:table-cell table:style-name="ce43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82223.333333333" calcext:value-type="float">
            <text:p><text:s/>282,223 <text:s/></text:p>
          </table:table-cell>
          <table:table-cell table:style-name="ce43" table:number-columns-repeated="3"/>
          <table:table-cell table:style-name="ce43" office:value-type="float" office:value="25597384.6846355" calcext:value-type="float">
            <text:p><text:s/>25,597,385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82223.333333333" calcext:value-type="float">
            <text:p><text:s/>282,223 <text:s/></text:p>
          </table:table-cell>
          <table:table-cell table:style-name="ce43" table:number-columns-repeated="3"/>
          <table:table-cell table:style-name="ce43" office:value-type="float" office:value="25597384.6846355" calcext:value-type="float">
            <text:p><text:s/>25,597,385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table:number-columns-repeated="5"/>
          <table:table-cell table:style-name="ce43" office:value-type="float" office:value="1664409.67434796" calcext:value-type="float">
            <text:p><text:s/>1,664,410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5"/>
          <table:table-cell table:style-name="ce43" office:value-type="float" office:value="3386.22735333333" calcext:value-type="float">
            <text:p><text:s/>3,386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5"/>
          <table:table-cell table:style-name="ce43" office:value-type="float" office:value="205236.600010422" calcext:value-type="float">
            <text:p><text:s/>205,237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5"/>
          <table:table-cell table:style-name="ce43" office:value-type="float" office:value="891254.170379756" calcext:value-type="float">
            <text:p><text:s/>891,254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5"/>
          <table:table-cell table:style-name="ce43" office:value-type="float" office:value="351659.637777778" calcext:value-type="float">
            <text:p><text:s/>351,660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5"/>
          <table:table-cell table:style-name="ce43" office:value-type="float" office:value="173293.11578" calcext:value-type="float">
            <text:p><text:s/>173,293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5"/>
          <table:table-cell table:style-name="ce44" office:value-type="float" office:value="39579.9230466667" calcext:value-type="float">
            <text:p><text:s/>39,580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5"/>
          <table:table-cell table:style-name="ce45" office:value-type="float" office:value="820716.20018" calcext:value-type="float">
            <text:p><text:s/>820,716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table:number-columns-repeated="5"/>
          <table:table-cell table:style-name="ce45" office:value-type="float" office:value="23237422.610634" calcext:value-type="float">
            <text:p><text:s/>23,237,423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table:number-columns-repeated="5"/>
          <table:table-cell table:style-name="ce45" office:value-type="float" office:value="23237422.610634" calcext:value-type="float">
            <text:p><text:s/>23,237,423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table:number-columns-repeated="5"/>
          <table:table-cell table:style-name="ce43" office:value-type="float" office:value="14135925.4469889" calcext:value-type="float">
            <text:p><text:s/>14,135,92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5"/>
          <table:table-cell table:style-name="ce43" office:value-type="float" office:value="23064.5823288889" calcext:value-type="float">
            <text:p><text:s/>23,06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5"/>
          <table:table-cell table:style-name="ce43" office:value-type="float" office:value="399033.650906667" calcext:value-type="float">
            <text:p><text:s/>399,03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5"/>
          <table:table-cell table:style-name="ce43" office:value-type="float" office:value="459426.915935556" calcext:value-type="float">
            <text:p><text:s/>459,42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5"/>
          <table:table-cell table:style-name="ce43" office:value-type="float" office:value="13947.0162688889" calcext:value-type="float">
            <text:p><text:s/>13,94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5"/>
          <table:table-cell table:style-name="ce43" office:value-type="float" office:value="35639.1429444444" calcext:value-type="float">
            <text:p><text:s/>35,639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5"/>
          <table:table-cell table:style-name="ce43" office:value-type="float" office:value="325509.458486667" calcext:value-type="float">
            <text:p><text:s/>325,509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5"/>
          <table:table-cell table:style-name="ce43" office:value-type="float" office:value="47813.1088711111" calcext:value-type="float">
            <text:p><text:s/>47,813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table:number-columns-repeated="5"/>
          <table:table-cell table:style-name="ce43" office:value-type="float" office:value="2939497.30148" calcext:value-type="float">
            <text:p><text:s/>2,939,49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5"/>
          <table:table-cell table:style-name="ce43" office:value-type="float" office:value="2163329.87921778" calcext:value-type="float">
            <text:p><text:s/>2,163,330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5"/>
          <table:table-cell table:style-name="ce46" office:value-type="float" office:value="553860.742531111" calcext:value-type="float">
            <text:p>( 553,861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5"/>
          <table:table-cell table:style-name="ce46" office:value-type="float" office:value="1594758.14476889" calcext:value-type="float">
            <text:p>( 1,594,758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5"/>
          <table:table-cell table:style-name="ce46" office:value-type="float" office:value="14710.9919177778" calcext:value-type="float">
            <text:p>( 14,711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5"/>
          <table:table-cell table:style-name="ce43" office:value-type="float" office:value="339596.24702" calcext:value-type="float">
            <text:p><text:s/>339,59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5"/>
          <table:table-cell table:style-name="ce43" office:value-type="float" office:value="308326.250942222" calcext:value-type="float">
            <text:p><text:s/>308,32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5"/>
          <table:table-cell table:style-name="ce47" office:value-type="float" office:value="128244.9243" calcext:value-type="float">
            <text:p><text:s/>128,24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5"/>
          <table:table-cell table:style-name="ce43" office:value-type="float" office:value="116798.0878" calcext:value-type="float">
            <text:p><text:s/>116,79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5"/>
          <table:table-cell table:style-name="ce43" office:value-type="float" office:value="93052.2316266667" calcext:value-type="float">
            <text:p><text:s/>93,052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5"/>
          <table:table-cell table:style-name="ce47" office:value-type="float" office:value="507388.88536" calcext:value-type="float">
            <text:p><text:s/>507,389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5"/>
          <table:table-cell table:style-name="ce43" office:value-type="float" office:value="507563.618057778" calcext:value-type="float">
            <text:p><text:s/>507,56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5"/>
          <table:table-cell table:style-name="ce43" office:value-type="float" office:value="167109.162991111" calcext:value-type="float">
            <text:p><text:s/>167,109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5"/>
          <table:table-cell table:style-name="ce43" office:value-type="float" office:value="340454.455066667" calcext:value-type="float">
            <text:p><text:s/>340,45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5"/>
          <table:table-cell table:style-name="ce46" office:value-type="float" office:value="35036.9348244444" calcext:value-type="float">
            <text:p>( 35,037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5"/>
          <table:table-cell table:style-name="ce48" office:value-type="float" office:value="254316.546231111" calcext:value-type="float">
            <text:p>( 254,317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table:number-columns-repeated="5"/>
          <table:table-cell table:style-name="ce43" office:value-type="float" office:value="1730460.23054889" calcext:value-type="float">
            <text:p><text:s/>1,730,460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table:number-columns-repeated="5"/>
          <table:table-cell table:style-name="ce43" office:value-type="float" office:value="1512656.13853333" calcext:value-type="float">
            <text:p><text:s/>1,512,65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5"/>
          <table:table-cell table:style-name="ce43" office:value-type="float" office:value="217804.092015556" calcext:value-type="float">
            <text:p><text:s/>217,80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5"/>
          <table:table-cell table:style-name="ce46" office:value-type="float" office:value="81985.8460355556" calcext:value-type="float">
            <text:p>( 81,986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5"/>
          <table:table-cell table:style-name="ce43" office:value-type="float" office:value="669025.493677778" calcext:value-type="float">
            <text:p><text:s/>669,02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5"/>
          <table:table-cell table:style-name="ce47" office:value-type="float" office:value="261210.525244444" calcext:value-type="float">
            <text:p><text:s/>261,211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5"/>
          <table:table-cell table:style-name="ce43" office:value-type="float" office:value="5252985.69533778" calcext:value-type="float">
            <text:p><text:s/>5,252,98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5"/>
          <table:table-cell table:style-name="ce46" office:value-type="float" office:value="4840843.94497556" calcext:value-type="float">
            <text:p>( 4,840,844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5"/>
          <table:table-cell table:style-name="ce43" office:value-type="float" office:value="218467.422915556" calcext:value-type="float">
            <text:p><text:s/>218,46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5"/>
          <table:table-cell table:style-name="ce43" office:value-type="float" office:value="98368.8468" calcext:value-type="float">
            <text:p><text:s/>98,369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5"/>
          <table:table-cell table:style-name="ce43" office:value-type="float" office:value="109320.126073333" calcext:value-type="float">
            <text:p><text:s/>109,320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5"/>
          <table:table-cell table:style-name="ce43" office:value-type="float" office:value="226375.144033333" calcext:value-type="float">
            <text:p><text:s/>226,37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5"/>
          <table:table-cell table:style-name="ce43" office:value-type="float" office:value="100977.962291111" calcext:value-type="float">
            <text:p><text:s/>100,97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5"/>
          <table:table-cell table:style-name="ce43" office:value-type="float" office:value="124276.214089578" calcext:value-type="float">
            <text:p><text:s/>124,27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5"/>
          <table:table-cell table:style-name="ce43" office:value-type="float" office:value="121662.177184444" calcext:value-type="float">
            <text:p><text:s/>121,662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5"/>
          <table:table-cell table:style-name="ce43" office:value-type="float" office:value="2614.03690513333" calcext:value-type="float">
            <text:p><text:s/>2,61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5"/>
          <table:table-cell table:style-name="ce43" office:value-type="float" office:value="291474.6142" calcext:value-type="float">
            <text:p><text:s/>291,47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5"/>
          <table:table-cell table:style-name="ce43" office:value-type="float" office:value="201550.49096" calcext:value-type="float">
            <text:p><text:s/>201,550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5"/>
          <table:table-cell table:style-name="ce44" office:value-type="float" office:value="89924.12324" calcext:value-type="float">
            <text:p><text:s/>89,92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5"/>
          <table:table-cell table:style-name="ce43" office:value-type="float" office:value="4012572.83151111" calcext:value-type="float">
            <text:p><text:s/>4,012,573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5"/>
          <table:table-cell table:style-name="ce43" office:value-type="float" office:value="980385.852044445" calcext:value-type="float">
            <text:p><text:s/>980,38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5"/>
          <table:table-cell table:style-name="ce43" office:value-type="float" office:value="611977.718948889" calcext:value-type="float">
            <text:p><text:s/>611,97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5"/>
          <table:table-cell table:style-name="ce43" office:value-type="float" office:value="179790.491364444" calcext:value-type="float">
            <text:p><text:s/>179,790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5"/>
          <table:table-cell table:style-name="ce43" office:value-type="float" office:value="109732.601853333" calcext:value-type="float">
            <text:p><text:s/>109,733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5"/>
          <table:table-cell table:style-name="ce43" office:value-type="float" office:value="226953.86498" calcext:value-type="float">
            <text:p><text:s/>226,95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5"/>
          <table:table-cell table:style-name="ce43" office:value-type="float" office:value="198586.705544444" calcext:value-type="float">
            <text:p><text:s/>198,58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5"/>
          <table:table-cell table:style-name="ce43" office:value-type="float" office:value="152747.811813333" calcext:value-type="float">
            <text:p><text:s/>152,74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5"/>
          <table:table-cell table:style-name="ce43" office:value-type="float" office:value="791130.874824444" calcext:value-type="float">
            <text:p><text:s/>791,131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5"/>
          <table:table-cell table:style-name="ce43" office:value-type="float" office:value="403539.059422222" calcext:value-type="float">
            <text:p><text:s/>403,539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5"/>
          <table:table-cell table:style-name="ce44" office:value-type="float" office:value="357727.850715556" calcext:value-type="float">
            <text:p><text:s/>357,72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5"/>
          <table:table-cell table:style-name="ce45" office:value-type="float" office:value="4673173.50384444" calcext:value-type="float">
            <text:p><text:s/>4,673,17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25807743.97" calcext:value-type="float">
            <text:p><text:s/>25,807,744 <text:s/></text:p>
          </table:table-cell>
          <table:table-cell table:style-name="ce43" office:value-type="float" office:value="6203011.713" calcext:value-type="float">
            <text:p><text:s/>6,203,012 <text:s/></text:p>
          </table:table-cell>
          <table:table-cell table:style-name="ce43" office:value-type="float" office:value="7293.999" calcext:value-type="float">
            <text:p><text:s/>7,294 <text:s/></text:p>
          </table:table-cell>
          <table:table-cell table:style-name="ce43" office:value-type="float" office:value="7360867.33179" calcext:value-type="float">
            <text:p><text:s/>7,360,867 <text:s/></text:p>
          </table:table-cell>
          <table:table-cell table:style-name="ce43" office:value-type="float" office:value="1839763.46" calcext:value-type="float">
            <text:p><text:s/>1,839,763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25807743.97" calcext:value-type="float">
            <text:p><text:s/>25,807,744 <text:s/></text:p>
          </table:table-cell>
          <table:table-cell table:style-name="ce43" office:value-type="float" office:value="6201971.21" calcext:value-type="float">
            <text:p><text:s/>6,201,971 <text:s/></text:p>
          </table:table-cell>
          <table:table-cell table:style-name="ce43"/>
          <table:table-cell table:style-name="ce43" office:value-type="float" office:value="1076231.99879" calcext:value-type="float">
            <text:p><text:s/>1,076,232 <text:s/></text:p>
          </table:table-cell>
          <table:table-cell table:style-name="ce43" office:value-type="float" office:value="1773903.786" calcext:value-type="float">
            <text:p><text:s/>1,773,904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/>
          <table:table-cell table:style-name="ce43" office:value-type="float" office:value="1040.503" calcext:value-type="float">
            <text:p><text:s/>1,041 <text:s/></text:p>
          </table:table-cell>
          <table:table-cell table:style-name="ce43" office:value-type="float" office:value="7293.999" calcext:value-type="float">
            <text:p><text:s/>7,294 <text:s/></text:p>
          </table:table-cell>
          <table:table-cell table:style-name="ce43" office:value-type="float" office:value="6284635.333" calcext:value-type="float">
            <text:p><text:s/>6,284,635 <text:s/></text:p>
          </table:table-cell>
          <table:table-cell table:style-name="ce43" office:value-type="float" office:value="65859.674" calcext:value-type="float">
            <text:p><text:s/>65,860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6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6.$A$1:.$AMJ$7" table:range-usable-as="repeat-column repeat-row"/>
        </table:named-expressions>
      </table:table>
      <table:table table:name="Page7" table:style-name="ta7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21" table:number-columns-repeated="4" table:default-cell-style-name="ce15"/>
        <table:table-column table:style-name="co22" table:default-cell-style-name="ce15"/>
        <table:table-column table:style-name="co10" table:default-cell-style-name="ce15"/>
        <table:table-column table:style-name="co9" table:number-columns-repeated="248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6-6 能源平衡表－OECD能源統計格式（公秉油當量單位）</text:p>
            </table:table-cell>
            <table:covered-table-cell table:number-columns-repeated="7" table:style-name="ce16"/>
            <table:table-cell table:number-columns-repeated="1016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56"/>
            <table:table-cell table:style-name="ce50" office:value-type="string" calcext:value-type="string" table:number-columns-spanned="4" table:number-rows-spanned="1">
              <text:p>單位：公秉油當量</text:p>
            </table:table-cell>
            <table:covered-table-cell table:number-columns-repeated="3" table:style-name="ce50"/>
            <table:table-cell table:style-name="ce37" table:number-columns-repeated="1016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61" office:value-type="float" office:value="52" calcext:value-type="float">
              <text:p>52</text:p>
            </table:table-cell>
            <table:table-cell table:style-name="ce61" office:value-type="float" office:value="53" calcext:value-type="float">
              <text:p>53</text:p>
            </table:table-cell>
            <table:table-cell table:style-name="ce69" office:value-type="float" office:value="54" calcext:value-type="float">
              <text:p>54</text:p>
            </table:table-cell>
            <table:table-cell table:style-name="ce76" table:number-columns-repeated="2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2" office:value-type="string" calcext:value-type="string">
              <text:p>太陽熱能</text:p>
            </table:table-cell>
            <table:table-cell table:style-name="ce62" office:value-type="string" calcext:value-type="string">
              <text:p>熱能</text:p>
            </table:table-cell>
            <table:table-cell table:style-name="ce70" office:value-type="string" calcext:value-type="string">
              <text:p>總計</text:p>
            </table:table-cell>
            <table:table-cell table:style-name="ce4" table:number-columns-repeated="2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8" table:number-columns-repeated="2"/>
            <table:table-cell table:style-name="ce71"/>
            <table:table-cell table:style-name="ce51"/>
            <table:table-cell table:style-name="ce4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 table:number-columns-repeated="2"/>
            <table:table-cell table:style-name="ce72" office:value-type="string" calcext:value-type="string">
              <text:p>C1+C13+C37+C40</text:p>
            </table:table-cell>
            <table:table-cell table:style-name="ce77" table:number-columns-repeated="2"/>
            <table:table-cell table:style-name="ce51" table:number-columns-repeated="1016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2"/>
            <table:table-cell table:style-name="ce73" office:value-type="string" calcext:value-type="string">
              <text:p>+C46 ~ C53</text:p>
            </table:table-cell>
            <table:table-cell table:style-name="ce78" table:number-columns-repeated="2"/>
            <table:table-cell table:style-name="ce51" table:number-columns-repeated="1016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office:value-type="float" office:value="91932" calcext:value-type="float">
            <text:p><text:s/>91,932 <text:s/></text:p>
          </table:table-cell>
          <table:table-cell table:style-name="ce42"/>
          <table:table-cell table:style-name="ce42" office:value-type="float" office:value="2997085.98576652" calcext:value-type="float">
            <text:p><text:s/>2,997,086 <text:s/></text:p>
          </table:table-cell>
          <table:table-cell table:style-name="ce42" table:number-columns-repeated="2"/>
          <table:table-cell table:style-name="ce37"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2"/>
          <table:table-cell table:style-name="ce43" office:value-type="float" office:value="130042406.549136" calcext:value-type="float">
            <text:p><text:s/>130,042,40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2"/>
          <table:table-cell table:style-name="ce43" office:value-type="float" office:value="14590607.7393186" calcext:value-type="float">
            <text:p><text:s/>14,590,60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2"/>
          <table:table-cell table:style-name="ce43" office:value-type="float" office:value="1496429.64986667" calcext:value-type="float">
            <text:p><text:s/>1,496,43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2"/>
          <table:table-cell table:style-name="ce43" office:value-type="float" office:value="1846945.36977778" calcext:value-type="float">
            <text:p><text:s/>1,846,94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2"/>
          <table:table-cell table:style-name="ce43" office:value-type="float" office:value="1420304.46940265" calcext:value-type="float">
            <text:p><text:s/>1,420,30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91932" calcext:value-type="float">
            <text:p><text:s/>91,932 <text:s/></text:p>
          </table:table-cell>
          <table:table-cell table:style-name="ce44"/>
          <table:table-cell table:style-name="ce44" office:value-type="float" office:value="113685205.306537" calcext:value-type="float">
            <text:p><text:s/>113,685,205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2"/>
          <table:table-cell table:style-name="ce43" office:value-type="float" office:value="27767141.5871866" calcext:value-type="float">
            <text:p><text:s/>27,767,14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/>
          <table:table-cell table:style-name="ce44" office:value-type="float" office:value="-0.000000000066" calcext:value-type="float">
            <text:p><text:s/>-0 <text:s/></text:p>
          </table:table-cell>
          <table:table-cell table:style-name="ce44" office:value-type="float" office:value="193660.527240927" calcext:value-type="float">
            <text:p><text:s/>193,661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table:number-columns-repeated="2"/>
          <table:table-cell table:style-name="ce43" office:value-type="float" office:value="111760381.269574" calcext:value-type="float">
            <text:p><text:s/>111,760,38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2"/>
          <table:table-cell table:style-name="ce43" office:value-type="float" office:value="5926088.87476066" calcext:value-type="float">
            <text:p><text:s/>5,926,08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2"/>
          <table:table-cell table:style-name="ce43" office:value-type="float" office:value="5181405.92091111" calcext:value-type="float">
            <text:p><text:s/>5,181,40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2"/>
          <table:table-cell table:style-name="ce43" office:value-type="float" office:value="40994542.286274" calcext:value-type="float">
            <text:p><text:s/>40,994,54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5"/>
          <table:table-cell table:style-name="ce13" table:number-columns-repeated="101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2"/>
          <table:table-cell table:style-name="ce43" office:value-type="float" office:value="47936788.1344822" calcext:value-type="float">
            <text:p><text:s/>47,936,78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2"/>
          <table:table-cell table:style-name="ce43" office:value-type="float" office:value="997815.784633793" calcext:value-type="float">
            <text:p><text:s/>997,81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2"/>
          <table:table-cell table:style-name="ce43" office:value-type="float" office:value="488938.399311111" calcext:value-type="float">
            <text:p><text:s/>488,93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2"/>
          <table:table-cell table:style-name="ce44" office:value-type="float" office:value="10234801.8692013" calcext:value-type="float">
            <text:p><text:s/>10,234,802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440180.82654089" calcext:value-type="float">
            <text:p><text:s/>2,440,181 <text:s/></text:p>
          </table:table-cell>
          <table:table-cell table:style-name="ce43" office:value-type="float" office:value="108789906.642603" calcext:value-type="float">
            <text:p><text:s/>108,789,90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440180.82654089" calcext:value-type="float">
            <text:p><text:s/>2,440,181 <text:s/></text:p>
          </table:table-cell>
          <table:table-cell table:style-name="ce43" office:value-type="float" office:value="81099756.2315853" calcext:value-type="float">
            <text:p><text:s/>81,099,75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2"/>
          <table:table-cell table:style-name="ce44" office:value-type="float" office:value="27690150.4110174" calcext:value-type="float">
            <text:p><text:s/>27,690,150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/>
          <table:table-cell table:style-name="ce43" office:value-type="float" office:value="552980.152460667" calcext:value-type="float">
            <text:p><text:s/>552,980 <text:s/></text:p>
          </table:table-cell>
          <table:table-cell table:style-name="ce43" office:value-type="float" office:value="6639881.29893458" calcext:value-type="float">
            <text:p><text:s/>6,639,88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5"/>
          <table:table-cell table:style-name="ce13" table:number-columns-repeated="101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2"/>
          <table:table-cell table:style-name="ce43" office:value-type="float" office:value="594324.040858333" calcext:value-type="float">
            <text:p><text:s/>594,32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2"/>
          <table:table-cell table:style-name="ce43" office:value-type="float" office:value="606033.590822333" calcext:value-type="float">
            <text:p><text:s/>606,03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2"/>
          <table:table-cell table:style-name="ce43" office:value-type="float" office:value="3386.22735333333" calcext:value-type="float">
            <text:p><text:s/>3,38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/>
          <table:table-cell table:style-name="ce43" office:value-type="float" office:value="478700.428905111" calcext:value-type="float">
            <text:p><text:s/>478,700 <text:s/></text:p>
          </table:table-cell>
          <table:table-cell table:style-name="ce43" office:value-type="float" office:value="3904068.05167193" calcext:value-type="float">
            <text:p><text:s/>3,904,06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2"/>
          <table:table-cell table:style-name="ce43" office:value-type="float" office:value="892687.749690867" calcext:value-type="float">
            <text:p><text:s/>892,68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2"/>
          <table:table-cell table:style-name="ce43" office:value-type="float" office:value="351659.637777778" calcext:value-type="float">
            <text:p><text:s/>351,66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/>
          <table:table-cell table:style-name="ce43" office:value-type="float" office:value="74279.7235555556" calcext:value-type="float">
            <text:p><text:s/>74,280 <text:s/></text:p>
          </table:table-cell>
          <table:table-cell table:style-name="ce43" office:value-type="float" office:value="247986.172668889" calcext:value-type="float">
            <text:p><text:s/>247,98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2"/>
          <table:table-cell table:style-name="ce44" office:value-type="float" office:value="39735.8280911111" calcext:value-type="float">
            <text:p><text:s/>39,736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2"/>
          <table:table-cell table:style-name="ce45" office:value-type="float" office:value="926056.069486778" calcext:value-type="float">
            <text:p><text:s/>926,056 <text:s/></text:p>
          </table:table-cell>
          <table:table-cell table:style-name="ce45" table:number-columns-repeated="2"/>
          <table:table-cell table:style-name="ce13" table:number-columns-repeated="1016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91932" calcext:value-type="float">
            <text:p><text:s/>91,932 <text:s/></text:p>
          </table:table-cell>
          <table:table-cell table:style-name="ce45" office:value-type="float" office:value="1887200.67408022" calcext:value-type="float">
            <text:p><text:s/>1,887,201 <text:s/></text:p>
          </table:table-cell>
          <table:table-cell table:style-name="ce45" office:value-type="float" office:value="75187991.1967168" calcext:value-type="float">
            <text:p><text:s/>75,187,991 <text:s/></text:p>
          </table:table-cell>
          <table:table-cell table:style-name="ce45"/>
          <table:table-cell table:style-name="ce44"/>
          <table:table-cell table:style-name="ce13" table:number-columns-repeated="1016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91932" calcext:value-type="float">
            <text:p><text:s/>91,932 <text:s/></text:p>
          </table:table-cell>
          <table:table-cell table:style-name="ce45" office:value-type="float" office:value="1887200.67408022" calcext:value-type="float">
            <text:p><text:s/>1,887,201 <text:s/></text:p>
          </table:table-cell>
          <table:table-cell table:style-name="ce45" office:value-type="float" office:value="50517060.2942415" calcext:value-type="float">
            <text:p><text:s/>50,517,060 <text:s/></text:p>
          </table:table-cell>
          <table:table-cell table:style-name="ce45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/>
          <table:table-cell table:style-name="ce43" office:value-type="float" office:value="1887002.72646022" calcext:value-type="float">
            <text:p><text:s/>1,887,003 <text:s/></text:p>
          </table:table-cell>
          <table:table-cell table:style-name="ce43" office:value-type="float" office:value="26380725.3661095" calcext:value-type="float">
            <text:p><text:s/>26,380,72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2"/>
          <table:table-cell table:style-name="ce43" office:value-type="float" office:value="29793.5208000456" calcext:value-type="float">
            <text:p><text:s/>29,79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/>
          <table:table-cell table:style-name="ce43" office:value-type="float" office:value="21983.7957444444" calcext:value-type="float">
            <text:p><text:s/>21,984 <text:s/></text:p>
          </table:table-cell>
          <table:table-cell table:style-name="ce43" office:value-type="float" office:value="776372.475815396" calcext:value-type="float">
            <text:p><text:s/>776,37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/>
          <table:table-cell table:style-name="ce43" office:value-type="float" office:value="50678.5602786667" calcext:value-type="float">
            <text:p><text:s/>50,679 <text:s/></text:p>
          </table:table-cell>
          <table:table-cell table:style-name="ce43" office:value-type="float" office:value="1000263.86114771" calcext:value-type="float">
            <text:p><text:s/>1,000,26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/>
          <table:table-cell table:style-name="ce43" office:value-type="float" office:value="28.97622" calcext:value-type="float">
            <text:p><text:s/>29 <text:s/></text:p>
          </table:table-cell>
          <table:table-cell table:style-name="ce43" office:value-type="float" office:value="29328.7206166933" calcext:value-type="float">
            <text:p><text:s/>29,32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2"/>
          <table:table-cell table:style-name="ce43" office:value-type="float" office:value="43007.0812951111" calcext:value-type="float">
            <text:p><text:s/>43,00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/>
          <table:table-cell table:style-name="ce43" office:value-type="float" office:value="5451.76013777778" calcext:value-type="float">
            <text:p><text:s/>5,452 <text:s/></text:p>
          </table:table-cell>
          <table:table-cell table:style-name="ce43" office:value-type="float" office:value="1060434.3334947" calcext:value-type="float">
            <text:p><text:s/>1,060,43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2"/>
          <table:table-cell table:style-name="ce43" office:value-type="float" office:value="56032.0107146144" calcext:value-type="float">
            <text:p><text:s/>56,03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/>
          <table:table-cell table:style-name="ce43" office:value-type="float" office:value="1691273.15228156" calcext:value-type="float">
            <text:p><text:s/>1,691,273 <text:s/></text:p>
          </table:table-cell>
          <table:table-cell table:style-name="ce43" office:value-type="float" office:value="7731385.51572586" calcext:value-type="float">
            <text:p><text:s/>7,731,38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/>
          <table:table-cell table:style-name="ce43" office:value-type="float" office:value="1578123.29277489" calcext:value-type="float">
            <text:p><text:s/>1,578,123 <text:s/></text:p>
          </table:table-cell>
          <table:table-cell table:style-name="ce43" office:value-type="float" office:value="6004885.32095285" calcext:value-type="float">
            <text:p><text:s/>6,004,88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379077.3077" calcext:value-type="float">
            <text:p>( 379,077 <text:s/>)</text:p>
          </table:table-cell>
          <table:table-cell table:style-name="ce46" office:value-type="float" office:value="1157807.43717248" calcext:value-type="float">
            <text:p>( 1,157,807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/>
          <table:table-cell table:style-name="ce46" office:value-type="float" office:value="1199045.98507489" calcext:value-type="float">
            <text:p>( 1,199,046 <text:s/>)</text:p>
          </table:table-cell>
          <table:table-cell table:style-name="ce46" office:value-type="float" office:value="4826411.5459737" calcext:value-type="float">
            <text:p>( 4,826,412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2"/>
          <table:table-cell table:style-name="ce46" office:value-type="float" office:value="20666.3378066667" calcext:value-type="float">
            <text:p>( 20,666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/>
          <table:table-cell table:style-name="ce43" office:value-type="float" office:value="84501.7015555556" calcext:value-type="float">
            <text:p><text:s/>84,502 <text:s/></text:p>
          </table:table-cell>
          <table:table-cell table:style-name="ce43" office:value-type="float" office:value="788134.255142644" calcext:value-type="float">
            <text:p><text:s/>788,13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/>
          <table:table-cell table:style-name="ce43" office:value-type="float" office:value="1214.03550666667" calcext:value-type="float">
            <text:p><text:s/>1,214 <text:s/></text:p>
          </table:table-cell>
          <table:table-cell table:style-name="ce43" office:value-type="float" office:value="655504.642534145" calcext:value-type="float">
            <text:p><text:s/>655,50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/>
          <table:table-cell table:style-name="ce47" office:value-type="float" office:value="27434.1224444444" calcext:value-type="float">
            <text:p><text:s/>27,434 <text:s/></text:p>
          </table:table-cell>
          <table:table-cell table:style-name="ce47" office:value-type="float" office:value="282861.297096226" calcext:value-type="float">
            <text:p><text:s/>282,861 <text:s/></text:p>
          </table:table-cell>
          <table:table-cell table:style-name="ce47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/>
          <table:table-cell table:style-name="ce43" office:value-type="float" office:value="13546.4477777778" calcext:value-type="float">
            <text:p><text:s/>13,546 <text:s/></text:p>
          </table:table-cell>
          <table:table-cell table:style-name="ce43" office:value-type="float" office:value="253203.684473422" calcext:value-type="float">
            <text:p><text:s/>253,20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2"/>
          <table:table-cell table:style-name="ce43" office:value-type="float" office:value="173689.499155482" calcext:value-type="float">
            <text:p><text:s/>173,68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/>
          <table:table-cell table:style-name="ce47" office:value-type="float" office:value="58662.7775355556" calcext:value-type="float">
            <text:p><text:s/>58,663 <text:s/></text:p>
          </table:table-cell>
          <table:table-cell table:style-name="ce47" office:value-type="float" office:value="813363.636245281" calcext:value-type="float">
            <text:p><text:s/>813,364 <text:s/></text:p>
          </table:table-cell>
          <table:table-cell table:style-name="ce47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2"/>
          <table:table-cell table:style-name="ce43" office:value-type="float" office:value="1959379.77802227" calcext:value-type="float">
            <text:p><text:s/>1,959,38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2"/>
          <table:table-cell table:style-name="ce43" office:value-type="float" office:value="1171548.69723938" calcext:value-type="float">
            <text:p><text:s/>1,171,54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2"/>
          <table:table-cell table:style-name="ce43" office:value-type="float" office:value="787831.08078289" calcext:value-type="float">
            <text:p><text:s/>787,83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2"/>
          <table:table-cell table:style-name="ce46" office:value-type="float" office:value="181121.85105623" calcext:value-type="float">
            <text:p>( 181,122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2"/>
          <table:table-cell table:style-name="ce48" office:value-type="float" office:value="481904.455004438" calcext:value-type="float">
            <text:p>( 481,904 <text:s/>)</text:p>
          </table:table-cell>
          <table:table-cell table:style-name="ce48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/>
          <table:table-cell table:style-name="ce43" office:value-type="float" office:value="9034.59555555556" calcext:value-type="float">
            <text:p><text:s/>9,035 <text:s/></text:p>
          </table:table-cell>
          <table:table-cell table:style-name="ce43" office:value-type="float" office:value="4299710.98640031" calcext:value-type="float">
            <text:p><text:s/>4,299,71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/>
          <table:table-cell table:style-name="ce43" office:value-type="float" office:value="4732.60666666667" calcext:value-type="float">
            <text:p><text:s/>4,733 <text:s/></text:p>
          </table:table-cell>
          <table:table-cell table:style-name="ce43" office:value-type="float" office:value="3934781.74044584" calcext:value-type="float">
            <text:p><text:s/>3,934,78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/>
          <table:table-cell table:style-name="ce43" office:value-type="float" office:value="4301.98888888889" calcext:value-type="float">
            <text:p><text:s/>4,302 <text:s/></text:p>
          </table:table-cell>
          <table:table-cell table:style-name="ce43" office:value-type="float" office:value="364929.245954469" calcext:value-type="float">
            <text:p><text:s/>364,92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/>
          <table:table-cell table:style-name="ce46" office:value-type="float" office:value="4301.98888888889" calcext:value-type="float">
            <text:p>( 4,302 <text:s/>)</text:p>
          </table:table-cell>
          <table:table-cell table:style-name="ce46" office:value-type="float" office:value="195118.832576424" calcext:value-type="float">
            <text:p>( 195,119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/>
          <table:table-cell table:style-name="ce43" office:value-type="float" office:value="1071.54626222222" calcext:value-type="float">
            <text:p><text:s/>1,072 <text:s/></text:p>
          </table:table-cell>
          <table:table-cell table:style-name="ce43" office:value-type="float" office:value="919996.331490644" calcext:value-type="float">
            <text:p><text:s/>919,99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2"/>
          <table:table-cell table:style-name="ce47" office:value-type="float" office:value="275562.451901793" calcext:value-type="float">
            <text:p><text:s/>275,562 <text:s/></text:p>
          </table:table-cell>
          <table:table-cell table:style-name="ce47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/>
          <table:table-cell table:style-name="ce43" office:value-type="float" office:value="35098.5324444444" calcext:value-type="float">
            <text:p><text:s/>35,099 <text:s/></text:p>
          </table:table-cell>
          <table:table-cell table:style-name="ce43" office:value-type="float" office:value="5644191.11884597" calcext:value-type="float">
            <text:p><text:s/>5,644,19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/>
          <table:table-cell table:style-name="ce46" office:value-type="float" office:value="35098.5324444444" calcext:value-type="float">
            <text:p>( 35,099 <text:s/>)</text:p>
          </table:table-cell>
          <table:table-cell table:style-name="ce46" office:value-type="float" office:value="5125130.84586052" calcext:value-type="float">
            <text:p>( 5,125,131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2"/>
          <table:table-cell table:style-name="ce43" office:value-type="float" office:value="280610.076972901" calcext:value-type="float">
            <text:p><text:s/>280,61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2"/>
          <table:table-cell table:style-name="ce43" office:value-type="float" office:value="98451.6302322222" calcext:value-type="float">
            <text:p><text:s/>98,45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/>
          <table:table-cell table:style-name="ce43" office:value-type="float" office:value="172.582222222222" calcext:value-type="float">
            <text:p><text:s/>173 <text:s/></text:p>
          </table:table-cell>
          <table:table-cell table:style-name="ce43" office:value-type="float" office:value="313194.791657778" calcext:value-type="float">
            <text:p><text:s/>313,19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2"/>
          <table:table-cell table:style-name="ce43" office:value-type="float" office:value="502493.016824805" calcext:value-type="float">
            <text:p><text:s/>502,49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2"/>
          <table:table-cell table:style-name="ce43" office:value-type="float" office:value="116558.067165356" calcext:value-type="float">
            <text:p><text:s/>116,55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2"/>
          <table:table-cell table:style-name="ce44" office:value-type="float" office:value="3702.77711111111" calcext:value-type="float">
            <text:p><text:s/>3,703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2"/>
          <table:table-cell table:style-name="ce43" office:value-type="float" office:value="11612985.6343121" calcext:value-type="float">
            <text:p><text:s/>11,612,98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2"/>
          <table:table-cell table:style-name="ce43" office:value-type="float" office:value="51669.7235555556" calcext:value-type="float">
            <text:p><text:s/>51,67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2"/>
          <table:table-cell table:style-name="ce43" office:value-type="float" office:value="11337614.7930669" calcext:value-type="float">
            <text:p><text:s/>11,337,61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2"/>
          <table:table-cell table:style-name="ce43" office:value-type="float" office:value="121792.843851111" calcext:value-type="float">
            <text:p><text:s/>121,79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2"/>
          <table:table-cell table:style-name="ce43" office:value-type="float" office:value="2614.03690513333" calcext:value-type="float">
            <text:p><text:s/>2,61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2"/>
          <table:table-cell table:style-name="ce43" office:value-type="float" office:value="99294.2369333333" calcext:value-type="float">
            <text:p><text:s/>99,29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5"/>
          <table:table-cell table:style-name="ce13" table:number-columns-repeated="1016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2"/>
          <table:table-cell table:style-name="ce43" office:value-type="float" office:value="695121.075933333" calcext:value-type="float">
            <text:p><text:s/>695,12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2"/>
          <table:table-cell table:style-name="ce43" office:value-type="float" office:value="273162.076693333" calcext:value-type="float">
            <text:p><text:s/>273,16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2"/>
          <table:table-cell table:style-name="ce44" office:value-type="float" office:value="421958.99924" calcext:value-type="float">
            <text:p><text:s/>421,959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757.96" calcext:value-type="float">
            <text:p><text:s/>2,758 <text:s/></text:p>
          </table:table-cell>
          <table:table-cell table:style-name="ce43" office:value-type="float" office:value="197.94762" calcext:value-type="float">
            <text:p><text:s/>198 <text:s/></text:p>
          </table:table-cell>
          <table:table-cell table:style-name="ce43" office:value-type="float" office:value="5265709.48073667" calcext:value-type="float">
            <text:p><text:s/>5,265,70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2"/>
          <table:table-cell table:style-name="ce43" office:value-type="float" office:value="1231480.94631389" calcext:value-type="float">
            <text:p><text:s/>1,231,48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2"/>
          <table:table-cell table:style-name="ce43" office:value-type="float" office:value="939624.587252126" calcext:value-type="float">
            <text:p><text:s/>939,62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2"/>
          <table:table-cell table:style-name="ce43" office:value-type="float" office:value="215103.971337667" calcext:value-type="float">
            <text:p><text:s/>215,10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2"/>
          <table:table-cell table:style-name="ce43" office:value-type="float" office:value="109946.09572" calcext:value-type="float">
            <text:p><text:s/>109,94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2"/>
          <table:table-cell table:style-name="ce43" office:value-type="float" office:value="234905.93938" calcext:value-type="float">
            <text:p><text:s/>234,90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2"/>
          <table:table-cell table:style-name="ce43" office:value-type="float" office:value="200648.6529" calcext:value-type="float">
            <text:p><text:s/>200,64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2"/>
          <table:table-cell table:style-name="ce43" office:value-type="float" office:value="170734.613704989" calcext:value-type="float">
            <text:p><text:s/>170,73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/>
          <table:table-cell table:style-name="ce43" office:value-type="float" office:value="21.7822222222222" calcext:value-type="float">
            <text:p><text:s/>22 <text:s/></text:p>
          </table:table-cell>
          <table:table-cell table:style-name="ce43" office:value-type="float" office:value="851500.165498984" calcext:value-type="float">
            <text:p><text:s/>851,50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2757.96" calcext:value-type="float">
            <text:p><text:s/>2,758 <text:s/></text:p>
          </table:table-cell>
          <table:table-cell table:style-name="ce43"/>
          <table:table-cell table:style-name="ce43" office:value-type="float" office:value="791621.505042757" calcext:value-type="float">
            <text:p><text:s/>791,62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/>
          <table:table-cell table:style-name="ce44" office:value-type="float" office:value="176.165397777778" calcext:value-type="float">
            <text:p><text:s/>176 <text:s/></text:p>
          </table:table-cell>
          <table:table-cell table:style-name="ce44" office:value-type="float" office:value="520143.003586249" calcext:value-type="float">
            <text:p><text:s/>520,143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89174.04" calcext:value-type="float">
            <text:p><text:s/>89,174 <text:s/></text:p>
          </table:table-cell>
          <table:table-cell table:style-name="ce45"/>
          <table:table-cell table:style-name="ce45" office:value-type="float" office:value="6562518.73714999" calcext:value-type="float">
            <text:p><text:s/>6,562,519 <text:s/></text:p>
          </table:table-cell>
          <table:table-cell table:style-name="ce45"/>
          <table:table-cell table:style-name="ce44"/>
          <table:table-cell table:style-name="ce13" table:number-columns-repeated="1016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24670930.9024752" calcext:value-type="float">
            <text:p><text:s/>24,670,93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24670930.9024752" calcext:value-type="float">
            <text:p><text:s/>24,670,93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20984444.6998769" calcext:value-type="float">
            <text:p>( 20,984,445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5"/>
          <table:table-cell table:style-name="ce13" table:number-columns-repeated="1016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5"/>
          <table:table-cell table:style-name="ce13" table:number-columns-repeated="1016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2"/>
          <table:table-cell table:style-name="ce74" table:number-columns-repeated="3"/>
          <table:table-cell table:style-name="ce13" table:number-columns-repeated="1016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table:number-columns-repeated="2"/>
          <table:table-cell table:style-name="ce67" office:value-type="float" office:value="267880228.759726" calcext:value-type="float">
            <text:p><text:s/>267,880,229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2"/>
          <table:table-cell table:style-name="ce67" office:value-type="float" office:value="224171155.20479" calcext:value-type="float">
            <text:p><text:s/>224,171,155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2"/>
          <table:table-cell table:style-name="ce67" office:value-type="float" office:value="8429682.554998" calcext:value-type="float">
            <text:p><text:s/>8,429,683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2"/>
          <table:table-cell table:style-name="ce67" office:value-type="float" office:value="1497779.000003" calcext:value-type="float">
            <text:p><text:s/>1,497,779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2"/>
          <table:table-cell table:style-name="ce67" office:value-type="float" office:value="33781611.999935" calcext:value-type="float">
            <text:p><text:s/>33,781,612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2"/>
          <table:table-cell table:style-name="ce67" office:value-type="float" office:value="29126826.829928" calcext:value-type="float">
            <text:p><text:s/>29,126,827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2"/>
          <table:table-cell table:style-name="ce75" office:value-type="float" office:value="29126826.829928" calcext:value-type="float">
            <text:p><text:s/>29,126,827 <text:s/></text:p>
          </table:table-cell>
          <table:table-cell table:style-name="ce75"/>
          <table:table-cell table:style-name="ce56"/>
          <table:table-cell table:style-name="ce1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6"/>
          <table:table-cell table:style-name="ce37" table:number-columns-repeated="1016"/>
        </table:table-row>
        <table:table-row table:style-name="ro6">
          <table:table-cell table:style-name="ce13"/>
          <table:table-cell table:style-name="ce4"/>
          <table:table-cell table:style-name="ce13" table:number-columns-repeated="6"/>
          <table:table-cell table:style-name="ce37" table:number-columns-repeated="1016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7.$A$1:.$AMJ$7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6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70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70">
      <number:text> </number:text>
      <style:map style:condition="value()&gt;0" style:apply-style-name="N170P0"/>
      <style:map style:condition="value()&lt;0" style:apply-style-name="N17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first-page-number="continue" style:scale-to="100%" style:writing-mode="lr-tb"/>
      <style:header-style>
        <style:header-footer-properties fo:min-height="7.5mm" fo:margin-left="9mm" fo:margin-right="14.01mm" fo:margin-bottom="0mm"/>
      </style:header-style>
      <style:footer-style>
        <style:header-footer-properties fo:min-height="7.5mm" fo:margin-left="9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平衡表-OECD能源統計格式(公秉油當量單位)(累計)</dc:title>
    <dc:subject>能源平衡表-OECD能源統計格式(公秉油當量單位)(累計)</dc:subject>
    <meta:keyword>能源統計月報</meta:keyword>
    <dc:description>能源平衡表-OECD能源統計格式(公秉油當量單位)(累計)</dc:description>
    <meta:initial-creator>國際合作與能源統計科</meta:initial-creator>
    <meta:creation-date>2012-04-06T11:47:35</meta:creation-date>
    <dc:creator>方文秀</dc:creator>
    <dc:date>2021-12-29T20:21:42</dc:date>
    <meta:print-date>2018-05-14T11:36:56</meta:print-date>
    <meta:document-statistic meta:table-count="7" meta:cell-count="3086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